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1.3pt"/>
    </style:style>
    <style:style style:name="co2" style:family="table-column">
      <style:table-column-properties fo:break-before="auto" style:column-width="105.76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89.74pt"/>
    </style:style>
    <style:style style:name="co6" style:family="table-column">
      <style:table-column-properties fo:break-before="auto" style:column-width="97.51pt"/>
    </style:style>
    <style:style style:name="co7" style:family="table-column">
      <style:table-column-properties fo:break-before="auto" style:column-width="85.15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79.74pt"/>
    </style:style>
    <style:style style:name="co10" style:family="table-column">
      <style:table-column-properties fo:break-before="auto" style:column-width="96.46pt"/>
    </style:style>
    <style:style style:name="co11" style:family="table-column">
      <style:table-column-properties fo:break-before="auto" style:column-width="85.66pt"/>
    </style:style>
    <style:style style:name="co12" style:family="table-column">
      <style:table-column-properties fo:break-before="auto" style:column-width="99.55pt"/>
    </style:style>
    <style:style style:name="co13" style:family="table-column">
      <style:table-column-properties fo:break-before="auto" style:column-width="129.66pt"/>
    </style:style>
    <style:style style:name="co14" style:family="table-column">
      <style:table-column-properties fo:break-before="auto" style:column-width="81.81pt"/>
    </style:style>
    <style:style style:name="co15" style:family="table-column">
      <style:table-column-properties fo:break-before="auto" style:column-width="61.74pt"/>
    </style:style>
    <style:style style:name="co16" style:family="table-column">
      <style:table-column-properties fo:break-before="auto" style:column-width="107.29pt"/>
    </style:style>
    <style:style style:name="co17" style:family="table-column">
      <style:table-column-properties fo:break-before="auto" style:column-width="77.16pt"/>
    </style:style>
    <style:style style:name="co18" style:family="table-column">
      <style:table-column-properties fo:break-before="auto" style:column-width="60.46pt"/>
    </style:style>
    <style:style style:name="co19" style:family="table-column">
      <style:table-column-properties fo:break-before="auto" style:column-width="14.91pt"/>
    </style:style>
    <style:style style:name="co20" style:family="table-column">
      <style:table-column-properties fo:break-before="auto" style:column-width="373.1pt"/>
    </style:style>
    <style:style style:name="co2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1minAllSolvers" table:style-name="ta1">
        <table:table-column table:style-name="co1" table:number-columns-repeated="2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8" table:visibility="collapse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9" table:default-cell-style-name="Default"/>
        <table:table-column table:style-name="co20" table:default-cell-style-name="Default"/>
        <table:table-column table:style-name="co21" table:number-columns-repeated="3" table:default-cell-style-name="Default"/>
        <table:table-row table:style-name="ro1">
          <table:table-cell/>
          <table:table-cell office:value-type="string" calcext:value-type="string">
            <text:p>Summary</text:p>
          </table:table-cell>
          <table:table-cell table:number-columns-repeated="9"/>
          <table:table-cell office:value-type="string" calcext:value-type="string">
            <text:p>uppsatIJCAR(ACDCL)</text:p>
          </table:table-cell>
          <table:table-cell office:value-type="string" calcext:value-type="string">
            <text:p>MathSat</text:p>
          </table:table-cell>
          <table:table-cell office:value-type="string" calcext:value-type="string">
            <text:p>uppsatIJCAR(MS)</text:p>
          </table:table-cell>
          <table:table-cell office:value-type="string" calcext:value-type="string">
            <text:p>uppsatNew(ACDCL)</text:p>
          </table:table-cell>
          <table:table-cell office:value-type="string" calcext:value-type="string">
            <text:p>uppsatIJCAR(z3)</text:p>
          </table:table-cell>
          <table:table-cell office:value-type="string" calcext:value-type="string">
            <text:p>ACDCL</text:p>
          </table:table-cell>
          <table:table-cell office:value-type="string" calcext:value-type="string">
            <text:p>uppsatNew(MS)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uppsatNew(z3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t</text:p>
          </table:table-cell>
          <table:table-cell table:formula="of:=COUNTIF([.B8:.B221];&quot;sat&quot;)" office:value-type="float" office:value="78" calcext:value-type="float">
            <text:p>78</text:p>
          </table:table-cell>
          <table:table-cell table:number-columns-repeated="9"/>
          <table:table-cell table:formula="of:=COUNTIF([.C8:.C221];&quot;sat&quot;)" office:value-type="float" office:value="50" calcext:value-type="float">
            <text:p>50</text:p>
          </table:table-cell>
          <table:table-cell table:formula="of:=COUNTIF([.D8:.D221];&quot;sat&quot;)" office:value-type="float" office:value="52" calcext:value-type="float">
            <text:p>52</text:p>
          </table:table-cell>
          <table:table-cell table:formula="of:=COUNTIF([.E8:.E221];&quot;sat&quot;)" office:value-type="float" office:value="40" calcext:value-type="float">
            <text:p>40</text:p>
          </table:table-cell>
          <table:table-cell table:formula="of:=COUNTIF([.F8:.F221];&quot;sat&quot;)" office:value-type="float" office:value="52" calcext:value-type="float">
            <text:p>52</text:p>
          </table:table-cell>
          <table:table-cell table:formula="of:=COUNTIF([.G8:.G221];&quot;sat&quot;)" office:value-type="float" office:value="49" calcext:value-type="float">
            <text:p>49</text:p>
          </table:table-cell>
          <table:table-cell table:formula="of:=COUNTIF([.H8:.H221];&quot;sat&quot;)" office:value-type="float" office:value="44" calcext:value-type="float">
            <text:p>44</text:p>
          </table:table-cell>
          <table:table-cell table:formula="of:=COUNTIF([.I8:.I221];&quot;sat&quot;)" office:value-type="float" office:value="48" calcext:value-type="float">
            <text:p>48</text:p>
          </table:table-cell>
          <table:table-cell table:formula="of:=COUNTIF([.J8:.J221];&quot;sat&quot;)" office:value-type="float" office:value="45" calcext:value-type="float">
            <text:p>45</text:p>
          </table:table-cell>
          <table:table-cell table:formula="of:=COUNTIF([.K8:.K221];&quot;sat&quot;)" office:value-type="float" office:value="42" calcext:value-type="float">
            <text:p>4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nsat</text:p>
          </table:table-cell>
          <table:table-cell table:formula="of:=COUNTIF([.B8:.B221];&quot;unsat&quot;)" office:value-type="float" office:value="56" calcext:value-type="float">
            <text:p>56</text:p>
          </table:table-cell>
          <table:table-cell table:number-columns-repeated="9"/>
          <table:table-cell table:formula="of:=COUNTIF([.C8:.C221];&quot;unsat&quot;)" office:value-type="float" office:value="36" calcext:value-type="float">
            <text:p>36</text:p>
          </table:table-cell>
          <table:table-cell table:formula="of:=COUNTIF([.D8:.D221];&quot;unsat&quot;)" office:value-type="float" office:value="38" calcext:value-type="float">
            <text:p>38</text:p>
          </table:table-cell>
          <table:table-cell table:formula="of:=COUNTIF([.E8:.E221];&quot;unsat&quot;)" office:value-type="float" office:value="17" calcext:value-type="float">
            <text:p>17</text:p>
          </table:table-cell>
          <table:table-cell table:formula="of:=COUNTIF([.F8:.F221];&quot;unsat&quot;)" office:value-type="float" office:value="35" calcext:value-type="float">
            <text:p>35</text:p>
          </table:table-cell>
          <table:table-cell table:formula="of:=COUNTIF([.G8:.G221];&quot;unsat&quot;)" office:value-type="float" office:value="20" calcext:value-type="float">
            <text:p>20</text:p>
          </table:table-cell>
          <table:table-cell table:formula="of:=COUNTIF([.H8:.H221];&quot;unsat&quot;)" office:value-type="float" office:value="5" calcext:value-type="float">
            <text:p>5</text:p>
          </table:table-cell>
          <table:table-cell table:formula="of:=COUNTIF([.I8:.I221];&quot;unsat&quot;)" office:value-type="float" office:value="17" calcext:value-type="float">
            <text:p>17</text:p>
          </table:table-cell>
          <table:table-cell table:formula="of:=COUNTIF([.J8:.J221];&quot;unsat&quot;)" office:value-type="float" office:value="31" calcext:value-type="float">
            <text:p>31</text:p>
          </table:table-cell>
          <table:table-cell table:formula="of:=COUNTIF([.K8:.K221];&quot;unsat&quot;)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g. iterations</text:p>
          </table:table-cell>
          <table:table-cell table:number-columns-repeated="10"/>
          <table:table-cell table:formula="of:=AVERAGE([.U8:.U222])" office:value-type="float" office:value="5.36046511627907" calcext:value-type="float">
            <text:p>5.3604651163</text:p>
          </table:table-cell>
          <table:table-cell office:value-type="string" calcext:value-type="string">
            <text:p>-</text:p>
          </table:table-cell>
          <table:table-cell table:formula="of:=AVERAGE([.W8:.W222])" office:value-type="float" office:value="4.85964912280702" calcext:value-type="float">
            <text:p>4.8596491228</text:p>
          </table:table-cell>
          <table:table-cell table:formula="of:=AVERAGE([.X8:.X222])" office:value-type="float" office:value="4.35632183908046" calcext:value-type="float">
            <text:p>4.3563218391</text:p>
          </table:table-cell>
          <table:table-cell table:formula="of:=AVERAGE([.Y8:.Y222])" office:value-type="float" office:value="3.34782608695652" calcext:value-type="float">
            <text:p>3.347826087</text:p>
          </table:table-cell>
          <table:table-cell office:value-type="string" calcext:value-type="string">
            <text:p>-</text:p>
          </table:table-cell>
          <table:table-cell table:formula="of:=AVERAGE([.AA8:.AA222])" office:value-type="float" office:value="2.83076923076923" calcext:value-type="float">
            <text:p>2.8307692308</text:p>
          </table:table-cell>
          <table:table-cell office:value-type="string" calcext:value-type="string">
            <text:p>-</text:p>
          </table:table-cell>
          <table:table-cell table:formula="of:=AVERAGE([.AC8:.AC222])" office:value-type="float" office:value="2.78688524590164" calcext:value-type="float">
            <text:p>2.786885245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g. time</text:p>
          </table:table-cell>
          <table:table-cell table:number-columns-repeated="10"/>
          <table:table-cell table:formula="of:=AVERAGE([.L8:.L222])" office:value-type="float" office:value="5.34936972930233" calcext:value-type="float">
            <text:p>5.3493697293</text:p>
          </table:table-cell>
          <table:table-cell table:formula="of:=AVERAGE([.M8:.M222])" office:value-type="float" office:value="19.1184333333333" calcext:value-type="float">
            <text:p>19.1184333333</text:p>
          </table:table-cell>
          <table:table-cell table:formula="of:=AVERAGE([.N8:.N222])" office:value-type="float" office:value="15.599650864386" calcext:value-type="float">
            <text:p>15.5996508644</text:p>
          </table:table-cell>
          <table:table-cell table:formula="of:=AVERAGE([.O8:.O222])" office:value-type="float" office:value="7.13202502298851" calcext:value-type="float">
            <text:p>7.132025023</text:p>
          </table:table-cell>
          <table:table-cell table:formula="of:=AVERAGE([.P8:.P222])" office:value-type="float" office:value="11.0776597630435" calcext:value-type="float">
            <text:p>11.077659763</text:p>
          </table:table-cell>
          <table:table-cell table:formula="of:=AVERAGE([.Q8:.Q222])" office:value-type="float" office:value="2.77322448979592" calcext:value-type="float">
            <text:p>2.7732244898</text:p>
          </table:table-cell>
          <table:table-cell table:formula="of:=AVERAGE([.R8:.R222])" office:value-type="float" office:value="13.1237693041539" calcext:value-type="float">
            <text:p>13.1237693042</text:p>
          </table:table-cell>
          <table:table-cell table:formula="of:=AVERAGE([.S8:.S222])" office:value-type="float" office:value="20.9768421052632" calcext:value-type="float">
            <text:p>20.9768421053</text:p>
          </table:table-cell>
          <table:table-cell table:formula="of:=AVERAGE([.T8:.T222])" office:value-type="float" office:value="7.59401673540984" calcext:value-type="float">
            <text:p>7.5940167354</text:p>
          </table:table-cell>
          <table:table-cell table:number-columns-repeated="13"/>
        </table:table-row>
        <table:table-row table:style-name="ro1">
          <table:table-cell table:number-columns-repeated="33"/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uppsatIJCAR(ACDCL)</text:p>
          </table:table-cell>
          <table:table-cell office:value-type="string" calcext:value-type="string">
            <text:p>MathSat</text:p>
          </table:table-cell>
          <table:table-cell office:value-type="string" calcext:value-type="string">
            <text:p>uppsatIJCAR(MS)</text:p>
          </table:table-cell>
          <table:table-cell office:value-type="string" calcext:value-type="string">
            <text:p>uppsatNew(ACDCL)</text:p>
          </table:table-cell>
          <table:table-cell office:value-type="string" calcext:value-type="string">
            <text:p>uppsatIJCAR(z3)</text:p>
          </table:table-cell>
          <table:table-cell office:value-type="string" calcext:value-type="string">
            <text:p>ACDCL</text:p>
          </table:table-cell>
          <table:table-cell office:value-type="string" calcext:value-type="string">
            <text:p>uppsatNew(MS)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uppsatNew(z3)</text:p>
          </table:table-cell>
          <table:table-cell office:value-type="string" calcext:value-type="string">
            <text:p>uppsatIJCAR(ACDCL)</text:p>
          </table:table-cell>
          <table:table-cell office:value-type="string" calcext:value-type="string">
            <text:p>MathSat</text:p>
          </table:table-cell>
          <table:table-cell office:value-type="string" calcext:value-type="string">
            <text:p>uppsatIJCAR(MS)</text:p>
          </table:table-cell>
          <table:table-cell office:value-type="string" calcext:value-type="string">
            <text:p>uppsatNew(ACDCL)</text:p>
          </table:table-cell>
          <table:table-cell office:value-type="string" calcext:value-type="string">
            <text:p>uppsatIJCAR(z3)</text:p>
          </table:table-cell>
          <table:table-cell office:value-type="string" calcext:value-type="string">
            <text:p>ACDCL</text:p>
          </table:table-cell>
          <table:table-cell office:value-type="string" calcext:value-type="string">
            <text:p>uppsatNew(MS)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uppsatNew(z3)</text:p>
          </table:table-cell>
          <table:table-cell table:number-columns-repeated="9"/>
          <table:table-cell office:value-type="string" calcext:value-type="string">
            <text:p>Filenam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/>
          <table:table-cell table:formula="of:=IF(AND([.AE8]&gt;0;[.AF8]&gt;0);&quot;soundness!&quot;;IF([.AE8]&gt;0;&quot;unsat&quot;;IF([.$AF8]&gt;0;&quot;sat&quot;;&quot;-&quot;)))" office:value-type="string" office:string-value="unsat" calcext:value-type="string">
            <text:p>unsat</text:p>
          </table:table-cell>
          <table:table-cell table:number-columns-repeated="5"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unsat</text:p>
          </table:table-cell>
          <table:table-cell office:value-type="float" office:value="0.8539008" calcext:value-type="float">
            <text:p>0.8539008</text:p>
          </table:table-cell>
          <table:table-cell office:value-type="float" office:value="3.372" calcext:value-type="float">
            <text:p>3.372</text:p>
          </table:table-cell>
          <table:table-cell office:value-type="float" office:value="12.104419" calcext:value-type="float">
            <text:p>12.104419</text:p>
          </table:table-cell>
          <table:table-cell office:value-type="float" office:value="0.7824932" calcext:value-type="float">
            <text:p>0.7824932</text:p>
          </table:table-cell>
          <table:table-cell office:value-type="float" office:value="41.86208" calcext:value-type="float">
            <text:p>41.86208</text:p>
          </table:table-cell>
          <table:table-cell office:value-type="string" calcext:value-type="string">
            <text:p>t/o</text:p>
          </table:table-cell>
          <table:table-cell office:value-type="float" office:value="12.1961155" calcext:value-type="float">
            <text:p>12.1961155</text:p>
          </table:table-cell>
          <table:table-cell office:value-type="float" office:value="8.45" calcext:value-type="float">
            <text:p>8.45</text:p>
          </table:table-cell>
          <table:table-cell office:value-type="float" office:value="41.950607" calcext:value-type="float">
            <text:p>41.9506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./../../benchmarks/QF_FP_R/griggio/fmcad12/add_01_1000_1.smt2</text:p>
          </table:table-cell>
          <table:table-cell table:formula="of:=COUNTIF([.$C8:.$K8];&quot;unsat&quot;)+COUNTIF([.$C8:.$K8];&quot;unsat&quot;)" office:value-type="float" office:value="16" calcext:value-type="float">
            <text:p>16</text:p>
          </table:table-cell>
          <table:table-cell table:formula="of:=COUNTIF([.$C8:.$K8];&quot;sat&quot;)+COUNTIF([.$C8:.$K8];&quot;sat&quot;)" office:value-type="float" office:value="0" calcext:value-type="float">
            <text:p>0</text:p>
          </table:table-cell>
          <table:table-cell table:formula="of:=COUNTIF([.$C8:.$K8];&quot;-&quot;)+COUNTIF([.$C8:.$K8];&quot;-&quot;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IF(AND([.AE9]&gt;0;[.AF9]&gt;0);&quot;soundness!&quot;;IF([.AE9]&gt;0;&quot;unsat&quot;;IF([.$AF9]&gt;0;&quot;sat&quot;;&quot;-&quot;)))" office:value-type="string" office:string-value="unsat" calcext:value-type="string">
            <text:p>unsat</text:p>
          </table:table-cell>
          <table:table-cell table:number-columns-repeated="4" office:value-type="string" calcext:value-type="string">
            <text:p>unsat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office:value-type="float" office:value="3.4246774" calcext:value-type="float">
            <text:p>3.4246774</text:p>
          </table:table-cell>
          <table:table-cell office:value-type="float" office:value="5.736" calcext:value-type="float">
            <text:p>5.736</text:p>
          </table:table-cell>
          <table:table-cell office:value-type="float" office:value="19.445831" calcext:value-type="float">
            <text:p>19.445831</text:p>
          </table:table-cell>
          <table:table-cell office:value-type="float" office:value="3.437863" calcext:value-type="float">
            <text:p>3.437863</text:p>
          </table:table-cell>
          <table:table-cell table:number-columns-repeated="2" office:value-type="string" calcext:value-type="string">
            <text:p>t/o</text:p>
          </table:table-cell>
          <table:table-cell office:value-type="float" office:value="19.524065" calcext:value-type="float">
            <text:p>19.524065</text:p>
          </table:table-cell>
          <table:table-cell office:value-type="float" office:value="11.02" calcext:value-type="float">
            <text:p>11.02</text:p>
          </table:table-cell>
          <table:table-cell office:value-type="string" calcext:value-type="string">
            <text:p>t/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../../../benchmarks/QF_FP_R/griggio/fmcad12/add_01_1000_2.smt2</text:p>
          </table:table-cell>
          <table:table-cell table:formula="of:=COUNTIF([.$C9:.$K9];&quot;unsat&quot;)+COUNTIF([.$C9:.$K9];&quot;unsat&quot;)" office:value-type="float" office:value="12" calcext:value-type="float">
            <text:p>12</text:p>
          </table:table-cell>
          <table:table-cell table:formula="of:=COUNTIF([.$C9:.$K9];&quot;sat&quot;)+COUNTIF([.$C9:.$K9];&quot;sat&quot;)" office:value-type="float" office:value="0" calcext:value-type="float">
            <text:p>0</text:p>
          </table:table-cell>
          <table:table-cell table:formula="of:=COUNTIF([.$C9:.$K9];&quot;-&quot;)+COUNTIF([.$C9:.$K9];&quot;-&quot;)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IF(AND([.AE10]&gt;0;[.AF10]&gt;0);&quot;soundness!&quot;;IF([.AE10]&gt;0;&quot;unsat&quot;;IF([.$AF10]&gt;0;&quot;sat&quot;;&quot;-&quot;)))" office:value-type="string" office:string-value="unsat" calcext:value-type="string">
            <text:p>unsat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unsat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/o</text:p>
          </table:table-cell>
          <table:table-cell office:value-type="float" office:value="13.221" calcext:value-type="float">
            <text:p>13.221</text:p>
          </table:table-cell>
          <table:table-cell office:value-type="float" office:value="46.556343" calcext:value-type="float">
            <text:p>46.556343</text:p>
          </table:table-cell>
          <table:table-cell table:number-columns-repeated="3" office:value-type="string" calcext:value-type="string">
            <text:p>t/o</text:p>
          </table:table-cell>
          <table:table-cell office:value-type="float" office:value="41.257267" calcext:value-type="float">
            <text:p>41.257267</text:p>
          </table:table-cell>
          <table:table-cell office:value-type="float" office:value="22.52" calcext:value-type="float">
            <text:p>22.52</text:p>
          </table:table-cell>
          <table:table-cell office:value-type="string" calcext:value-type="string">
            <text:p>t/o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../../../benchmarks/QF_FP_R/griggio/fmcad12/add_01_1000_3.smt2</text:p>
          </table:table-cell>
          <table:table-cell table:formula="of:=COUNTIF([.$C10:.$K10];&quot;unsat&quot;)+COUNTIF([.$C10:.$K10];&quot;unsat&quot;)" office:value-type="float" office:value="8" calcext:value-type="float">
            <text:p>8</text:p>
          </table:table-cell>
          <table:table-cell table:formula="of:=COUNTIF([.$C10:.$K10];&quot;sat&quot;)+COUNTIF([.$C10:.$K10];&quot;sat&quot;)" office:value-type="float" office:value="0" calcext:value-type="float">
            <text:p>0</text:p>
          </table:table-cell>
          <table:table-cell table:formula="of:=COUNTIF([.$C10:.$K10];&quot;-&quot;)+COUNTIF([.$C10:.$K10];&quot;-&quot;)"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IF(AND([.AE11]&gt;0;[.AF11]&gt;0);&quot;soundness!&quot;;IF([.AE11]&gt;0;&quot;unsat&quot;;IF([.$AF11]&gt;0;&quot;sat&quot;;&quot;-&quot;)))" office:value-type="string" office:string-value="unsat" calcext:value-type="string">
            <text:p>un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/o</text:p>
          </table:table-cell>
          <table:table-cell office:value-type="float" office:value="41.791" calcext:value-type="float">
            <text:p>41.791</text:p>
          </table:table-cell>
          <table:table-cell table:number-columns-repeated="5" office:value-type="string" calcext:value-type="string">
            <text:p>t/o</text:p>
          </table:table-cell>
          <table:table-cell office:value-type="float" office:value="37.17" calcext:value-type="float">
            <text:p>37.17</text:p>
          </table:table-cell>
          <table:table-cell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add_01_1000_4.smt2</text:p>
          </table:table-cell>
          <table:table-cell table:formula="of:=COUNTIF([.$C11:.$K11];&quot;unsat&quot;)+COUNTIF([.$C11:.$K11];&quot;unsat&quot;)" office:value-type="float" office:value="4" calcext:value-type="float">
            <text:p>4</text:p>
          </table:table-cell>
          <table:table-cell table:formula="of:=COUNTIF([.$C11:.$K11];&quot;sat&quot;)+COUNTIF([.$C11:.$K11];&quot;sat&quot;)" office:value-type="float" office:value="0" calcext:value-type="float">
            <text:p>0</text:p>
          </table:table-cell>
          <table:table-cell table:formula="of:=COUNTIF([.$C11:.$K11];&quot;-&quot;)+COUNTIF([.$C11:.$K11];&quot;-&quot;)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IF(AND([.AE12]&gt;0;[.AF12]&gt;0);&quot;soundness!&quot;;IF([.AE12]&gt;0;&quot;unsat&quot;;IF([.$AF12]&gt;0;&quot;sat&quot;;&quot;-&quot;)))" office:value-type="string" office:string-value="unsat" calcext:value-type="string">
            <text:p>unsat</text:p>
          </table:table-cell>
          <table:table-cell table:number-columns-repeated="5"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office:value-type="float" office:value="3.4825976" calcext:value-type="float">
            <text:p>3.4825976</text:p>
          </table:table-cell>
          <table:table-cell office:value-type="float" office:value="5.82" calcext:value-type="float">
            <text:p>5.82</text:p>
          </table:table-cell>
          <table:table-cell office:value-type="float" office:value="19.112415" calcext:value-type="float">
            <text:p>19.112415</text:p>
          </table:table-cell>
          <table:table-cell office:value-type="float" office:value="3.4649887" calcext:value-type="float">
            <text:p>3.4649887</text:p>
          </table:table-cell>
          <table:table-cell office:value-type="float" office:value="58.325874" calcext:value-type="float">
            <text:p>58.325874</text:p>
          </table:table-cell>
          <table:table-cell office:value-type="string" calcext:value-type="string">
            <text:p>t/o</text:p>
          </table:table-cell>
          <table:table-cell office:value-type="float" office:value="19.226122" calcext:value-type="float">
            <text:p>19.226122</text:p>
          </table:table-cell>
          <table:table-cell office:value-type="float" office:value="11.12" calcext:value-type="float">
            <text:p>11.12</text:p>
          </table:table-cell>
          <table:table-cell office:value-type="string" calcext:value-type="string">
            <text:p>t/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../../../benchmarks/QF_FP_R/griggio/fmcad12/add_01_100_1.smt2</text:p>
          </table:table-cell>
          <table:table-cell table:formula="of:=COUNTIF([.$C12:.$K12];&quot;unsat&quot;)+COUNTIF([.$C12:.$K12];&quot;unsat&quot;)" office:value-type="float" office:value="14" calcext:value-type="float">
            <text:p>14</text:p>
          </table:table-cell>
          <table:table-cell table:formula="of:=COUNTIF([.$C12:.$K12];&quot;sat&quot;)+COUNTIF([.$C12:.$K12];&quot;sat&quot;)" office:value-type="float" office:value="0" calcext:value-type="float">
            <text:p>0</text:p>
          </table:table-cell>
          <table:table-cell table:formula="of:=COUNTIF([.$C12:.$K12];&quot;-&quot;)+COUNTIF([.$C12:.$K12];&quot;-&quot;)"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IF(AND([.AE13]&gt;0;[.AF13]&gt;0);&quot;soundness!&quot;;IF([.AE13]&gt;0;&quot;unsat&quot;;IF([.$AF13]&gt;0;&quot;sat&quot;;&quot;-&quot;)))" office:value-type="string" office:string-value="unsat" calcext:value-type="string">
            <text:p>unsat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unsat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/o</text:p>
          </table:table-cell>
          <table:table-cell office:value-type="float" office:value="11.965" calcext:value-type="float">
            <text:p>11.965</text:p>
          </table:table-cell>
          <table:table-cell office:value-type="float" office:value="47.81114" calcext:value-type="float">
            <text:p>47.81114</text:p>
          </table:table-cell>
          <table:table-cell table:number-columns-repeated="3" office:value-type="string" calcext:value-type="string">
            <text:p>t/o</text:p>
          </table:table-cell>
          <table:table-cell office:value-type="float" office:value="43.852753" calcext:value-type="float">
            <text:p>43.852753</text:p>
          </table:table-cell>
          <table:table-cell office:value-type="float" office:value="19.95" calcext:value-type="float">
            <text:p>19.95</text:p>
          </table:table-cell>
          <table:table-cell office:value-type="string" calcext:value-type="string">
            <text:p>t/o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../../../benchmarks/QF_FP_R/griggio/fmcad12/add_01_100_2.smt2</text:p>
          </table:table-cell>
          <table:table-cell table:formula="of:=COUNTIF([.$C13:.$K13];&quot;unsat&quot;)+COUNTIF([.$C13:.$K13];&quot;unsat&quot;)" office:value-type="float" office:value="8" calcext:value-type="float">
            <text:p>8</text:p>
          </table:table-cell>
          <table:table-cell table:formula="of:=COUNTIF([.$C13:.$K13];&quot;sat&quot;)+COUNTIF([.$C13:.$K13];&quot;sat&quot;)" office:value-type="float" office:value="0" calcext:value-type="float">
            <text:p>0</text:p>
          </table:table-cell>
          <table:table-cell table:formula="of:=COUNTIF([.$C13:.$K13];&quot;-&quot;)+COUNTIF([.$C13:.$K13];&quot;-&quot;)"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IF(AND([.AE14]&gt;0;[.AF14]&gt;0);&quot;soundness!&quot;;IF([.AE14]&gt;0;&quot;unsat&quot;;IF([.$AF14]&gt;0;&quot;sat&quot;;&quot;-&quot;)))" office:value-type="string" office:string-value="unsat" calcext:value-type="string">
            <text:p>un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/o</text:p>
          </table:table-cell>
          <table:table-cell office:value-type="float" office:value="32.89" calcext:value-type="float">
            <text:p>32.89</text:p>
          </table:table-cell>
          <table:table-cell table:number-columns-repeated="5" office:value-type="string" calcext:value-type="string">
            <text:p>t/o</text:p>
          </table:table-cell>
          <table:table-cell office:value-type="float" office:value="48.16" calcext:value-type="float">
            <text:p>48.16</text:p>
          </table:table-cell>
          <table:table-cell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add_01_100_3.smt2</text:p>
          </table:table-cell>
          <table:table-cell table:formula="of:=COUNTIF([.$C14:.$K14];&quot;unsat&quot;)+COUNTIF([.$C14:.$K14];&quot;unsat&quot;)" office:value-type="float" office:value="4" calcext:value-type="float">
            <text:p>4</text:p>
          </table:table-cell>
          <table:table-cell table:formula="of:=COUNTIF([.$C14:.$K14];&quot;sat&quot;)+COUNTIF([.$C14:.$K14];&quot;sat&quot;)" office:value-type="float" office:value="0" calcext:value-type="float">
            <text:p>0</text:p>
          </table:table-cell>
          <table:table-cell table:formula="of:=COUNTIF([.$C14:.$K14];&quot;-&quot;)+COUNTIF([.$C14:.$K14];&quot;-&quot;)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IF(AND([.AE15]&gt;0;[.AF15]&gt;0);&quot;soundness!&quot;;IF([.AE15]&gt;0;&quot;unsat&quot;;IF([.$AF15]&gt;0;&quot;sat&quot;;&quot;-&quot;)))" office:value-type="string" office:string-value="unsat" calcext:value-type="string">
            <text:p>unsat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table:number-columns-repeated="7" office:value-type="string" calcext:value-type="string">
            <text:p>t/o</text:p>
          </table:table-cell>
          <table:table-cell office:value-type="float" office:value="52.44" calcext:value-type="float">
            <text:p>52.44</text:p>
          </table:table-cell>
          <table:table-cell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add_01_100_4.smt2</text:p>
          </table:table-cell>
          <table:table-cell table:formula="of:=COUNTIF([.$C15:.$K15];&quot;unsat&quot;)+COUNTIF([.$C15:.$K15];&quot;unsat&quot;)" office:value-type="float" office:value="2" calcext:value-type="float">
            <text:p>2</text:p>
          </table:table-cell>
          <table:table-cell table:formula="of:=COUNTIF([.$C15:.$K15];&quot;sat&quot;)+COUNTIF([.$C15:.$K15];&quot;sat&quot;)" office:value-type="float" office:value="0" calcext:value-type="float">
            <text:p>0</text:p>
          </table:table-cell>
          <table:table-cell table:formula="of:=COUNTIF([.$C15:.$K15];&quot;-&quot;)+COUNTIF([.$C15:.$K15];&quot;-&quot;)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IF(AND([.AE16]&gt;0;[.AF16]&gt;0);&quot;soundness!&quot;;IF([.AE16]&gt;0;&quot;unsat&quot;;IF([.$AF16]&gt;0;&quot;sat&quot;;&quot;-&quot;)))" office:value-type="string" office:string-value="unsat" calcext:value-type="string">
            <text:p>unsat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unsat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/o</text:p>
          </table:table-cell>
          <table:table-cell office:value-type="float" office:value="13.545" calcext:value-type="float">
            <text:p>13.545</text:p>
          </table:table-cell>
          <table:table-cell office:value-type="float" office:value="45.518806" calcext:value-type="float">
            <text:p>45.518806</text:p>
          </table:table-cell>
          <table:table-cell table:number-columns-repeated="3" office:value-type="string" calcext:value-type="string">
            <text:p>t/o</text:p>
          </table:table-cell>
          <table:table-cell office:value-type="float" office:value="47.53983" calcext:value-type="float">
            <text:p>47.53983</text:p>
          </table:table-cell>
          <table:table-cell office:value-type="float" office:value="19.56" calcext:value-type="float">
            <text:p>19.56</text:p>
          </table:table-cell>
          <table:table-cell office:value-type="string" calcext:value-type="string">
            <text:p>t/o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../../../benchmarks/QF_FP_R/griggio/fmcad12/add_01_10_1.smt2</text:p>
          </table:table-cell>
          <table:table-cell table:formula="of:=COUNTIF([.$C16:.$K16];&quot;unsat&quot;)+COUNTIF([.$C16:.$K16];&quot;unsat&quot;)" office:value-type="float" office:value="8" calcext:value-type="float">
            <text:p>8</text:p>
          </table:table-cell>
          <table:table-cell table:formula="of:=COUNTIF([.$C16:.$K16];&quot;sat&quot;)+COUNTIF([.$C16:.$K16];&quot;sat&quot;)" office:value-type="float" office:value="0" calcext:value-type="float">
            <text:p>0</text:p>
          </table:table-cell>
          <table:table-cell table:formula="of:=COUNTIF([.$C16:.$K16];&quot;-&quot;)+COUNTIF([.$C16:.$K16];&quot;-&quot;)"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IF(AND([.AE17]&gt;0;[.AF17]&gt;0);&quot;soundness!&quot;;IF([.AE17]&gt;0;&quot;unsat&quot;;IF([.$AF17]&gt;0;&quot;sat&quot;;&quot;-&quot;)))" office:value-type="string" office:string-value="unsat" calcext:value-type="string">
            <text:p>un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/o</text:p>
          </table:table-cell>
          <table:table-cell office:value-type="float" office:value="32.858" calcext:value-type="float">
            <text:p>32.858</text:p>
          </table:table-cell>
          <table:table-cell table:number-columns-repeated="5" office:value-type="string" calcext:value-type="string">
            <text:p>t/o</text:p>
          </table:table-cell>
          <table:table-cell office:value-type="float" office:value="32.76" calcext:value-type="float">
            <text:p>32.76</text:p>
          </table:table-cell>
          <table:table-cell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add_01_10_2.smt2</text:p>
          </table:table-cell>
          <table:table-cell table:formula="of:=COUNTIF([.$C17:.$K17];&quot;unsat&quot;)+COUNTIF([.$C17:.$K17];&quot;unsat&quot;)" office:value-type="float" office:value="4" calcext:value-type="float">
            <text:p>4</text:p>
          </table:table-cell>
          <table:table-cell table:formula="of:=COUNTIF([.$C17:.$K17];&quot;sat&quot;)+COUNTIF([.$C17:.$K17];&quot;sat&quot;)" office:value-type="float" office:value="0" calcext:value-type="float">
            <text:p>0</text:p>
          </table:table-cell>
          <table:table-cell table:formula="of:=COUNTIF([.$C17:.$K17];&quot;-&quot;)+COUNTIF([.$C17:.$K17];&quot;-&quot;)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IF(AND([.AE18]&gt;0;[.AF18]&gt;0);&quot;soundness!&quot;;IF([.AE18]&gt;0;&quot;unsat&quot;;IF([.$AF18]&gt;0;&quot;sat&quot;;&quot;-&quot;)))" office:value-type="string" office:string-value="unsat" calcext:value-type="string">
            <text:p>unsat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table:number-columns-repeated="7" office:value-type="string" calcext:value-type="string">
            <text:p>t/o</text:p>
          </table:table-cell>
          <table:table-cell office:value-type="float" office:value="53.72" calcext:value-type="float">
            <text:p>53.72</text:p>
          </table:table-cell>
          <table:table-cell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add_01_10_3.smt2</text:p>
          </table:table-cell>
          <table:table-cell table:formula="of:=COUNTIF([.$C18:.$K18];&quot;unsat&quot;)+COUNTIF([.$C18:.$K18];&quot;unsat&quot;)" office:value-type="float" office:value="2" calcext:value-type="float">
            <text:p>2</text:p>
          </table:table-cell>
          <table:table-cell table:formula="of:=COUNTIF([.$C18:.$K18];&quot;sat&quot;)+COUNTIF([.$C18:.$K18];&quot;sat&quot;)" office:value-type="float" office:value="0" calcext:value-type="float">
            <text:p>0</text:p>
          </table:table-cell>
          <table:table-cell table:formula="of:=COUNTIF([.$C18:.$K18];&quot;-&quot;)+COUNTIF([.$C18:.$K18];&quot;-&quot;)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IF(AND([.AE19]&gt;0;[.AF19]&gt;0);&quot;soundness!&quot;;IF([.AE19]&gt;0;&quot;unsat&quot;;IF([.$AF19]&gt;0;&quot;sat&quot;;&quot;-&quot;)))" office:value-type="string" office:string-value="unsat" calcext:value-type="string">
            <text:p>unsat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table:number-columns-repeated="7" office:value-type="string" calcext:value-type="string">
            <text:p>t/o</text:p>
          </table:table-cell>
          <table:table-cell office:value-type="float" office:value="51.17" calcext:value-type="float">
            <text:p>51.17</text:p>
          </table:table-cell>
          <table:table-cell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add_01_10_4.smt2</text:p>
          </table:table-cell>
          <table:table-cell table:formula="of:=COUNTIF([.$C19:.$K19];&quot;unsat&quot;)+COUNTIF([.$C19:.$K19];&quot;unsat&quot;)" office:value-type="float" office:value="2" calcext:value-type="float">
            <text:p>2</text:p>
          </table:table-cell>
          <table:table-cell table:formula="of:=COUNTIF([.$C19:.$K19];&quot;sat&quot;)+COUNTIF([.$C19:.$K19];&quot;sat&quot;)" office:value-type="float" office:value="0" calcext:value-type="float">
            <text:p>0</text:p>
          </table:table-cell>
          <table:table-cell table:formula="of:=COUNTIF([.$C19:.$K19];&quot;-&quot;)+COUNTIF([.$C19:.$K19];&quot;-&quot;)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IF(AND([.AE20]&gt;0;[.AF20]&gt;0);&quot;soundness!&quot;;IF([.AE20]&gt;0;&quot;unsat&quot;;IF([.$AF20]&gt;0;&quot;sat&quot;;&quot;-&quot;)))" office:value-type="string" office:string-value="unsat" calcext:value-type="string">
            <text:p>un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/o</text:p>
          </table:table-cell>
          <table:table-cell office:value-type="float" office:value="27.834" calcext:value-type="float">
            <text:p>27.834</text:p>
          </table:table-cell>
          <table:table-cell table:number-columns-repeated="5" office:value-type="string" calcext:value-type="string">
            <text:p>t/o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add_01_1_1.smt2</text:p>
          </table:table-cell>
          <table:table-cell table:formula="of:=COUNTIF([.$C20:.$K20];&quot;unsat&quot;)+COUNTIF([.$C20:.$K20];&quot;unsat&quot;)" office:value-type="float" office:value="4" calcext:value-type="float">
            <text:p>4</text:p>
          </table:table-cell>
          <table:table-cell table:formula="of:=COUNTIF([.$C20:.$K20];&quot;sat&quot;)+COUNTIF([.$C20:.$K20];&quot;sat&quot;)" office:value-type="float" office:value="0" calcext:value-type="float">
            <text:p>0</text:p>
          </table:table-cell>
          <table:table-cell table:formula="of:=COUNTIF([.$C20:.$K20];&quot;-&quot;)+COUNTIF([.$C20:.$K20];&quot;-&quot;)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IF(AND([.AE21]&gt;0;[.AF21]&gt;0);&quot;soundness!&quot;;IF([.AE21]&gt;0;&quot;unsat&quot;;IF([.$AF21]&gt;0;&quot;sat&quot;;&quot;-&quot;)))" office:value-type="string" office:string-value="unsat" calcext:value-type="string">
            <text:p>unsat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table:number-columns-repeated="7" office:value-type="string" calcext:value-type="string">
            <text:p>t/o</text:p>
          </table:table-cell>
          <table:table-cell office:value-type="float" office:value="51.71" calcext:value-type="float">
            <text:p>51.71</text:p>
          </table:table-cell>
          <table:table-cell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add_01_1_2.smt2</text:p>
          </table:table-cell>
          <table:table-cell table:formula="of:=COUNTIF([.$C21:.$K21];&quot;unsat&quot;)+COUNTIF([.$C21:.$K21];&quot;unsat&quot;)" office:value-type="float" office:value="2" calcext:value-type="float">
            <text:p>2</text:p>
          </table:table-cell>
          <table:table-cell table:formula="of:=COUNTIF([.$C21:.$K21];&quot;sat&quot;)+COUNTIF([.$C21:.$K21];&quot;sat&quot;)" office:value-type="float" office:value="0" calcext:value-type="float">
            <text:p>0</text:p>
          </table:table-cell>
          <table:table-cell table:formula="of:=COUNTIF([.$C21:.$K21];&quot;-&quot;)+COUNTIF([.$C21:.$K21];&quot;-&quot;)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IF(AND([.AE22]&gt;0;[.AF22]&gt;0);&quot;soundness!&quot;;IF([.AE22]&gt;0;&quot;unsat&quot;;IF([.$AF22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add_01_1_3.smt2</text:p>
          </table:table-cell>
          <table:table-cell table:formula="of:=COUNTIF([.$C22:.$K22];&quot;unsat&quot;)+COUNTIF([.$C22:.$K22];&quot;unsat&quot;)" office:value-type="float" office:value="0" calcext:value-type="float">
            <text:p>0</text:p>
          </table:table-cell>
          <table:table-cell table:formula="of:=COUNTIF([.$C22:.$K22];&quot;sat&quot;)+COUNTIF([.$C22:.$K22];&quot;sat&quot;)" office:value-type="float" office:value="0" calcext:value-type="float">
            <text:p>0</text:p>
          </table:table-cell>
          <table:table-cell table:formula="of:=COUNTIF([.$C22:.$K22];&quot;-&quot;)+COUNTIF([.$C22:.$K22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23]&gt;0;[.AF23]&gt;0);&quot;soundness!&quot;;IF([.AE23]&gt;0;&quot;unsat&quot;;IF([.$AF23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add_01_1_4.smt2</text:p>
          </table:table-cell>
          <table:table-cell table:formula="of:=COUNTIF([.$C23:.$K23];&quot;unsat&quot;)+COUNTIF([.$C23:.$K23];&quot;unsat&quot;)" office:value-type="float" office:value="0" calcext:value-type="float">
            <text:p>0</text:p>
          </table:table-cell>
          <table:table-cell table:formula="of:=COUNTIF([.$C23:.$K23];&quot;sat&quot;)+COUNTIF([.$C23:.$K23];&quot;sat&quot;)" office:value-type="float" office:value="0" calcext:value-type="float">
            <text:p>0</text:p>
          </table:table-cell>
          <table:table-cell table:formula="of:=COUNTIF([.$C23:.$K23];&quot;-&quot;)+COUNTIF([.$C23:.$K23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24]&gt;0;[.AF24]&gt;0);&quot;soundness!&quot;;IF([.AE24]&gt;0;&quot;unsat&quot;;IF([.$AF24]&gt;0;&quot;sat&quot;;&quot;-&quot;)))" office:value-type="string" office:string-value="sat" calcext:value-type="string">
            <text:p>sat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sat</text:p>
          </table:table-cell>
          <table:table-cell office:value-type="string" calcext:value-type="string">
            <text:p>t/o</text:p>
          </table:table-cell>
          <table:table-cell office:value-type="float" office:value="52.047" calcext:value-type="float">
            <text:p>52.047</text:p>
          </table:table-cell>
          <table:table-cell office:value-type="float" office:value="16.010006" calcext:value-type="float">
            <text:p>16.010006</text:p>
          </table:table-cell>
          <table:table-cell office:value-type="string" calcext:value-type="string">
            <text:p>t/o</text:p>
          </table:table-cell>
          <table:table-cell office:value-type="float" office:value="2.234226" calcext:value-type="float">
            <text:p>2.234226</text:p>
          </table:table-cell>
          <table:table-cell office:value-type="string" calcext:value-type="string">
            <text:p>t/o</text:p>
          </table:table-cell>
          <table:table-cell office:value-type="float" office:value="1.9715452" calcext:value-type="float">
            <text:p>1.9715452</text:p>
          </table:table-cell>
          <table:table-cell office:value-type="float" office:value="54.43" calcext:value-type="float">
            <text:p>54.43</text:p>
          </table:table-cell>
          <table:table-cell office:value-type="float" office:value="2.0656397" calcext:value-type="float">
            <text:p>2.065639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/../../benchmarks/QF_FP_R/griggio/fmcad12/div2.c.10.smt2</text:p>
          </table:table-cell>
          <table:table-cell table:formula="of:=COUNTIF([.$C24:.$K24];&quot;unsat&quot;)+COUNTIF([.$C24:.$K24];&quot;unsat&quot;)" office:value-type="float" office:value="0" calcext:value-type="float">
            <text:p>0</text:p>
          </table:table-cell>
          <table:table-cell table:formula="of:=COUNTIF([.$C24:.$K24];&quot;sat&quot;)+COUNTIF([.$C24:.$K24];&quot;sat&quot;)" office:value-type="float" office:value="12" calcext:value-type="float">
            <text:p>12</text:p>
          </table:table-cell>
          <table:table-cell table:formula="of:=COUNTIF([.$C24:.$K24];&quot;-&quot;)+COUNTIF([.$C24:.$K24];&quot;-&quot;)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IF(AND([.AE25]&gt;0;[.AF25]&gt;0);&quot;soundness!&quot;;IF([.AE25]&gt;0;&quot;unsat&quot;;IF([.$AF25]&gt;0;&quot;sat&quot;;&quot;-&quot;)))" office:value-type="string" office:string-value="sat" calcext:value-type="string">
            <text:p>sa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table:number-columns-repeated="2" office:value-type="string" calcext:value-type="string">
            <text:p>t/o</text:p>
          </table:table-cell>
          <table:table-cell office:value-type="float" office:value="56.811447" calcext:value-type="float">
            <text:p>56.811447</text:p>
          </table:table-cell>
          <table:table-cell office:value-type="string" calcext:value-type="string">
            <text:p>t/o</text:p>
          </table:table-cell>
          <table:table-cell office:value-type="float" office:value="4.559568" calcext:value-type="float">
            <text:p>4.559568</text:p>
          </table:table-cell>
          <table:table-cell office:value-type="string" calcext:value-type="string">
            <text:p>t/o</text:p>
          </table:table-cell>
          <table:table-cell office:value-type="float" office:value="38.55797" calcext:value-type="float">
            <text:p>38.55797</text:p>
          </table:table-cell>
          <table:table-cell office:value-type="string" calcext:value-type="string">
            <text:p>t/o</text:p>
          </table:table-cell>
          <table:table-cell office:value-type="float" office:value="3.8700495" calcext:value-type="float">
            <text:p>3.870049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/../../benchmarks/QF_FP_R/griggio/fmcad12/div2.c.20.smt2</text:p>
          </table:table-cell>
          <table:table-cell table:formula="of:=COUNTIF([.$C25:.$K25];&quot;unsat&quot;)+COUNTIF([.$C25:.$K25];&quot;unsat&quot;)" office:value-type="float" office:value="0" calcext:value-type="float">
            <text:p>0</text:p>
          </table:table-cell>
          <table:table-cell table:formula="of:=COUNTIF([.$C25:.$K25];&quot;sat&quot;)+COUNTIF([.$C25:.$K25];&quot;sat&quot;)" office:value-type="float" office:value="8" calcext:value-type="float">
            <text:p>8</text:p>
          </table:table-cell>
          <table:table-cell table:formula="of:=COUNTIF([.$C25:.$K25];&quot;-&quot;)+COUNTIF([.$C25:.$K25];&quot;-&quot;)"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IF(AND([.AE26]&gt;0;[.AF26]&gt;0);&quot;soundness!&quot;;IF([.AE26]&gt;0;&quot;unsat&quot;;IF([.$AF26]&gt;0;&quot;sat&quot;;&quot;-&quot;)))" office:value-type="string" office:string-value="sat" calcext:value-type="string">
            <text:p>sat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table:number-columns-repeated="4" office:value-type="string" calcext:value-type="string">
            <text:p>t/o</text:p>
          </table:table-cell>
          <table:table-cell office:value-type="float" office:value="15.598841" calcext:value-type="float">
            <text:p>15.598841</text:p>
          </table:table-cell>
          <table:table-cell table:number-columns-repeated="3" office:value-type="string" calcext:value-type="string">
            <text:p>t/o</text:p>
          </table:table-cell>
          <table:table-cell office:value-type="float" office:value="27.74298" calcext:value-type="float">
            <text:p>27.74298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./../../benchmarks/QF_FP_R/griggio/fmcad12/div2.c.30.smt2</text:p>
          </table:table-cell>
          <table:table-cell table:formula="of:=COUNTIF([.$C26:.$K26];&quot;unsat&quot;)+COUNTIF([.$C26:.$K26];&quot;unsat&quot;)" office:value-type="float" office:value="0" calcext:value-type="float">
            <text:p>0</text:p>
          </table:table-cell>
          <table:table-cell table:formula="of:=COUNTIF([.$C26:.$K26];&quot;sat&quot;)+COUNTIF([.$C26:.$K26];&quot;sat&quot;)" office:value-type="float" office:value="4" calcext:value-type="float">
            <text:p>4</text:p>
          </table:table-cell>
          <table:table-cell table:formula="of:=COUNTIF([.$C26:.$K26];&quot;-&quot;)+COUNTIF([.$C26:.$K26];&quot;-&quot;)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IF(AND([.AE27]&gt;0;[.AF27]&gt;0);&quot;soundness!&quot;;IF([.AE27]&gt;0;&quot;unsat&quot;;IF([.$AF27]&gt;0;&quot;sat&quot;;&quot;-&quot;)))" office:value-type="string" office:string-value="sat" calcext:value-type="string">
            <text:p>sat</text:p>
          </table:table-cell>
          <table:table-cell office:value-type="string" calcext:value-type="string">
            <text:p>-</text:p>
          </table:table-cell>
          <table:table-cell table:number-columns-repeated="8" office:value-type="string" calcext:value-type="string">
            <text:p>sat</text:p>
          </table:table-cell>
          <table:table-cell office:value-type="string" calcext:value-type="string">
            <text:p>t/o</text:p>
          </table:table-cell>
          <table:table-cell office:value-type="float" office:value="2.588" calcext:value-type="float">
            <text:p>2.588</text:p>
          </table:table-cell>
          <table:table-cell office:value-type="float" office:value="10.455427" calcext:value-type="float">
            <text:p>10.455427</text:p>
          </table:table-cell>
          <table:table-cell office:value-type="float" office:value="1.6323724" calcext:value-type="float">
            <text:p>1.6323724</text:p>
          </table:table-cell>
          <table:table-cell office:value-type="float" office:value="1.579753" calcext:value-type="float">
            <text:p>1.579753</text:p>
          </table:table-cell>
          <table:table-cell office:value-type="float" office:value="0.064" calcext:value-type="float">
            <text:p>0.064</text:p>
          </table:table-cell>
          <table:table-cell office:value-type="float" office:value="1.8377634" calcext:value-type="float">
            <text:p>1.8377634</text:p>
          </table:table-cell>
          <table:table-cell office:value-type="float" office:value="8.2" calcext:value-type="float">
            <text:p>8.2</text:p>
          </table:table-cell>
          <table:table-cell office:value-type="float" office:value="3.1325927" calcext:value-type="float">
            <text:p>3.132592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./../../benchmarks/QF_FP_R/griggio/fmcad12/div2.c.3.smt2</text:p>
          </table:table-cell>
          <table:table-cell table:formula="of:=COUNTIF([.$C27:.$K27];&quot;unsat&quot;)+COUNTIF([.$C27:.$K27];&quot;unsat&quot;)" office:value-type="float" office:value="0" calcext:value-type="float">
            <text:p>0</text:p>
          </table:table-cell>
          <table:table-cell table:formula="of:=COUNTIF([.$C27:.$K27];&quot;sat&quot;)+COUNTIF([.$C27:.$K27];&quot;sat&quot;)" office:value-type="float" office:value="16" calcext:value-type="float">
            <text:p>16</text:p>
          </table:table-cell>
          <table:table-cell table:formula="of:=COUNTIF([.$C27:.$K27];&quot;-&quot;)+COUNTIF([.$C27:.$K27];&quot;-&quot;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IF(AND([.AE28]&gt;0;[.AF28]&gt;0);&quot;soundness!&quot;;IF([.AE28]&gt;0;&quot;unsat&quot;;IF([.$AF28]&gt;0;&quot;sat&quot;;&quot;-&quot;)))" office:value-type="string" office:string-value="sat" calcext:value-type="string">
            <text:p>sat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table:number-columns-repeated="4" office:value-type="string" calcext:value-type="string">
            <text:p>t/o</text:p>
          </table:table-cell>
          <table:table-cell office:value-type="float" office:value="25.936054" calcext:value-type="float">
            <text:p>25.936054</text:p>
          </table:table-cell>
          <table:table-cell table:number-columns-repeated="3" office:value-type="string" calcext:value-type="string">
            <text:p>t/o</text:p>
          </table:table-cell>
          <table:table-cell office:value-type="float" office:value="39.349922" calcext:value-type="float">
            <text:p>39.34992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./../../benchmarks/QF_FP_R/griggio/fmcad12/div2.c.40.smt2</text:p>
          </table:table-cell>
          <table:table-cell table:formula="of:=COUNTIF([.$C28:.$K28];&quot;unsat&quot;)+COUNTIF([.$C28:.$K28];&quot;unsat&quot;)" office:value-type="float" office:value="0" calcext:value-type="float">
            <text:p>0</text:p>
          </table:table-cell>
          <table:table-cell table:formula="of:=COUNTIF([.$C28:.$K28];&quot;sat&quot;)+COUNTIF([.$C28:.$K28];&quot;sat&quot;)" office:value-type="float" office:value="4" calcext:value-type="float">
            <text:p>4</text:p>
          </table:table-cell>
          <table:table-cell table:formula="of:=COUNTIF([.$C28:.$K28];&quot;-&quot;)+COUNTIF([.$C28:.$K28];&quot;-&quot;)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IF(AND([.AE29]&gt;0;[.AF29]&gt;0);&quot;soundness!&quot;;IF([.AE29]&gt;0;&quot;unsat&quot;;IF([.$AF29]&gt;0;&quot;sat&quot;;&quot;-&quot;)))" office:value-type="string" office:string-value="sat" calcext:value-type="string">
            <text:p>sat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table:number-columns-repeated="4" office:value-type="string" calcext:value-type="string">
            <text:p>t/o</text:p>
          </table:table-cell>
          <table:table-cell office:value-type="float" office:value="51.12355" calcext:value-type="float">
            <text:p>51.12355</text:p>
          </table:table-cell>
          <table:table-cell table:number-columns-repeated="3" office:value-type="string" calcext:value-type="string">
            <text:p>t/o</text:p>
          </table:table-cell>
          <table:table-cell office:value-type="float" office:value="18.184526" calcext:value-type="float">
            <text:p>18.18452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/../../benchmarks/QF_FP_R/griggio/fmcad12/div2.c.50.smt2</text:p>
          </table:table-cell>
          <table:table-cell table:formula="of:=COUNTIF([.$C29:.$K29];&quot;unsat&quot;)+COUNTIF([.$C29:.$K29];&quot;unsat&quot;)" office:value-type="float" office:value="0" calcext:value-type="float">
            <text:p>0</text:p>
          </table:table-cell>
          <table:table-cell table:formula="of:=COUNTIF([.$C29:.$K29];&quot;sat&quot;)+COUNTIF([.$C29:.$K29];&quot;sat&quot;)" office:value-type="float" office:value="4" calcext:value-type="float">
            <text:p>4</text:p>
          </table:table-cell>
          <table:table-cell table:formula="of:=COUNTIF([.$C29:.$K29];&quot;-&quot;)+COUNTIF([.$C29:.$K29];&quot;-&quot;)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IF(AND([.AE30]&gt;0;[.AF30]&gt;0);&quot;soundness!&quot;;IF([.AE30]&gt;0;&quot;unsat&quot;;IF([.$AF30]&gt;0;&quot;sat&quot;;&quot;-&quot;)))" office:value-type="string" office:string-value="sat" calcext:value-type="string">
            <text:p>sat</text:p>
          </table:table-cell>
          <table:table-cell table:number-columns-repeated="5"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sat</text:p>
          </table:table-cell>
          <table:table-cell office:value-type="float" office:value="27.39195" calcext:value-type="float">
            <text:p>27.39195</text:p>
          </table:table-cell>
          <table:table-cell office:value-type="float" office:value="15.709" calcext:value-type="float">
            <text:p>15.709</text:p>
          </table:table-cell>
          <table:table-cell office:value-type="float" office:value="15.661507" calcext:value-type="float">
            <text:p>15.661507</text:p>
          </table:table-cell>
          <table:table-cell office:value-type="float" office:value="8.707264" calcext:value-type="float">
            <text:p>8.707264</text:p>
          </table:table-cell>
          <table:table-cell office:value-type="float" office:value="2.192684" calcext:value-type="float">
            <text:p>2.192684</text:p>
          </table:table-cell>
          <table:table-cell office:value-type="string" calcext:value-type="string">
            <text:p>t/o</text:p>
          </table:table-cell>
          <table:table-cell office:value-type="float" office:value="2.025591" calcext:value-type="float">
            <text:p>2.025591</text:p>
          </table:table-cell>
          <table:table-cell office:value-type="float" office:value="23.18" calcext:value-type="float">
            <text:p>23.18</text:p>
          </table:table-cell>
          <table:table-cell office:value-type="float" office:value="5.0322833" calcext:value-type="float">
            <text:p>5.03228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./../../benchmarks/QF_FP_R/griggio/fmcad12/div3.c.10.smt2</text:p>
          </table:table-cell>
          <table:table-cell table:formula="of:=COUNTIF([.$C30:.$K30];&quot;unsat&quot;)+COUNTIF([.$C30:.$K30];&quot;unsat&quot;)" office:value-type="float" office:value="0" calcext:value-type="float">
            <text:p>0</text:p>
          </table:table-cell>
          <table:table-cell table:formula="of:=COUNTIF([.$C30:.$K30];&quot;sat&quot;)+COUNTIF([.$C30:.$K30];&quot;sat&quot;)" office:value-type="float" office:value="16" calcext:value-type="float">
            <text:p>16</text:p>
          </table:table-cell>
          <table:table-cell table:formula="of:=COUNTIF([.$C30:.$K30];&quot;-&quot;)+COUNTIF([.$C30:.$K30];&quot;-&quot;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IF(AND([.AE31]&gt;0;[.AF31]&gt;0);&quot;soundness!&quot;;IF([.AE31]&gt;0;&quot;unsat&quot;;IF([.$AF31]&gt;0;&quot;sat&quot;;&quot;-&quot;)))" office:value-type="string" office:string-value="sat" calcext:value-type="string">
            <text:p>sat</text:p>
          </table:table-cell>
          <table:table-cell table:number-columns-repeated="7"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office:value-type="float" office:value="3.0469472" calcext:value-type="float">
            <text:p>3.0469472</text:p>
          </table:table-cell>
          <table:table-cell office:value-type="float" office:value="55.083" calcext:value-type="float">
            <text:p>55.083</text:p>
          </table:table-cell>
          <table:table-cell office:value-type="float" office:value="14.831187" calcext:value-type="float">
            <text:p>14.831187</text:p>
          </table:table-cell>
          <table:table-cell office:value-type="float" office:value="2.828066" calcext:value-type="float">
            <text:p>2.828066</text:p>
          </table:table-cell>
          <table:table-cell office:value-type="float" office:value="8.935223" calcext:value-type="float">
            <text:p>8.935223</text:p>
          </table:table-cell>
          <table:table-cell office:value-type="float" office:value="13.529" calcext:value-type="float">
            <text:p>13.529</text:p>
          </table:table-cell>
          <table:table-cell office:value-type="float" office:value="4.8189235" calcext:value-type="float">
            <text:p>4.8189235</text:p>
          </table:table-cell>
          <table:table-cell office:value-type="string" calcext:value-type="string">
            <text:p>t/o</text:p>
          </table:table-cell>
          <table:table-cell office:value-type="float" office:value="14.971554" calcext:value-type="float">
            <text:p>14.9715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./../../benchmarks/QF_FP_R/griggio/fmcad12/div3.c.20.smt2</text:p>
          </table:table-cell>
          <table:table-cell table:formula="of:=COUNTIF([.$C31:.$K31];&quot;unsat&quot;)+COUNTIF([.$C31:.$K31];&quot;unsat&quot;)" office:value-type="float" office:value="0" calcext:value-type="float">
            <text:p>0</text:p>
          </table:table-cell>
          <table:table-cell table:formula="of:=COUNTIF([.$C31:.$K31];&quot;sat&quot;)+COUNTIF([.$C31:.$K31];&quot;sat&quot;)" office:value-type="float" office:value="16" calcext:value-type="float">
            <text:p>16</text:p>
          </table:table-cell>
          <table:table-cell table:formula="of:=COUNTIF([.$C31:.$K31];&quot;-&quot;)+COUNTIF([.$C31:.$K31];&quot;-&quot;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IF(AND([.AE32]&gt;0;[.AF32]&gt;0);&quot;soundness!&quot;;IF([.AE32]&gt;0;&quot;unsat&quot;;IF([.$AF32]&gt;0;&quot;sat&quot;;&quot;-&quot;)))" office:value-type="string" office:string-value="sat" calcext:value-type="string">
            <text:p>sat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office:value-type="float" office:value="6.317483" calcext:value-type="float">
            <text:p>6.317483</text:p>
          </table:table-cell>
          <table:table-cell office:value-type="string" calcext:value-type="string">
            <text:p>t/o</text:p>
          </table:table-cell>
          <table:table-cell office:value-type="float" office:value="13.06642" calcext:value-type="float">
            <text:p>13.06642</text:p>
          </table:table-cell>
          <table:table-cell office:value-type="float" office:value="6.1794515" calcext:value-type="float">
            <text:p>6.1794515</text:p>
          </table:table-cell>
          <table:table-cell office:value-type="float" office:value="32.34182" calcext:value-type="float">
            <text:p>32.34182</text:p>
          </table:table-cell>
          <table:table-cell office:value-type="float" office:value="2.804" calcext:value-type="float">
            <text:p>2.804</text:p>
          </table:table-cell>
          <table:table-cell office:value-type="float" office:value="17.532509" calcext:value-type="float">
            <text:p>17.532509</text:p>
          </table:table-cell>
          <table:table-cell office:value-type="string" calcext:value-type="string">
            <text:p>t/o</text:p>
          </table:table-cell>
          <table:table-cell office:value-type="float" office:value="38.21812" calcext:value-type="float">
            <text:p>38.218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./../../benchmarks/QF_FP_R/griggio/fmcad12/div3.c.30.smt2</text:p>
          </table:table-cell>
          <table:table-cell table:formula="of:=COUNTIF([.$C32:.$K32];&quot;unsat&quot;)+COUNTIF([.$C32:.$K32];&quot;unsat&quot;)" office:value-type="float" office:value="0" calcext:value-type="float">
            <text:p>0</text:p>
          </table:table-cell>
          <table:table-cell table:formula="of:=COUNTIF([.$C32:.$K32];&quot;sat&quot;)+COUNTIF([.$C32:.$K32];&quot;sat&quot;)" office:value-type="float" office:value="14" calcext:value-type="float">
            <text:p>14</text:p>
          </table:table-cell>
          <table:table-cell table:formula="of:=COUNTIF([.$C32:.$K32];&quot;-&quot;)+COUNTIF([.$C32:.$K32];&quot;-&quot;)"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IF(AND([.AE33]&gt;0;[.AF33]&gt;0);&quot;soundness!&quot;;IF([.AE33]&gt;0;&quot;unsat&quot;;IF([.$AF33]&gt;0;&quot;sat&quot;;&quot;-&quot;)))" office:value-type="string" office:string-value="sat" calcext:value-type="string">
            <text:p>sat</text:p>
          </table:table-cell>
          <table:table-cell table:number-columns-repeated="9" office:value-type="string" calcext:value-type="string">
            <text:p>sat</text:p>
          </table:table-cell>
          <table:table-cell office:value-type="float" office:value="4.031359" calcext:value-type="float">
            <text:p>4.031359</text:p>
          </table:table-cell>
          <table:table-cell office:value-type="float" office:value="2.224" calcext:value-type="float">
            <text:p>2.224</text:p>
          </table:table-cell>
          <table:table-cell office:value-type="float" office:value="1.6232533" calcext:value-type="float">
            <text:p>1.6232533</text:p>
          </table:table-cell>
          <table:table-cell office:value-type="float" office:value="0.8315147" calcext:value-type="float">
            <text:p>0.8315147</text:p>
          </table:table-cell>
          <table:table-cell office:value-type="float" office:value="1.586402" calcext:value-type="float">
            <text:p>1.586402</text:p>
          </table:table-cell>
          <table:table-cell office:value-type="float" office:value="0.356" calcext:value-type="float">
            <text:p>0.356</text:p>
          </table:table-cell>
          <table:table-cell office:value-type="float" office:value="0.93612504" calcext:value-type="float">
            <text:p>0.93612504</text:p>
          </table:table-cell>
          <table:table-cell office:value-type="float" office:value="6.76" calcext:value-type="float">
            <text:p>6.76</text:p>
          </table:table-cell>
          <table:table-cell office:value-type="float" office:value="2.8657637" calcext:value-type="float">
            <text:p>2.86576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/../../benchmarks/QF_FP_R/griggio/fmcad12/div3.c.3.smt2</text:p>
          </table:table-cell>
          <table:table-cell table:formula="of:=COUNTIF([.$C33:.$K33];&quot;unsat&quot;)+COUNTIF([.$C33:.$K33];&quot;unsat&quot;)" office:value-type="float" office:value="0" calcext:value-type="float">
            <text:p>0</text:p>
          </table:table-cell>
          <table:table-cell table:formula="of:=COUNTIF([.$C33:.$K33];&quot;sat&quot;)+COUNTIF([.$C33:.$K33];&quot;sat&quot;)" office:value-type="float" office:value="18" calcext:value-type="float">
            <text:p>18</text:p>
          </table:table-cell>
          <table:table-cell table:formula="of:=COUNTIF([.$C33:.$K33];&quot;-&quot;)+COUNTIF([.$C33:.$K33];&quot;-&quot;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IF(AND([.AE34]&gt;0;[.AF34]&gt;0);&quot;soundness!&quot;;IF([.AE34]&gt;0;&quot;unsat&quot;;IF([.$AF34]&gt;0;&quot;sat&quot;;&quot;-&quot;)))" office:value-type="string" office:string-value="sat" calcext:value-type="string">
            <text:p>sat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office:value-type="float" office:value="7.590102" calcext:value-type="float">
            <text:p>7.590102</text:p>
          </table:table-cell>
          <table:table-cell office:value-type="string" calcext:value-type="string">
            <text:p>t/o</text:p>
          </table:table-cell>
          <table:table-cell office:value-type="float" office:value="15.739213" calcext:value-type="float">
            <text:p>15.739213</text:p>
          </table:table-cell>
          <table:table-cell office:value-type="float" office:value="7.159282" calcext:value-type="float">
            <text:p>7.159282</text:p>
          </table:table-cell>
          <table:table-cell office:value-type="float" office:value="11.580535" calcext:value-type="float">
            <text:p>11.580535</text:p>
          </table:table-cell>
          <table:table-cell office:value-type="string" calcext:value-type="string">
            <text:p>t/o</text:p>
          </table:table-cell>
          <table:table-cell office:value-type="float" office:value="22.8291" calcext:value-type="float">
            <text:p>22.8291</text:p>
          </table:table-cell>
          <table:table-cell office:value-type="string" calcext:value-type="string">
            <text:p>t/o</text:p>
          </table:table-cell>
          <table:table-cell office:value-type="float" office:value="10.308537" calcext:value-type="float">
            <text:p>10.3085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/../../benchmarks/QF_FP_R/griggio/fmcad12/div3.c.40.smt2</text:p>
          </table:table-cell>
          <table:table-cell table:formula="of:=COUNTIF([.$C34:.$K34];&quot;unsat&quot;)+COUNTIF([.$C34:.$K34];&quot;unsat&quot;)" office:value-type="float" office:value="0" calcext:value-type="float">
            <text:p>0</text:p>
          </table:table-cell>
          <table:table-cell table:formula="of:=COUNTIF([.$C34:.$K34];&quot;sat&quot;)+COUNTIF([.$C34:.$K34];&quot;sat&quot;)" office:value-type="float" office:value="12" calcext:value-type="float">
            <text:p>12</text:p>
          </table:table-cell>
          <table:table-cell table:formula="of:=COUNTIF([.$C34:.$K34];&quot;-&quot;)+COUNTIF([.$C34:.$K34];&quot;-&quot;)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IF(AND([.AE35]&gt;0;[.AF35]&gt;0);&quot;soundness!&quot;;IF([.AE35]&gt;0;&quot;unsat&quot;;IF([.$AF35]&gt;0;&quot;sat&quot;;&quot;-&quot;)))" office:value-type="string" office:string-value="sat" calcext:value-type="string">
            <text:p>sat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sa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office:value-type="float" office:value="6.7715073" calcext:value-type="float">
            <text:p>6.7715073</text:p>
          </table:table-cell>
          <table:table-cell office:value-type="string" calcext:value-type="string">
            <text:p>t/o</text:p>
          </table:table-cell>
          <table:table-cell office:value-type="float" office:value="8.401019" calcext:value-type="float">
            <text:p>8.401019</text:p>
          </table:table-cell>
          <table:table-cell office:value-type="float" office:value="5.826972" calcext:value-type="float">
            <text:p>5.826972</text:p>
          </table:table-cell>
          <table:table-cell office:value-type="float" office:value="20.220161" calcext:value-type="float">
            <text:p>20.220161</text:p>
          </table:table-cell>
          <table:table-cell office:value-type="float" office:value="11.793" calcext:value-type="float">
            <text:p>11.793</text:p>
          </table:table-cell>
          <table:table-cell table:number-columns-repeated="2" office:value-type="string" calcext:value-type="string">
            <text:p>t/o</text:p>
          </table:table-cell>
          <table:table-cell office:value-type="float" office:value="20.4535" calcext:value-type="float">
            <text:p>20.45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/../../benchmarks/QF_FP_R/griggio/fmcad12/div3.c.50.smt2</text:p>
          </table:table-cell>
          <table:table-cell table:formula="of:=COUNTIF([.$C35:.$K35];&quot;unsat&quot;)+COUNTIF([.$C35:.$K35];&quot;unsat&quot;)" office:value-type="float" office:value="0" calcext:value-type="float">
            <text:p>0</text:p>
          </table:table-cell>
          <table:table-cell table:formula="of:=COUNTIF([.$C35:.$K35];&quot;sat&quot;)+COUNTIF([.$C35:.$K35];&quot;sat&quot;)" office:value-type="float" office:value="12" calcext:value-type="float">
            <text:p>12</text:p>
          </table:table-cell>
          <table:table-cell table:formula="of:=COUNTIF([.$C35:.$K35];&quot;-&quot;)+COUNTIF([.$C35:.$K35];&quot;-&quot;)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IF(AND([.AE36]&gt;0;[.AF36]&gt;0);&quot;soundness!&quot;;IF([.AE36]&gt;0;&quot;unsat&quot;;IF([.$AF36]&gt;0;&quot;sat&quot;;&quot;-&quot;)))" office:value-type="string" office:string-value="sat" calcext:value-type="string">
            <text:p>sat</text:p>
          </table:table-cell>
          <table:table-cell table:number-columns-repeated="5"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sat</text:p>
          </table:table-cell>
          <table:table-cell office:value-type="float" office:value="45.343277" calcext:value-type="float">
            <text:p>45.343277</text:p>
          </table:table-cell>
          <table:table-cell office:value-type="float" office:value="15.797" calcext:value-type="float">
            <text:p>15.797</text:p>
          </table:table-cell>
          <table:table-cell office:value-type="float" office:value="33.24676" calcext:value-type="float">
            <text:p>33.24676</text:p>
          </table:table-cell>
          <table:table-cell office:value-type="float" office:value="13.970065" calcext:value-type="float">
            <text:p>13.970065</text:p>
          </table:table-cell>
          <table:table-cell office:value-type="float" office:value="2.1668994" calcext:value-type="float">
            <text:p>2.1668994</text:p>
          </table:table-cell>
          <table:table-cell office:value-type="string" calcext:value-type="string">
            <text:p>t/o</text:p>
          </table:table-cell>
          <table:table-cell office:value-type="float" office:value="3.7726636" calcext:value-type="float">
            <text:p>3.7726636</text:p>
          </table:table-cell>
          <table:table-cell office:value-type="float" office:value="29.99" calcext:value-type="float">
            <text:p>29.99</text:p>
          </table:table-cell>
          <table:table-cell office:value-type="float" office:value="5.093188" calcext:value-type="float">
            <text:p>5.0931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./../../benchmarks/QF_FP_R/griggio/fmcad12/div.c.10.smt2</text:p>
          </table:table-cell>
          <table:table-cell table:formula="of:=COUNTIF([.$C36:.$K36];&quot;unsat&quot;)+COUNTIF([.$C36:.$K36];&quot;unsat&quot;)" office:value-type="float" office:value="0" calcext:value-type="float">
            <text:p>0</text:p>
          </table:table-cell>
          <table:table-cell table:formula="of:=COUNTIF([.$C36:.$K36];&quot;sat&quot;)+COUNTIF([.$C36:.$K36];&quot;sat&quot;)" office:value-type="float" office:value="16" calcext:value-type="float">
            <text:p>16</text:p>
          </table:table-cell>
          <table:table-cell table:formula="of:=COUNTIF([.$C36:.$K36];&quot;-&quot;)+COUNTIF([.$C36:.$K36];&quot;-&quot;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IF(AND([.AE37]&gt;0;[.AF37]&gt;0);&quot;soundness!&quot;;IF([.AE37]&gt;0;&quot;unsat&quot;;IF([.$AF37]&gt;0;&quot;sat&quot;;&quot;-&quot;)))" office:value-type="string" office:string-value="sat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t/o</text:p>
          </table:table-cell>
          <table:table-cell office:value-type="float" office:value="55.151" calcext:value-type="float">
            <text:p>55.151</text:p>
          </table:table-cell>
          <table:table-cell table:number-columns-repeated="2" office:value-type="string" calcext:value-type="string">
            <text:p>t/o</text:p>
          </table:table-cell>
          <table:table-cell office:value-type="float" office:value="5.4277573" calcext:value-type="float">
            <text:p>5.4277573</text:p>
          </table:table-cell>
          <table:table-cell office:value-type="string" calcext:value-type="string">
            <text:p>t/o</text:p>
          </table:table-cell>
          <table:table-cell office:value-type="float" office:value="32.360764" calcext:value-type="float">
            <text:p>32.360764</text:p>
          </table:table-cell>
          <table:table-cell office:value-type="string" calcext:value-type="string">
            <text:p>t/o</text:p>
          </table:table-cell>
          <table:table-cell office:value-type="float" office:value="4.053651" calcext:value-type="float">
            <text:p>4.05365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/../../benchmarks/QF_FP_R/griggio/fmcad12/div.c.20.smt2</text:p>
          </table:table-cell>
          <table:table-cell table:formula="of:=COUNTIF([.$C37:.$K37];&quot;unsat&quot;)+COUNTIF([.$C37:.$K37];&quot;unsat&quot;)" office:value-type="float" office:value="0" calcext:value-type="float">
            <text:p>0</text:p>
          </table:table-cell>
          <table:table-cell table:formula="of:=COUNTIF([.$C37:.$K37];&quot;sat&quot;)+COUNTIF([.$C37:.$K37];&quot;sat&quot;)" office:value-type="float" office:value="8" calcext:value-type="float">
            <text:p>8</text:p>
          </table:table-cell>
          <table:table-cell table:formula="of:=COUNTIF([.$C37:.$K37];&quot;-&quot;)+COUNTIF([.$C37:.$K37];&quot;-&quot;)"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IF(AND([.AE38]&gt;0;[.AF38]&gt;0);&quot;soundness!&quot;;IF([.AE38]&gt;0;&quot;unsat&quot;;IF([.$AF38]&gt;0;&quot;sat&quot;;&quot;-&quot;)))" office:value-type="string" office:string-value="sat" calcext:value-type="string">
            <text:p>sa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table:number-columns-repeated="2" office:value-type="string" calcext:value-type="string">
            <text:p>t/o</text:p>
          </table:table-cell>
          <table:table-cell office:value-type="float" office:value="46.770878" calcext:value-type="float">
            <text:p>46.770878</text:p>
          </table:table-cell>
          <table:table-cell office:value-type="string" calcext:value-type="string">
            <text:p>t/o</text:p>
          </table:table-cell>
          <table:table-cell office:value-type="float" office:value="10.881189" calcext:value-type="float">
            <text:p>10.881189</text:p>
          </table:table-cell>
          <table:table-cell office:value-type="string" calcext:value-type="string">
            <text:p>t/o</text:p>
          </table:table-cell>
          <table:table-cell office:value-type="float" office:value="30.900318" calcext:value-type="float">
            <text:p>30.900318</text:p>
          </table:table-cell>
          <table:table-cell office:value-type="string" calcext:value-type="string">
            <text:p>t/o</text:p>
          </table:table-cell>
          <table:table-cell office:value-type="float" office:value="10.376457" calcext:value-type="float">
            <text:p>10.37645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/../../benchmarks/QF_FP_R/griggio/fmcad12/div.c.30.smt2</text:p>
          </table:table-cell>
          <table:table-cell table:formula="of:=COUNTIF([.$C38:.$K38];&quot;unsat&quot;)+COUNTIF([.$C38:.$K38];&quot;unsat&quot;)" office:value-type="float" office:value="0" calcext:value-type="float">
            <text:p>0</text:p>
          </table:table-cell>
          <table:table-cell table:formula="of:=COUNTIF([.$C38:.$K38];&quot;sat&quot;)+COUNTIF([.$C38:.$K38];&quot;sat&quot;)" office:value-type="float" office:value="8" calcext:value-type="float">
            <text:p>8</text:p>
          </table:table-cell>
          <table:table-cell table:formula="of:=COUNTIF([.$C38:.$K38];&quot;-&quot;)+COUNTIF([.$C38:.$K38];&quot;-&quot;)"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IF(AND([.AE39]&gt;0;[.AF39]&gt;0);&quot;soundness!&quot;;IF([.AE39]&gt;0;&quot;unsat&quot;;IF([.$AF39]&gt;0;&quot;sat&quot;;&quot;-&quot;)))" office:value-type="string" office:string-value="sat" calcext:value-type="string">
            <text:p>sat</text:p>
          </table:table-cell>
          <table:table-cell table:number-columns-repeated="9" office:value-type="string" calcext:value-type="string">
            <text:p>sat</text:p>
          </table:table-cell>
          <table:table-cell office:value-type="float" office:value="5.3817697" calcext:value-type="float">
            <text:p>5.3817697</text:p>
          </table:table-cell>
          <table:table-cell office:value-type="float" office:value="2.224" calcext:value-type="float">
            <text:p>2.224</text:p>
          </table:table-cell>
          <table:table-cell office:value-type="float" office:value="0.9171647" calcext:value-type="float">
            <text:p>0.9171647</text:p>
          </table:table-cell>
          <table:table-cell office:value-type="float" office:value="0.9365941" calcext:value-type="float">
            <text:p>0.9365941</text:p>
          </table:table-cell>
          <table:table-cell office:value-type="float" office:value="0.8729018" calcext:value-type="float">
            <text:p>0.8729018</text:p>
          </table:table-cell>
          <table:table-cell office:value-type="float" office:value="0.02" calcext:value-type="float">
            <text:p>0.02</text:p>
          </table:table-cell>
          <table:table-cell office:value-type="float" office:value="1.6681209" calcext:value-type="float">
            <text:p>1.6681209</text:p>
          </table:table-cell>
          <table:table-cell office:value-type="float" office:value="5.99" calcext:value-type="float">
            <text:p>5.99</text:p>
          </table:table-cell>
          <table:table-cell office:value-type="float" office:value="0.70231223" calcext:value-type="float">
            <text:p>0.702312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/../../benchmarks/QF_FP_R/griggio/fmcad12/div.c.3.smt2</text:p>
          </table:table-cell>
          <table:table-cell table:formula="of:=COUNTIF([.$C39:.$K39];&quot;unsat&quot;)+COUNTIF([.$C39:.$K39];&quot;unsat&quot;)" office:value-type="float" office:value="0" calcext:value-type="float">
            <text:p>0</text:p>
          </table:table-cell>
          <table:table-cell table:formula="of:=COUNTIF([.$C39:.$K39];&quot;sat&quot;)+COUNTIF([.$C39:.$K39];&quot;sat&quot;)" office:value-type="float" office:value="18" calcext:value-type="float">
            <text:p>18</text:p>
          </table:table-cell>
          <table:table-cell table:formula="of:=COUNTIF([.$C39:.$K39];&quot;-&quot;)+COUNTIF([.$C39:.$K39];&quot;-&quot;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IF(AND([.AE40]&gt;0;[.AF40]&gt;0);&quot;soundness!&quot;;IF([.AE40]&gt;0;&quot;unsat&quot;;IF([.$AF40]&gt;0;&quot;sat&quot;;&quot;-&quot;)))" office:value-type="string" office:string-value="sat" calcext:value-type="string">
            <text:p>sa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table:number-columns-repeated="2" office:value-type="string" calcext:value-type="string">
            <text:p>t/o</text:p>
          </table:table-cell>
          <table:table-cell office:value-type="float" office:value="19.439224" calcext:value-type="float">
            <text:p>19.439224</text:p>
          </table:table-cell>
          <table:table-cell office:value-type="string" calcext:value-type="string">
            <text:p>t/o</text:p>
          </table:table-cell>
          <table:table-cell office:value-type="float" office:value="11.17191" calcext:value-type="float">
            <text:p>11.17191</text:p>
          </table:table-cell>
          <table:table-cell table:number-columns-repeated="3" office:value-type="string" calcext:value-type="string">
            <text:p>t/o</text:p>
          </table:table-cell>
          <table:table-cell office:value-type="float" office:value="9.741378" calcext:value-type="float">
            <text:p>9.74137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/../../benchmarks/QF_FP_R/griggio/fmcad12/div.c.40.smt2</text:p>
          </table:table-cell>
          <table:table-cell table:formula="of:=COUNTIF([.$C40:.$K40];&quot;unsat&quot;)+COUNTIF([.$C40:.$K40];&quot;unsat&quot;)" office:value-type="float" office:value="0" calcext:value-type="float">
            <text:p>0</text:p>
          </table:table-cell>
          <table:table-cell table:formula="of:=COUNTIF([.$C40:.$K40];&quot;sat&quot;)+COUNTIF([.$C40:.$K40];&quot;sat&quot;)" office:value-type="float" office:value="6" calcext:value-type="float">
            <text:p>6</text:p>
          </table:table-cell>
          <table:table-cell table:formula="of:=COUNTIF([.$C40:.$K40];&quot;-&quot;)+COUNTIF([.$C40:.$K40];&quot;-&quot;)" office:value-type="float" office:value="12" calcext:value-type="float">
            <text:p>12</text:p>
          </table:table-cell>
        </table:table-row>
        <table:table-row table:style-name="ro1">
          <table:table-cell/>
          <table:table-cell table:formula="of:=IF(AND([.AE41]&gt;0;[.AF41]&gt;0);&quot;soundness!&quot;;IF([.AE41]&gt;0;&quot;unsat&quot;;IF([.$AF41]&gt;0;&quot;sat&quot;;&quot;-&quot;)))" office:value-type="string" office:string-value="sat" calcext:value-type="string">
            <text:p>sat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 office:value-type="string" calcext:value-type="string">
            <text:p>t/o</text:p>
          </table:table-cell>
          <table:table-cell office:value-type="float" office:value="44.71234" calcext:value-type="float">
            <text:p>44.71234</text:p>
          </table:table-cell>
          <table:table-cell table:number-columns-repeated="2" office:value-type="string" calcext:value-type="string">
            <text:p>t/o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../../../benchmarks/QF_FP_R/griggio/fmcad12/div.c.50.smt2</text:p>
          </table:table-cell>
          <table:table-cell table:formula="of:=COUNTIF([.$C41:.$K41];&quot;unsat&quot;)+COUNTIF([.$C41:.$K41];&quot;unsat&quot;)" office:value-type="float" office:value="0" calcext:value-type="float">
            <text:p>0</text:p>
          </table:table-cell>
          <table:table-cell table:formula="of:=COUNTIF([.$C41:.$K41];&quot;sat&quot;)+COUNTIF([.$C41:.$K41];&quot;sat&quot;)" office:value-type="float" office:value="2" calcext:value-type="float">
            <text:p>2</text:p>
          </table:table-cell>
          <table:table-cell table:formula="of:=COUNTIF([.$C41:.$K41];&quot;-&quot;)+COUNTIF([.$C41:.$K41];&quot;-&quot;)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IF(AND([.AE42]&gt;0;[.AF42]&gt;0);&quot;soundness!&quot;;IF([.AE42]&gt;0;&quot;unsat&quot;;IF([.$AF42]&gt;0;&quot;sat&quot;;&quot;-&quot;)))" office:value-type="string" office:string-value="sat" calcext:value-type="string">
            <text:p>sat</text:p>
          </table:table-cell>
          <table:table-cell table:number-columns-repeated="5"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sat</text:p>
          </table:table-cell>
          <table:table-cell office:value-type="float" office:value="5.1398826" calcext:value-type="float">
            <text:p>5.1398826</text:p>
          </table:table-cell>
          <table:table-cell office:value-type="float" office:value="0.24" calcext:value-type="float">
            <text:p>0.24</text:p>
          </table:table-cell>
          <table:table-cell office:value-type="float" office:value="1.4564222" calcext:value-type="float">
            <text:p>1.4564222</text:p>
          </table:table-cell>
          <table:table-cell office:value-type="float" office:value="0.72151005" calcext:value-type="float">
            <text:p>0.72151005</text:p>
          </table:table-cell>
          <table:table-cell office:value-type="float" office:value="0.5263396" calcext:value-type="float">
            <text:p>0.5263396</text:p>
          </table:table-cell>
          <table:table-cell office:value-type="string" calcext:value-type="string">
            <text:p>t/o</text:p>
          </table:table-cell>
          <table:table-cell office:value-type="float" office:value="6.4573793" calcext:value-type="float">
            <text:p>6.4573793</text:p>
          </table:table-cell>
          <table:table-cell office:value-type="float" office:value="1.6" calcext:value-type="float">
            <text:p>1.6</text:p>
          </table:table-cell>
          <table:table-cell office:value-type="float" office:value="0.5120117" calcext:value-type="float">
            <text:p>0.51201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/../../benchmarks/QF_FP_R/griggio/fmcad12/e1_1.c.smt2</text:p>
          </table:table-cell>
          <table:table-cell table:formula="of:=COUNTIF([.$C42:.$K42];&quot;unsat&quot;)+COUNTIF([.$C42:.$K42];&quot;unsat&quot;)" office:value-type="float" office:value="0" calcext:value-type="float">
            <text:p>0</text:p>
          </table:table-cell>
          <table:table-cell table:formula="of:=COUNTIF([.$C42:.$K42];&quot;sat&quot;)+COUNTIF([.$C42:.$K42];&quot;sat&quot;)" office:value-type="float" office:value="16" calcext:value-type="float">
            <text:p>16</text:p>
          </table:table-cell>
          <table:table-cell table:formula="of:=COUNTIF([.$C42:.$K42];&quot;-&quot;)+COUNTIF([.$C42:.$K42];&quot;-&quot;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IF(AND([.AE43]&gt;0;[.AF43]&gt;0);&quot;soundness!&quot;;IF([.AE43]&gt;0;&quot;unsat&quot;;IF([.$AF43]&gt;0;&quot;sat&quot;;&quot;-&quot;)))" office:value-type="string" office:string-value="sat" calcext:value-type="string">
            <text:p>sat</text:p>
          </table:table-cell>
          <table:table-cell table:number-columns-repeated="5"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sat</text:p>
          </table:table-cell>
          <table:table-cell office:value-type="float" office:value="5.036164" calcext:value-type="float">
            <text:p>5.036164</text:p>
          </table:table-cell>
          <table:table-cell office:value-type="float" office:value="0.24" calcext:value-type="float">
            <text:p>0.24</text:p>
          </table:table-cell>
          <table:table-cell office:value-type="float" office:value="1.492741" calcext:value-type="float">
            <text:p>1.492741</text:p>
          </table:table-cell>
          <table:table-cell office:value-type="float" office:value="0.6693081" calcext:value-type="float">
            <text:p>0.6693081</text:p>
          </table:table-cell>
          <table:table-cell office:value-type="float" office:value="0.5044688" calcext:value-type="float">
            <text:p>0.5044688</text:p>
          </table:table-cell>
          <table:table-cell office:value-type="string" calcext:value-type="string">
            <text:p>t/o</text:p>
          </table:table-cell>
          <table:table-cell office:value-type="float" office:value="6.232586" calcext:value-type="float">
            <text:p>6.232586</text:p>
          </table:table-cell>
          <table:table-cell office:value-type="float" office:value="1.6" calcext:value-type="float">
            <text:p>1.6</text:p>
          </table:table-cell>
          <table:table-cell office:value-type="float" office:value="0.5004034" calcext:value-type="float">
            <text:p>0.50040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/../../benchmarks/QF_FP_R/griggio/fmcad12/e1_2.c.smt2</text:p>
          </table:table-cell>
          <table:table-cell table:formula="of:=COUNTIF([.$C43:.$K43];&quot;unsat&quot;)+COUNTIF([.$C43:.$K43];&quot;unsat&quot;)" office:value-type="float" office:value="0" calcext:value-type="float">
            <text:p>0</text:p>
          </table:table-cell>
          <table:table-cell table:formula="of:=COUNTIF([.$C43:.$K43];&quot;sat&quot;)+COUNTIF([.$C43:.$K43];&quot;sat&quot;)" office:value-type="float" office:value="16" calcext:value-type="float">
            <text:p>16</text:p>
          </table:table-cell>
          <table:table-cell table:formula="of:=COUNTIF([.$C43:.$K43];&quot;-&quot;)+COUNTIF([.$C43:.$K43];&quot;-&quot;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IF(AND([.AE44]&gt;0;[.AF44]&gt;0);&quot;soundness!&quot;;IF([.AE44]&gt;0;&quot;unsat&quot;;IF([.$AF44]&gt;0;&quot;sat&quot;;&quot;-&quot;)))" office:value-type="string" office:string-value="sat" calcext:value-type="string">
            <text:p>sat</text:p>
          </table:table-cell>
          <table:table-cell table:number-columns-repeated="5"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sat</text:p>
          </table:table-cell>
          <table:table-cell office:value-type="float" office:value="7.580578" calcext:value-type="float">
            <text:p>7.580578</text:p>
          </table:table-cell>
          <table:table-cell office:value-type="float" office:value="0.28" calcext:value-type="float">
            <text:p>0.28</text:p>
          </table:table-cell>
          <table:table-cell office:value-type="float" office:value="0.68000454" calcext:value-type="float">
            <text:p>0.68000454</text:p>
          </table:table-cell>
          <table:table-cell office:value-type="float" office:value="1.2106125" calcext:value-type="float">
            <text:p>1.2106125</text:p>
          </table:table-cell>
          <table:table-cell office:value-type="float" office:value="1.1560458" calcext:value-type="float">
            <text:p>1.1560458</text:p>
          </table:table-cell>
          <table:table-cell office:value-type="string" calcext:value-type="string">
            <text:p>t/o</text:p>
          </table:table-cell>
          <table:table-cell office:value-type="float" office:value="0.7804453" calcext:value-type="float">
            <text:p>0.7804453</text:p>
          </table:table-cell>
          <table:table-cell office:value-type="float" office:value="1.47" calcext:value-type="float">
            <text:p>1.47</text:p>
          </table:table-cell>
          <table:table-cell office:value-type="float" office:value="1.0170652" calcext:value-type="float">
            <text:p>1.01706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./../../benchmarks/QF_FP_R/griggio/fmcad12/e1.c.smt2</text:p>
          </table:table-cell>
          <table:table-cell table:formula="of:=COUNTIF([.$C44:.$K44];&quot;unsat&quot;)+COUNTIF([.$C44:.$K44];&quot;unsat&quot;)" office:value-type="float" office:value="0" calcext:value-type="float">
            <text:p>0</text:p>
          </table:table-cell>
          <table:table-cell table:formula="of:=COUNTIF([.$C44:.$K44];&quot;sat&quot;)+COUNTIF([.$C44:.$K44];&quot;sat&quot;)" office:value-type="float" office:value="16" calcext:value-type="float">
            <text:p>16</text:p>
          </table:table-cell>
          <table:table-cell table:formula="of:=COUNTIF([.$C44:.$K44];&quot;-&quot;)+COUNTIF([.$C44:.$K44];&quot;-&quot;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IF(AND([.AE45]&gt;0;[.AF45]&gt;0);&quot;soundness!&quot;;IF([.AE45]&gt;0;&quot;unsat&quot;;IF([.$AF45]&gt;0;&quot;sat&quot;;&quot;-&quot;)))" office:value-type="string" office:string-value="sat" calcext:value-type="string">
            <text:p>sat</text:p>
          </table:table-cell>
          <table:table-cell table:number-columns-repeated="9" office:value-type="string" calcext:value-type="string">
            <text:p>sat</text:p>
          </table:table-cell>
          <table:table-cell office:value-type="float" office:value="0.9966228" calcext:value-type="float">
            <text:p>0.9966228</text:p>
          </table:table-cell>
          <table:table-cell office:value-type="float" office:value="0.984" calcext:value-type="float">
            <text:p>0.984</text:p>
          </table:table-cell>
          <table:table-cell office:value-type="float" office:value="1.0097775" calcext:value-type="float">
            <text:p>1.0097775</text:p>
          </table:table-cell>
          <table:table-cell office:value-type="float" office:value="1.0440009" calcext:value-type="float">
            <text:p>1.0440009</text:p>
          </table:table-cell>
          <table:table-cell office:value-type="float" office:value="0.9361739" calcext:value-type="float">
            <text:p>0.9361739</text:p>
          </table:table-cell>
          <table:table-cell office:value-type="float" office:value="0.016" calcext:value-type="float">
            <text:p>0.016</text:p>
          </table:table-cell>
          <table:table-cell office:value-type="float" office:value="1.1375978" calcext:value-type="float">
            <text:p>1.1375978</text:p>
          </table:table-cell>
          <table:table-cell office:value-type="float" office:value="5.95" calcext:value-type="float">
            <text:p>5.95</text:p>
          </table:table-cell>
          <table:table-cell office:value-type="float" office:value="0.68773293" calcext:value-type="float">
            <text:p>0.687732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/../../benchmarks/QF_FP_R/griggio/fmcad12/e2_1.c.smt2</text:p>
          </table:table-cell>
          <table:table-cell table:formula="of:=COUNTIF([.$C45:.$K45];&quot;unsat&quot;)+COUNTIF([.$C45:.$K45];&quot;unsat&quot;)" office:value-type="float" office:value="0" calcext:value-type="float">
            <text:p>0</text:p>
          </table:table-cell>
          <table:table-cell table:formula="of:=COUNTIF([.$C45:.$K45];&quot;sat&quot;)+COUNTIF([.$C45:.$K45];&quot;sat&quot;)" office:value-type="float" office:value="18" calcext:value-type="float">
            <text:p>18</text:p>
          </table:table-cell>
          <table:table-cell table:formula="of:=COUNTIF([.$C45:.$K45];&quot;-&quot;)+COUNTIF([.$C45:.$K45];&quot;-&quot;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IF(AND([.AE46]&gt;0;[.AF46]&gt;0);&quot;soundness!&quot;;IF([.AE46]&gt;0;&quot;unsat&quot;;IF([.$AF46]&gt;0;&quot;sat&quot;;&quot;-&quot;)))" office:value-type="string" office:string-value="sat" calcext:value-type="string">
            <text:p>sat</text:p>
          </table:table-cell>
          <table:table-cell table:number-columns-repeated="9" office:value-type="string" calcext:value-type="string">
            <text:p>sat</text:p>
          </table:table-cell>
          <table:table-cell office:value-type="float" office:value="0.9372389" calcext:value-type="float">
            <text:p>0.9372389</text:p>
          </table:table-cell>
          <table:table-cell office:value-type="float" office:value="0.228" calcext:value-type="float">
            <text:p>0.228</text:p>
          </table:table-cell>
          <table:table-cell office:value-type="float" office:value="1.7368009" calcext:value-type="float">
            <text:p>1.7368009</text:p>
          </table:table-cell>
          <table:table-cell office:value-type="float" office:value="0.9715387" calcext:value-type="float">
            <text:p>0.9715387</text:p>
          </table:table-cell>
          <table:table-cell office:value-type="float" office:value="0.95032525" calcext:value-type="float">
            <text:p>0.95032525</text:p>
          </table:table-cell>
          <table:table-cell office:value-type="float" office:value="0.008" calcext:value-type="float">
            <text:p>0.008</text:p>
          </table:table-cell>
          <table:table-cell office:value-type="float" office:value="1.0309869" calcext:value-type="float">
            <text:p>1.0309869</text:p>
          </table:table-cell>
          <table:table-cell office:value-type="float" office:value="0.9" calcext:value-type="float">
            <text:p>0.9</text:p>
          </table:table-cell>
          <table:table-cell office:value-type="float" office:value="0.6078479" calcext:value-type="float">
            <text:p>0.60784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/../../benchmarks/QF_FP_R/griggio/fmcad12/e2_2.c.smt2</text:p>
          </table:table-cell>
          <table:table-cell table:formula="of:=COUNTIF([.$C46:.$K46];&quot;unsat&quot;)+COUNTIF([.$C46:.$K46];&quot;unsat&quot;)" office:value-type="float" office:value="0" calcext:value-type="float">
            <text:p>0</text:p>
          </table:table-cell>
          <table:table-cell table:formula="of:=COUNTIF([.$C46:.$K46];&quot;sat&quot;)+COUNTIF([.$C46:.$K46];&quot;sat&quot;)" office:value-type="float" office:value="18" calcext:value-type="float">
            <text:p>18</text:p>
          </table:table-cell>
          <table:table-cell table:formula="of:=COUNTIF([.$C46:.$K46];&quot;-&quot;)+COUNTIF([.$C46:.$K46];&quot;-&quot;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IF(AND([.AE47]&gt;0;[.AF47]&gt;0);&quot;soundness!&quot;;IF([.AE47]&gt;0;&quot;unsat&quot;;IF([.$AF47]&gt;0;&quot;sat&quot;;&quot;-&quot;)))" office:value-type="string" office:string-value="sat" calcext:value-type="string">
            <text:p>sat</text:p>
          </table:table-cell>
          <table:table-cell table:number-columns-repeated="9" office:value-type="string" calcext:value-type="string">
            <text:p>sat</text:p>
          </table:table-cell>
          <table:table-cell office:value-type="float" office:value="0.90234035" calcext:value-type="float">
            <text:p>0.90234035</text:p>
          </table:table-cell>
          <table:table-cell office:value-type="float" office:value="0.208" calcext:value-type="float">
            <text:p>0.208</text:p>
          </table:table-cell>
          <table:table-cell office:value-type="float" office:value="0.9525892" calcext:value-type="float">
            <text:p>0.9525892</text:p>
          </table:table-cell>
          <table:table-cell office:value-type="float" office:value="0.95171344" calcext:value-type="float">
            <text:p>0.95171344</text:p>
          </table:table-cell>
          <table:table-cell office:value-type="float" office:value="0.89421076" calcext:value-type="float">
            <text:p>0.89421076</text:p>
          </table:table-cell>
          <table:table-cell office:value-type="float" office:value="0.008" calcext:value-type="float">
            <text:p>0.008</text:p>
          </table:table-cell>
          <table:table-cell office:value-type="float" office:value="1.0220894" calcext:value-type="float">
            <text:p>1.0220894</text:p>
          </table:table-cell>
          <table:table-cell office:value-type="float" office:value="0.93" calcext:value-type="float">
            <text:p>0.93</text:p>
          </table:table-cell>
          <table:table-cell office:value-type="float" office:value="0.60059893" calcext:value-type="float">
            <text:p>0.600598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/../../benchmarks/QF_FP_R/griggio/fmcad12/e2_3.c.smt2</text:p>
          </table:table-cell>
          <table:table-cell table:formula="of:=COUNTIF([.$C47:.$K47];&quot;unsat&quot;)+COUNTIF([.$C47:.$K47];&quot;unsat&quot;)" office:value-type="float" office:value="0" calcext:value-type="float">
            <text:p>0</text:p>
          </table:table-cell>
          <table:table-cell table:formula="of:=COUNTIF([.$C47:.$K47];&quot;sat&quot;)+COUNTIF([.$C47:.$K47];&quot;sat&quot;)" office:value-type="float" office:value="18" calcext:value-type="float">
            <text:p>18</text:p>
          </table:table-cell>
          <table:table-cell table:formula="of:=COUNTIF([.$C47:.$K47];&quot;-&quot;)+COUNTIF([.$C47:.$K47];&quot;-&quot;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IF(AND([.AE48]&gt;0;[.AF48]&gt;0);&quot;soundness!&quot;;IF([.AE48]&gt;0;&quot;unsat&quot;;IF([.$AF48]&gt;0;&quot;sat&quot;;&quot;-&quot;)))" office:value-type="string" office:string-value="sat" calcext:value-type="string">
            <text:p>sat</text:p>
          </table:table-cell>
          <table:table-cell table:number-columns-repeated="9" office:value-type="string" calcext:value-type="string">
            <text:p>sat</text:p>
          </table:table-cell>
          <table:table-cell office:value-type="float" office:value="0.68338567" calcext:value-type="float">
            <text:p>0.68338567</text:p>
          </table:table-cell>
          <table:table-cell office:value-type="float" office:value="0.208" calcext:value-type="float">
            <text:p>0.208</text:p>
          </table:table-cell>
          <table:table-cell office:value-type="float" office:value="1.3339285" calcext:value-type="float">
            <text:p>1.3339285</text:p>
          </table:table-cell>
          <table:table-cell office:value-type="float" office:value="0.82556504" calcext:value-type="float">
            <text:p>0.82556504</text:p>
          </table:table-cell>
          <table:table-cell office:value-type="float" office:value="0.7003913" calcext:value-type="float">
            <text:p>0.70039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82180053" calcext:value-type="float">
            <text:p>0.82180053</text:p>
          </table:table-cell>
          <table:table-cell office:value-type="float" office:value="0.09" calcext:value-type="float">
            <text:p>0.09</text:p>
          </table:table-cell>
          <table:table-cell office:value-type="float" office:value="0.7868322" calcext:value-type="float">
            <text:p>0.78683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/../../benchmarks/QF_FP_R/griggio/fmcad12/e2a_1.c.smt2</text:p>
          </table:table-cell>
          <table:table-cell table:formula="of:=COUNTIF([.$C48:.$K48];&quot;unsat&quot;)+COUNTIF([.$C48:.$K48];&quot;unsat&quot;)" office:value-type="float" office:value="0" calcext:value-type="float">
            <text:p>0</text:p>
          </table:table-cell>
          <table:table-cell table:formula="of:=COUNTIF([.$C48:.$K48];&quot;sat&quot;)+COUNTIF([.$C48:.$K48];&quot;sat&quot;)" office:value-type="float" office:value="18" calcext:value-type="float">
            <text:p>18</text:p>
          </table:table-cell>
          <table:table-cell table:formula="of:=COUNTIF([.$C48:.$K48];&quot;-&quot;)+COUNTIF([.$C48:.$K48];&quot;-&quot;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IF(AND([.AE49]&gt;0;[.AF49]&gt;0);&quot;soundness!&quot;;IF([.AE49]&gt;0;&quot;unsat&quot;;IF([.$AF49]&gt;0;&quot;sat&quot;;&quot;-&quot;)))" office:value-type="string" office:string-value="sat" calcext:value-type="string">
            <text:p>sat</text:p>
          </table:table-cell>
          <table:table-cell table:number-columns-repeated="9" office:value-type="string" calcext:value-type="string">
            <text:p>sat</text:p>
          </table:table-cell>
          <table:table-cell office:value-type="float" office:value="3.47303" calcext:value-type="float">
            <text:p>3.47303</text:p>
          </table:table-cell>
          <table:table-cell office:value-type="float" office:value="0.2" calcext:value-type="float">
            <text:p>0.2</text:p>
          </table:table-cell>
          <table:table-cell office:value-type="float" office:value="0.75727123" calcext:value-type="float">
            <text:p>0.75727123</text:p>
          </table:table-cell>
          <table:table-cell office:value-type="float" office:value="3.7713518" calcext:value-type="float">
            <text:p>3.7713518</text:p>
          </table:table-cell>
          <table:table-cell office:value-type="float" office:value="0.68588436" calcext:value-type="float">
            <text:p>0.68588436</text:p>
          </table:table-cell>
          <table:table-cell office:value-type="float" office:value="0.008" calcext:value-type="float">
            <text:p>0.008</text:p>
          </table:table-cell>
          <table:table-cell office:value-type="float" office:value="0.8824106" calcext:value-type="float">
            <text:p>0.8824106</text:p>
          </table:table-cell>
          <table:table-cell office:value-type="float" office:value="0.78" calcext:value-type="float">
            <text:p>0.78</text:p>
          </table:table-cell>
          <table:table-cell office:value-type="float" office:value="0.68326837" calcext:value-type="float">
            <text:p>0.683268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/../../benchmarks/QF_FP_R/griggio/fmcad12/e2a_2.c.smt2</text:p>
          </table:table-cell>
          <table:table-cell table:formula="of:=COUNTIF([.$C49:.$K49];&quot;unsat&quot;)+COUNTIF([.$C49:.$K49];&quot;unsat&quot;)" office:value-type="float" office:value="0" calcext:value-type="float">
            <text:p>0</text:p>
          </table:table-cell>
          <table:table-cell table:formula="of:=COUNTIF([.$C49:.$K49];&quot;sat&quot;)+COUNTIF([.$C49:.$K49];&quot;sat&quot;)" office:value-type="float" office:value="18" calcext:value-type="float">
            <text:p>18</text:p>
          </table:table-cell>
          <table:table-cell table:formula="of:=COUNTIF([.$C49:.$K49];&quot;-&quot;)+COUNTIF([.$C49:.$K49];&quot;-&quot;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IF(AND([.AE50]&gt;0;[.AF50]&gt;0);&quot;soundness!&quot;;IF([.AE50]&gt;0;&quot;unsat&quot;;IF([.$AF50]&gt;0;&quot;sat&quot;;&quot;-&quot;)))" office:value-type="string" office:string-value="sat" calcext:value-type="string">
            <text:p>sat</text:p>
          </table:table-cell>
          <table:table-cell table:number-columns-repeated="9" office:value-type="string" calcext:value-type="string">
            <text:p>sat</text:p>
          </table:table-cell>
          <table:table-cell office:value-type="float" office:value="3.8364" calcext:value-type="float">
            <text:p>3.8364</text:p>
          </table:table-cell>
          <table:table-cell office:value-type="float" office:value="0.196" calcext:value-type="float">
            <text:p>0.196</text:p>
          </table:table-cell>
          <table:table-cell office:value-type="float" office:value="0.7629016" calcext:value-type="float">
            <text:p>0.7629016</text:p>
          </table:table-cell>
          <table:table-cell office:value-type="float" office:value="3.7242732" calcext:value-type="float">
            <text:p>3.7242732</text:p>
          </table:table-cell>
          <table:table-cell office:value-type="float" office:value="0.63822603" calcext:value-type="float">
            <text:p>0.63822603</text:p>
          </table:table-cell>
          <table:table-cell office:value-type="float" office:value="0.008" calcext:value-type="float">
            <text:p>0.008</text:p>
          </table:table-cell>
          <table:table-cell office:value-type="float" office:value="0.8128988" calcext:value-type="float">
            <text:p>0.8128988</text:p>
          </table:table-cell>
          <table:table-cell office:value-type="float" office:value="0.81" calcext:value-type="float">
            <text:p>0.81</text:p>
          </table:table-cell>
          <table:table-cell office:value-type="float" office:value="0.6147321" calcext:value-type="float">
            <text:p>0.61473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/../../benchmarks/QF_FP_R/griggio/fmcad12/e2a_3.c.smt2</text:p>
          </table:table-cell>
          <table:table-cell table:formula="of:=COUNTIF([.$C50:.$K50];&quot;unsat&quot;)+COUNTIF([.$C50:.$K50];&quot;unsat&quot;)" office:value-type="float" office:value="0" calcext:value-type="float">
            <text:p>0</text:p>
          </table:table-cell>
          <table:table-cell table:formula="of:=COUNTIF([.$C50:.$K50];&quot;sat&quot;)+COUNTIF([.$C50:.$K50];&quot;sat&quot;)" office:value-type="float" office:value="18" calcext:value-type="float">
            <text:p>18</text:p>
          </table:table-cell>
          <table:table-cell table:formula="of:=COUNTIF([.$C50:.$K50];&quot;-&quot;)+COUNTIF([.$C50:.$K50];&quot;-&quot;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IF(AND([.AE51]&gt;0;[.AF51]&gt;0);&quot;soundness!&quot;;IF([.AE51]&gt;0;&quot;unsat&quot;;IF([.$AF51]&gt;0;&quot;sat&quot;;&quot;-&quot;)))" office:value-type="string" office:string-value="sat" calcext:value-type="string">
            <text:p>sat</text:p>
          </table:table-cell>
          <table:table-cell table:number-columns-repeated="9" office:value-type="string" calcext:value-type="string">
            <text:p>sat</text:p>
          </table:table-cell>
          <table:table-cell office:value-type="float" office:value="3.2454362" calcext:value-type="float">
            <text:p>3.2454362</text:p>
          </table:table-cell>
          <table:table-cell office:value-type="float" office:value="1.568" calcext:value-type="float">
            <text:p>1.568</text:p>
          </table:table-cell>
          <table:table-cell office:value-type="float" office:value="1.3680884" calcext:value-type="float">
            <text:p>1.3680884</text:p>
          </table:table-cell>
          <table:table-cell office:value-type="float" office:value="2.2568738" calcext:value-type="float">
            <text:p>2.2568738</text:p>
          </table:table-cell>
          <table:table-cell office:value-type="float" office:value="1.2856022" calcext:value-type="float">
            <text:p>1.2856022</text:p>
          </table:table-cell>
          <table:table-cell office:value-type="float" office:value="0.104" calcext:value-type="float">
            <text:p>0.104</text:p>
          </table:table-cell>
          <table:table-cell office:value-type="float" office:value="1.3309566" calcext:value-type="float">
            <text:p>1.3309566</text:p>
          </table:table-cell>
          <table:table-cell office:value-type="float" office:value="6.82" calcext:value-type="float">
            <text:p>6.82</text:p>
          </table:table-cell>
          <table:table-cell office:value-type="float" office:value="1.061059" calcext:value-type="float">
            <text:p>1.0610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/../../benchmarks/QF_FP_R/griggio/fmcad12/e2.c.smt2</text:p>
          </table:table-cell>
          <table:table-cell table:formula="of:=COUNTIF([.$C51:.$K51];&quot;unsat&quot;)+COUNTIF([.$C51:.$K51];&quot;unsat&quot;)" office:value-type="float" office:value="0" calcext:value-type="float">
            <text:p>0</text:p>
          </table:table-cell>
          <table:table-cell table:formula="of:=COUNTIF([.$C51:.$K51];&quot;sat&quot;)+COUNTIF([.$C51:.$K51];&quot;sat&quot;)" office:value-type="float" office:value="18" calcext:value-type="float">
            <text:p>18</text:p>
          </table:table-cell>
          <table:table-cell table:formula="of:=COUNTIF([.$C51:.$K51];&quot;-&quot;)+COUNTIF([.$C51:.$K51];&quot;-&quot;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IF(AND([.AE52]&gt;0;[.AF52]&gt;0);&quot;soundness!&quot;;IF([.AE52]&gt;0;&quot;unsat&quot;;IF([.$AF52]&gt;0;&quot;sat&quot;;&quot;-&quot;)))" office:value-type="string" office:string-value="sat" calcext:value-type="string">
            <text:p>sat</text:p>
          </table:table-cell>
          <table:table-cell table:number-columns-repeated="9" office:value-type="string" calcext:value-type="string">
            <text:p>sat</text:p>
          </table:table-cell>
          <table:table-cell office:value-type="float" office:value="1.9983861" calcext:value-type="float">
            <text:p>1.9983861</text:p>
          </table:table-cell>
          <table:table-cell office:value-type="float" office:value="3.624" calcext:value-type="float">
            <text:p>3.624</text:p>
          </table:table-cell>
          <table:table-cell office:value-type="float" office:value="6.998333" calcext:value-type="float">
            <text:p>6.998333</text:p>
          </table:table-cell>
          <table:table-cell office:value-type="float" office:value="3.8466992" calcext:value-type="float">
            <text:p>3.8466992</text:p>
          </table:table-cell>
          <table:table-cell office:value-type="float" office:value="1.1806144" calcext:value-type="float">
            <text:p>1.1806144</text:p>
          </table:table-cell>
          <table:table-cell office:value-type="float" office:value="0.024" calcext:value-type="float">
            <text:p>0.024</text:p>
          </table:table-cell>
          <table:table-cell office:value-type="float" office:value="2.200435" calcext:value-type="float">
            <text:p>2.200435</text:p>
          </table:table-cell>
          <table:table-cell office:value-type="float" office:value="8.63" calcext:value-type="float">
            <text:p>8.63</text:p>
          </table:table-cell>
          <table:table-cell office:value-type="float" office:value="1.1595174" calcext:value-type="float">
            <text:p>1.1595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/../../benchmarks/QF_FP_R/griggio/fmcad12/e3_1.c.smt2</text:p>
          </table:table-cell>
          <table:table-cell table:formula="of:=COUNTIF([.$C52:.$K52];&quot;unsat&quot;)+COUNTIF([.$C52:.$K52];&quot;unsat&quot;)" office:value-type="float" office:value="0" calcext:value-type="float">
            <text:p>0</text:p>
          </table:table-cell>
          <table:table-cell table:formula="of:=COUNTIF([.$C52:.$K52];&quot;sat&quot;)+COUNTIF([.$C52:.$K52];&quot;sat&quot;)" office:value-type="float" office:value="18" calcext:value-type="float">
            <text:p>18</text:p>
          </table:table-cell>
          <table:table-cell table:formula="of:=COUNTIF([.$C52:.$K52];&quot;-&quot;)+COUNTIF([.$C52:.$K52];&quot;-&quot;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IF(AND([.AE53]&gt;0;[.AF53]&gt;0);&quot;soundness!&quot;;IF([.AE53]&gt;0;&quot;unsat&quot;;IF([.$AF53]&gt;0;&quot;sat&quot;;&quot;-&quot;)))" office:value-type="string" office:string-value="sat" calcext:value-type="string">
            <text:p>sat</text:p>
          </table:table-cell>
          <table:table-cell table:number-columns-repeated="9" office:value-type="string" calcext:value-type="string">
            <text:p>sat</text:p>
          </table:table-cell>
          <table:table-cell office:value-type="float" office:value="2.0125427" calcext:value-type="float">
            <text:p>2.0125427</text:p>
          </table:table-cell>
          <table:table-cell office:value-type="float" office:value="1.24" calcext:value-type="float">
            <text:p>1.24</text:p>
          </table:table-cell>
          <table:table-cell office:value-type="float" office:value="2.1299572" calcext:value-type="float">
            <text:p>2.1299572</text:p>
          </table:table-cell>
          <table:table-cell office:value-type="float" office:value="7.076563" calcext:value-type="float">
            <text:p>7.076563</text:p>
          </table:table-cell>
          <table:table-cell office:value-type="float" office:value="1.0948881" calcext:value-type="float">
            <text:p>1.0948881</text:p>
          </table:table-cell>
          <table:table-cell office:value-type="float" office:value="0.072" calcext:value-type="float">
            <text:p>0.072</text:p>
          </table:table-cell>
          <table:table-cell office:value-type="float" office:value="2.150569" calcext:value-type="float">
            <text:p>2.150569</text:p>
          </table:table-cell>
          <table:table-cell office:value-type="float" office:value="6.57" calcext:value-type="float">
            <text:p>6.57</text:p>
          </table:table-cell>
          <table:table-cell office:value-type="float" office:value="1.1422942" calcext:value-type="float">
            <text:p>1.14229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/../../benchmarks/QF_FP_R/griggio/fmcad12/e3_2.c.smt2</text:p>
          </table:table-cell>
          <table:table-cell table:formula="of:=COUNTIF([.$C53:.$K53];&quot;unsat&quot;)+COUNTIF([.$C53:.$K53];&quot;unsat&quot;)" office:value-type="float" office:value="0" calcext:value-type="float">
            <text:p>0</text:p>
          </table:table-cell>
          <table:table-cell table:formula="of:=COUNTIF([.$C53:.$K53];&quot;sat&quot;)+COUNTIF([.$C53:.$K53];&quot;sat&quot;)" office:value-type="float" office:value="18" calcext:value-type="float">
            <text:p>18</text:p>
          </table:table-cell>
          <table:table-cell table:formula="of:=COUNTIF([.$C53:.$K53];&quot;-&quot;)+COUNTIF([.$C53:.$K53];&quot;-&quot;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IF(AND([.AE54]&gt;0;[.AF54]&gt;0);&quot;soundness!&quot;;IF([.AE54]&gt;0;&quot;unsat&quot;;IF([.$AF54]&gt;0;&quot;sat&quot;;&quot;-&quot;)))" office:value-type="string" office:string-value="unsat" calcext:value-type="string">
            <text:p>un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unsat</text:p>
          </table:table-cell>
          <table:table-cell office:value-type="string" calcext:value-type="string">
            <text:p>t/o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string" calcext:value-type="string">
            <text:p>t/o</text:p>
          </table:table-cell>
          <table:table-cell office:value-type="float" office:value="7.3732686" calcext:value-type="float">
            <text:p>7.3732686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t/o</text:p>
          </table:table-cell>
          <table:table-cell office:value-type="float" office:value="10.06" calcext:value-type="float">
            <text:p>10.06</text:p>
          </table:table-cell>
          <table:table-cell office:value-type="float" office:value="7.2563667" calcext:value-type="float">
            <text:p>7.2563667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./../../benchmarks/QF_FP_R/griggio/fmcad12/e3.c.smt2</text:p>
          </table:table-cell>
          <table:table-cell table:formula="of:=COUNTIF([.$C54:.$K54];&quot;unsat&quot;)+COUNTIF([.$C54:.$K54];&quot;unsat&quot;)" office:value-type="float" office:value="10" calcext:value-type="float">
            <text:p>10</text:p>
          </table:table-cell>
          <table:table-cell table:formula="of:=COUNTIF([.$C54:.$K54];&quot;sat&quot;)+COUNTIF([.$C54:.$K54];&quot;sat&quot;)" office:value-type="float" office:value="0" calcext:value-type="float">
            <text:p>0</text:p>
          </table:table-cell>
          <table:table-cell table:formula="of:=COUNTIF([.$C54:.$K54];&quot;-&quot;)+COUNTIF([.$C54:.$K54];&quot;-&quot;)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IF(AND([.AE55]&gt;0;[.AF55]&gt;0);&quot;soundness!&quot;;IF([.AE55]&gt;0;&quot;unsat&quot;;IF([.$AF55]&gt;0;&quot;sat&quot;;&quot;-&quot;)))" office:value-type="string" office:string-value="sat" calcext:value-type="string">
            <text:p>sat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table:number-columns-repeated="7" office:value-type="string" calcext:value-type="string">
            <text:p>t/o</text:p>
          </table:table-cell>
          <table:table-cell office:value-type="float" office:value="22.72" calcext:value-type="float">
            <text:p>22.72</text:p>
          </table:table-cell>
          <table:table-cell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f23.smt2</text:p>
          </table:table-cell>
          <table:table-cell table:formula="of:=COUNTIF([.$C55:.$K55];&quot;unsat&quot;)+COUNTIF([.$C55:.$K55];&quot;unsat&quot;)" office:value-type="float" office:value="0" calcext:value-type="float">
            <text:p>0</text:p>
          </table:table-cell>
          <table:table-cell table:formula="of:=COUNTIF([.$C55:.$K55];&quot;sat&quot;)+COUNTIF([.$C55:.$K55];&quot;sat&quot;)" office:value-type="float" office:value="2" calcext:value-type="float">
            <text:p>2</text:p>
          </table:table-cell>
          <table:table-cell table:formula="of:=COUNTIF([.$C55:.$K55];&quot;-&quot;)+COUNTIF([.$C55:.$K55];&quot;-&quot;)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IF(AND([.AE56]&gt;0;[.AF56]&gt;0);&quot;soundness!&quot;;IF([.AE56]&gt;0;&quot;unsat&quot;;IF([.$AF56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gaussian.c.125.smt2</text:p>
          </table:table-cell>
          <table:table-cell table:formula="of:=COUNTIF([.$C56:.$K56];&quot;unsat&quot;)+COUNTIF([.$C56:.$K56];&quot;unsat&quot;)" office:value-type="float" office:value="0" calcext:value-type="float">
            <text:p>0</text:p>
          </table:table-cell>
          <table:table-cell table:formula="of:=COUNTIF([.$C56:.$K56];&quot;sat&quot;)+COUNTIF([.$C56:.$K56];&quot;sat&quot;)" office:value-type="float" office:value="0" calcext:value-type="float">
            <text:p>0</text:p>
          </table:table-cell>
          <table:table-cell table:formula="of:=COUNTIF([.$C56:.$K56];&quot;-&quot;)+COUNTIF([.$C56:.$K56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57]&gt;0;[.AF57]&gt;0);&quot;soundness!&quot;;IF([.AE57]&gt;0;&quot;unsat&quot;;IF([.$AF57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gaussian.c.175.smt2</text:p>
          </table:table-cell>
          <table:table-cell table:formula="of:=COUNTIF([.$C57:.$K57];&quot;unsat&quot;)+COUNTIF([.$C57:.$K57];&quot;unsat&quot;)" office:value-type="float" office:value="0" calcext:value-type="float">
            <text:p>0</text:p>
          </table:table-cell>
          <table:table-cell table:formula="of:=COUNTIF([.$C57:.$K57];&quot;sat&quot;)+COUNTIF([.$C57:.$K57];&quot;sat&quot;)" office:value-type="float" office:value="0" calcext:value-type="float">
            <text:p>0</text:p>
          </table:table-cell>
          <table:table-cell table:formula="of:=COUNTIF([.$C57:.$K57];&quot;-&quot;)+COUNTIF([.$C57:.$K57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58]&gt;0;[.AF58]&gt;0);&quot;soundness!&quot;;IF([.AE58]&gt;0;&quot;unsat&quot;;IF([.$AF58]&gt;0;&quot;sat&quot;;&quot;-&quot;)))" office:value-type="string" office:string-value="sat" calcext:value-type="string">
            <text:p>sat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string" calcext:value-type="string">
            <text:p>t/o</text:p>
          </table:table-cell>
          <table:table-cell office:value-type="float" office:value="30.302" calcext:value-type="float">
            <text:p>30.302</text:p>
          </table:table-cell>
          <table:table-cell table:number-columns-repeated="3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gaussian.c.25.smt2</text:p>
          </table:table-cell>
          <table:table-cell table:formula="of:=COUNTIF([.$C58:.$K58];&quot;unsat&quot;)+COUNTIF([.$C58:.$K58];&quot;unsat&quot;)" office:value-type="float" office:value="0" calcext:value-type="float">
            <text:p>0</text:p>
          </table:table-cell>
          <table:table-cell table:formula="of:=COUNTIF([.$C58:.$K58];&quot;sat&quot;)+COUNTIF([.$C58:.$K58];&quot;sat&quot;)" office:value-type="float" office:value="2" calcext:value-type="float">
            <text:p>2</text:p>
          </table:table-cell>
          <table:table-cell table:formula="of:=COUNTIF([.$C58:.$K58];&quot;-&quot;)+COUNTIF([.$C58:.$K58];&quot;-&quot;)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IF(AND([.AE59]&gt;0;[.AF59]&gt;0);&quot;soundness!&quot;;IF([.AE59]&gt;0;&quot;unsat&quot;;IF([.$AF59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gaussian.c.75.smt2</text:p>
          </table:table-cell>
          <table:table-cell table:formula="of:=COUNTIF([.$C59:.$K59];&quot;unsat&quot;)+COUNTIF([.$C59:.$K59];&quot;unsat&quot;)" office:value-type="float" office:value="0" calcext:value-type="float">
            <text:p>0</text:p>
          </table:table-cell>
          <table:table-cell table:formula="of:=COUNTIF([.$C59:.$K59];&quot;sat&quot;)+COUNTIF([.$C59:.$K59];&quot;sat&quot;)" office:value-type="float" office:value="0" calcext:value-type="float">
            <text:p>0</text:p>
          </table:table-cell>
          <table:table-cell table:formula="of:=COUNTIF([.$C59:.$K59];&quot;-&quot;)+COUNTIF([.$C59:.$K59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60]&gt;0;[.AF60]&gt;0);&quot;soundness!&quot;;IF([.AE60]&gt;0;&quot;unsat&quot;;IF([.$AF60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mul_000003_30000_1.smt2</text:p>
          </table:table-cell>
          <table:table-cell table:formula="of:=COUNTIF([.$C60:.$K60];&quot;unsat&quot;)+COUNTIF([.$C60:.$K60];&quot;unsat&quot;)" office:value-type="float" office:value="0" calcext:value-type="float">
            <text:p>0</text:p>
          </table:table-cell>
          <table:table-cell table:formula="of:=COUNTIF([.$C60:.$K60];&quot;sat&quot;)+COUNTIF([.$C60:.$K60];&quot;sat&quot;)" office:value-type="float" office:value="0" calcext:value-type="float">
            <text:p>0</text:p>
          </table:table-cell>
          <table:table-cell table:formula="of:=COUNTIF([.$C60:.$K60];&quot;-&quot;)+COUNTIF([.$C60:.$K60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61]&gt;0;[.AF61]&gt;0);&quot;soundness!&quot;;IF([.AE61]&gt;0;&quot;unsat&quot;;IF([.$AF61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mul_03_3000_1.smt2</text:p>
          </table:table-cell>
          <table:table-cell table:formula="of:=COUNTIF([.$C61:.$K61];&quot;unsat&quot;)+COUNTIF([.$C61:.$K61];&quot;unsat&quot;)" office:value-type="float" office:value="0" calcext:value-type="float">
            <text:p>0</text:p>
          </table:table-cell>
          <table:table-cell table:formula="of:=COUNTIF([.$C61:.$K61];&quot;sat&quot;)+COUNTIF([.$C61:.$K61];&quot;sat&quot;)" office:value-type="float" office:value="0" calcext:value-type="float">
            <text:p>0</text:p>
          </table:table-cell>
          <table:table-cell table:formula="of:=COUNTIF([.$C61:.$K61];&quot;-&quot;)+COUNTIF([.$C61:.$K61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62]&gt;0;[.AF62]&gt;0);&quot;soundness!&quot;;IF([.AE62]&gt;0;&quot;unsat&quot;;IF([.$AF62]&gt;0;&quot;sat&quot;;&quot;-&quot;)))" office:value-type="string" office:string-value="unsat" calcext:value-type="string">
            <text:p>un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t/o</text:p>
          </table:table-cell>
          <table:table-cell office:value-type="float" office:value="29.398" calcext:value-type="float">
            <text:p>29.398</text:p>
          </table:table-cell>
          <table:table-cell table:number-columns-repeated="7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mul_03_30_1.smt2</text:p>
          </table:table-cell>
          <table:table-cell table:formula="of:=COUNTIF([.$C62:.$K62];&quot;unsat&quot;)+COUNTIF([.$C62:.$K62];&quot;unsat&quot;)" office:value-type="float" office:value="2" calcext:value-type="float">
            <text:p>2</text:p>
          </table:table-cell>
          <table:table-cell table:formula="of:=COUNTIF([.$C62:.$K62];&quot;sat&quot;)+COUNTIF([.$C62:.$K62];&quot;sat&quot;)" office:value-type="float" office:value="0" calcext:value-type="float">
            <text:p>0</text:p>
          </table:table-cell>
          <table:table-cell table:formula="of:=COUNTIF([.$C62:.$K62];&quot;-&quot;)+COUNTIF([.$C62:.$K62];&quot;-&quot;)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IF(AND([.AE63]&gt;0;[.AF63]&gt;0);&quot;soundness!&quot;;IF([.AE63]&gt;0;&quot;unsat&quot;;IF([.$AF63]&gt;0;&quot;sat&quot;;&quot;-&quot;)))" office:value-type="string" office:string-value="unsat" calcext:value-type="string">
            <text:p>un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t/o</text:p>
          </table:table-cell>
          <table:table-cell office:value-type="float" office:value="21.617" calcext:value-type="float">
            <text:p>21.617</text:p>
          </table:table-cell>
          <table:table-cell table:number-columns-repeated="7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mul_03_30_2.smt2</text:p>
          </table:table-cell>
          <table:table-cell table:formula="of:=COUNTIF([.$C63:.$K63];&quot;unsat&quot;)+COUNTIF([.$C63:.$K63];&quot;unsat&quot;)" office:value-type="float" office:value="2" calcext:value-type="float">
            <text:p>2</text:p>
          </table:table-cell>
          <table:table-cell table:formula="of:=COUNTIF([.$C63:.$K63];&quot;sat&quot;)+COUNTIF([.$C63:.$K63];&quot;sat&quot;)" office:value-type="float" office:value="0" calcext:value-type="float">
            <text:p>0</text:p>
          </table:table-cell>
          <table:table-cell table:formula="of:=COUNTIF([.$C63:.$K63];&quot;-&quot;)+COUNTIF([.$C63:.$K63];&quot;-&quot;)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IF(AND([.AE64]&gt;0;[.AF64]&gt;0);&quot;soundness!&quot;;IF([.AE64]&gt;0;&quot;unsat&quot;;IF([.$AF64]&gt;0;&quot;sat&quot;;&quot;-&quot;)))" office:value-type="string" office:string-value="unsat" calcext:value-type="string">
            <text:p>un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t/o</text:p>
          </table:table-cell>
          <table:table-cell office:value-type="float" office:value="36.086" calcext:value-type="float">
            <text:p>36.086</text:p>
          </table:table-cell>
          <table:table-cell table:number-columns-repeated="7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mul_03_30_3.smt2</text:p>
          </table:table-cell>
          <table:table-cell table:formula="of:=COUNTIF([.$C64:.$K64];&quot;unsat&quot;)+COUNTIF([.$C64:.$K64];&quot;unsat&quot;)" office:value-type="float" office:value="2" calcext:value-type="float">
            <text:p>2</text:p>
          </table:table-cell>
          <table:table-cell table:formula="of:=COUNTIF([.$C64:.$K64];&quot;sat&quot;)+COUNTIF([.$C64:.$K64];&quot;sat&quot;)" office:value-type="float" office:value="0" calcext:value-type="float">
            <text:p>0</text:p>
          </table:table-cell>
          <table:table-cell table:formula="of:=COUNTIF([.$C64:.$K64];&quot;-&quot;)+COUNTIF([.$C64:.$K64];&quot;-&quot;)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IF(AND([.AE65]&gt;0;[.AF65]&gt;0);&quot;soundness!&quot;;IF([.AE65]&gt;0;&quot;unsat&quot;;IF([.$AF65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mul_03_30_4.smt2</text:p>
          </table:table-cell>
          <table:table-cell table:formula="of:=COUNTIF([.$C65:.$K65];&quot;unsat&quot;)+COUNTIF([.$C65:.$K65];&quot;unsat&quot;)" office:value-type="float" office:value="0" calcext:value-type="float">
            <text:p>0</text:p>
          </table:table-cell>
          <table:table-cell table:formula="of:=COUNTIF([.$C65:.$K65];&quot;sat&quot;)+COUNTIF([.$C65:.$K65];&quot;sat&quot;)" office:value-type="float" office:value="0" calcext:value-type="float">
            <text:p>0</text:p>
          </table:table-cell>
          <table:table-cell table:formula="of:=COUNTIF([.$C65:.$K65];&quot;-&quot;)+COUNTIF([.$C65:.$K65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66]&gt;0;[.AF66]&gt;0);&quot;soundness!&quot;;IF([.AE66]&gt;0;&quot;unsat&quot;;IF([.$AF66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mul_03_30_5.smt2</text:p>
          </table:table-cell>
          <table:table-cell table:formula="of:=COUNTIF([.$C66:.$K66];&quot;unsat&quot;)+COUNTIF([.$C66:.$K66];&quot;unsat&quot;)" office:value-type="float" office:value="0" calcext:value-type="float">
            <text:p>0</text:p>
          </table:table-cell>
          <table:table-cell table:formula="of:=COUNTIF([.$C66:.$K66];&quot;sat&quot;)+COUNTIF([.$C66:.$K66];&quot;sat&quot;)" office:value-type="float" office:value="0" calcext:value-type="float">
            <text:p>0</text:p>
          </table:table-cell>
          <table:table-cell table:formula="of:=COUNTIF([.$C66:.$K66];&quot;-&quot;)+COUNTIF([.$C66:.$K66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67]&gt;0;[.AF67]&gt;0);&quot;soundness!&quot;;IF([.AE67]&gt;0;&quot;unsat&quot;;IF([.$AF67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mul_03_30_6.smt2</text:p>
          </table:table-cell>
          <table:table-cell table:formula="of:=COUNTIF([.$C67:.$K67];&quot;unsat&quot;)+COUNTIF([.$C67:.$K67];&quot;unsat&quot;)" office:value-type="float" office:value="0" calcext:value-type="float">
            <text:p>0</text:p>
          </table:table-cell>
          <table:table-cell table:formula="of:=COUNTIF([.$C67:.$K67];&quot;sat&quot;)+COUNTIF([.$C67:.$K67];&quot;sat&quot;)" office:value-type="float" office:value="0" calcext:value-type="float">
            <text:p>0</text:p>
          </table:table-cell>
          <table:table-cell table:formula="of:=COUNTIF([.$C67:.$K67];&quot;-&quot;)+COUNTIF([.$C67:.$K67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68]&gt;0;[.AF68]&gt;0);&quot;soundness!&quot;;IF([.AE68]&gt;0;&quot;unsat&quot;;IF([.$AF68]&gt;0;&quot;sat&quot;;&quot;-&quot;)))" office:value-type="string" office:string-value="unsat" calcext:value-type="string">
            <text:p>un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t/o</text:p>
          </table:table-cell>
          <table:table-cell office:value-type="float" office:value="33.898" calcext:value-type="float">
            <text:p>33.898</text:p>
          </table:table-cell>
          <table:table-cell table:number-columns-repeated="7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mul_03_30_7.smt2</text:p>
          </table:table-cell>
          <table:table-cell table:formula="of:=COUNTIF([.$C68:.$K68];&quot;unsat&quot;)+COUNTIF([.$C68:.$K68];&quot;unsat&quot;)" office:value-type="float" office:value="2" calcext:value-type="float">
            <text:p>2</text:p>
          </table:table-cell>
          <table:table-cell table:formula="of:=COUNTIF([.$C68:.$K68];&quot;sat&quot;)+COUNTIF([.$C68:.$K68];&quot;sat&quot;)" office:value-type="float" office:value="0" calcext:value-type="float">
            <text:p>0</text:p>
          </table:table-cell>
          <table:table-cell table:formula="of:=COUNTIF([.$C68:.$K68];&quot;-&quot;)+COUNTIF([.$C68:.$K68];&quot;-&quot;)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IF(AND([.AE69]&gt;0;[.AF69]&gt;0);&quot;soundness!&quot;;IF([.AE69]&gt;0;&quot;unsat&quot;;IF([.$AF69]&gt;0;&quot;sat&quot;;&quot;-&quot;)))" office:value-type="string" office:string-value="sat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/o</text:p>
          </table:table-cell>
          <table:table-cell office:value-type="float" office:value="32.226" calcext:value-type="float">
            <text:p>32.226</text:p>
          </table:table-cell>
          <table:table-cell table:number-columns-repeated="3" office:value-type="string" calcext:value-type="string">
            <text:p>t/o</text:p>
          </table:table-cell>
          <table:table-cell office:value-type="float" office:value="0.156" calcext:value-type="float">
            <text:p>0.156</text:p>
          </table:table-cell>
          <table:table-cell office:value-type="string" calcext:value-type="string">
            <text:p>t/o</text:p>
          </table:table-cell>
          <table:table-cell office:value-type="float" office:value="33.67" calcext:value-type="float">
            <text:p>33.67</text:p>
          </table:table-cell>
          <table:table-cell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mul_03_3_1.smt2</text:p>
          </table:table-cell>
          <table:table-cell table:formula="of:=COUNTIF([.$C69:.$K69];&quot;unsat&quot;)+COUNTIF([.$C69:.$K69];&quot;unsat&quot;)" office:value-type="float" office:value="0" calcext:value-type="float">
            <text:p>0</text:p>
          </table:table-cell>
          <table:table-cell table:formula="of:=COUNTIF([.$C69:.$K69];&quot;sat&quot;)+COUNTIF([.$C69:.$K69];&quot;sat&quot;)" office:value-type="float" office:value="6" calcext:value-type="float">
            <text:p>6</text:p>
          </table:table-cell>
          <table:table-cell table:formula="of:=COUNTIF([.$C69:.$K69];&quot;-&quot;)+COUNTIF([.$C69:.$K69];&quot;-&quot;)" office:value-type="float" office:value="12" calcext:value-type="float">
            <text:p>12</text:p>
          </table:table-cell>
        </table:table-row>
        <table:table-row table:style-name="ro1">
          <table:table-cell/>
          <table:table-cell table:formula="of:=IF(AND([.AE70]&gt;0;[.AF70]&gt;0);&quot;soundness!&quot;;IF([.AE70]&gt;0;&quot;unsat&quot;;IF([.$AF70]&gt;0;&quot;sat&quot;;&quot;-&quot;)))" office:value-type="string" office:string-value="sat" calcext:value-type="string">
            <text:p>sat</text:p>
          </table:table-cell>
          <table:table-cell table:number-columns-repeated="9" office:value-type="string" calcext:value-type="string">
            <text:p>sat</text:p>
          </table:table-cell>
          <table:table-cell office:value-type="float" office:value="1.8854139" calcext:value-type="float">
            <text:p>1.8854139</text:p>
          </table:table-cell>
          <table:table-cell office:value-type="float" office:value="3.436" calcext:value-type="float">
            <text:p>3.436</text:p>
          </table:table-cell>
          <table:table-cell office:value-type="float" office:value="3.4487429" calcext:value-type="float">
            <text:p>3.4487429</text:p>
          </table:table-cell>
          <table:table-cell office:value-type="float" office:value="1.6941091" calcext:value-type="float">
            <text:p>1.6941091</text:p>
          </table:table-cell>
          <table:table-cell office:value-type="float" office:value="3.8357835" calcext:value-type="float">
            <text:p>3.8357835</text:p>
          </table:table-cell>
          <table:table-cell office:value-type="float" office:value="0.34" calcext:value-type="float">
            <text:p>0.34</text:p>
          </table:table-cell>
          <table:table-cell office:value-type="float" office:value="3.707363" calcext:value-type="float">
            <text:p>3.707363</text:p>
          </table:table-cell>
          <table:table-cell office:value-type="float" office:value="9.49" calcext:value-type="float">
            <text:p>9.49</text:p>
          </table:table-cell>
          <table:table-cell office:value-type="float" office:value="6.1423388" calcext:value-type="float">
            <text:p>6.14233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./../../benchmarks/QF_FP_R/griggio/fmcad12/mult1.c.10.smt2</text:p>
          </table:table-cell>
          <table:table-cell table:formula="of:=COUNTIF([.$C70:.$K70];&quot;unsat&quot;)+COUNTIF([.$C70:.$K70];&quot;unsat&quot;)" office:value-type="float" office:value="0" calcext:value-type="float">
            <text:p>0</text:p>
          </table:table-cell>
          <table:table-cell table:formula="of:=COUNTIF([.$C70:.$K70];&quot;sat&quot;)+COUNTIF([.$C70:.$K70];&quot;sat&quot;)" office:value-type="float" office:value="18" calcext:value-type="float">
            <text:p>18</text:p>
          </table:table-cell>
          <table:table-cell table:formula="of:=COUNTIF([.$C70:.$K70];&quot;-&quot;)+COUNTIF([.$C70:.$K70];&quot;-&quot;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IF(AND([.AE71]&gt;0;[.AF71]&gt;0);&quot;soundness!&quot;;IF([.AE71]&gt;0;&quot;unsat&quot;;IF([.$AF71]&gt;0;&quot;sat&quot;;&quot;-&quot;)))" office:value-type="string" office:string-value="sat" calcext:value-type="string">
            <text:p>sat</text:p>
          </table:table-cell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table:number-columns-repeated="6" office:value-type="string" calcext:value-type="string">
            <text:p>sat</text:p>
          </table:table-cell>
          <table:table-cell office:value-type="float" office:value="3.259851" calcext:value-type="float">
            <text:p>3.259851</text:p>
          </table:table-cell>
          <table:table-cell office:value-type="float" office:value="13.505" calcext:value-type="float">
            <text:p>13.505</text:p>
          </table:table-cell>
          <table:table-cell office:value-type="string" calcext:value-type="string">
            <text:p>t/o</text:p>
          </table:table-cell>
          <table:table-cell office:value-type="float" office:value="2.9463189" calcext:value-type="float">
            <text:p>2.9463189</text:p>
          </table:table-cell>
          <table:table-cell office:value-type="float" office:value="3.7371771" calcext:value-type="float">
            <text:p>3.7371771</text:p>
          </table:table-cell>
          <table:table-cell office:value-type="float" office:value="1.048" calcext:value-type="float">
            <text:p>1.048</text:p>
          </table:table-cell>
          <table:table-cell office:value-type="float" office:value="2.9287517" calcext:value-type="float">
            <text:p>2.9287517</text:p>
          </table:table-cell>
          <table:table-cell office:value-type="float" office:value="10.37" calcext:value-type="float">
            <text:p>10.37</text:p>
          </table:table-cell>
          <table:table-cell office:value-type="float" office:value="3.3114214" calcext:value-type="float">
            <text:p>3.31142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/../../benchmarks/QF_FP_R/griggio/fmcad12/mult1.c.20.smt2</text:p>
          </table:table-cell>
          <table:table-cell table:formula="of:=COUNTIF([.$C71:.$K71];&quot;unsat&quot;)+COUNTIF([.$C71:.$K71];&quot;unsat&quot;)" office:value-type="float" office:value="0" calcext:value-type="float">
            <text:p>0</text:p>
          </table:table-cell>
          <table:table-cell table:formula="of:=COUNTIF([.$C71:.$K71];&quot;sat&quot;)+COUNTIF([.$C71:.$K71];&quot;sat&quot;)" office:value-type="float" office:value="16" calcext:value-type="float">
            <text:p>16</text:p>
          </table:table-cell>
          <table:table-cell table:formula="of:=COUNTIF([.$C71:.$K71];&quot;-&quot;)+COUNTIF([.$C71:.$K71];&quot;-&quot;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IF(AND([.AE72]&gt;0;[.AF72]&gt;0);&quot;soundness!&quot;;IF([.AE72]&gt;0;&quot;unsat&quot;;IF([.$AF72]&gt;0;&quot;sat&quot;;&quot;-&quot;)))" office:value-type="string" office:string-value="sat" calcext:value-type="string">
            <text:p>sat</text:p>
          </table:table-cell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table:number-columns-repeated="6" office:value-type="string" calcext:value-type="string">
            <text:p>sat</text:p>
          </table:table-cell>
          <table:table-cell office:value-type="float" office:value="5.443485" calcext:value-type="float">
            <text:p>5.443485</text:p>
          </table:table-cell>
          <table:table-cell office:value-type="float" office:value="30.306" calcext:value-type="float">
            <text:p>30.306</text:p>
          </table:table-cell>
          <table:table-cell office:value-type="string" calcext:value-type="string">
            <text:p>t/o</text:p>
          </table:table-cell>
          <table:table-cell office:value-type="float" office:value="5.3187747" calcext:value-type="float">
            <text:p>5.3187747</text:p>
          </table:table-cell>
          <table:table-cell office:value-type="float" office:value="5.097022" calcext:value-type="float">
            <text:p>5.097022</text:p>
          </table:table-cell>
          <table:table-cell office:value-type="float" office:value="0.344" calcext:value-type="float">
            <text:p>0.344</text:p>
          </table:table-cell>
          <table:table-cell office:value-type="float" office:value="4.404151" calcext:value-type="float">
            <text:p>4.404151</text:p>
          </table:table-cell>
          <table:table-cell office:value-type="float" office:value="13.51" calcext:value-type="float">
            <text:p>13.51</text:p>
          </table:table-cell>
          <table:table-cell office:value-type="float" office:value="3.3630812" calcext:value-type="float">
            <text:p>3.36308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/../../benchmarks/QF_FP_R/griggio/fmcad12/mult1.c.30.smt2</text:p>
          </table:table-cell>
          <table:table-cell table:formula="of:=COUNTIF([.$C72:.$K72];&quot;unsat&quot;)+COUNTIF([.$C72:.$K72];&quot;unsat&quot;)" office:value-type="float" office:value="0" calcext:value-type="float">
            <text:p>0</text:p>
          </table:table-cell>
          <table:table-cell table:formula="of:=COUNTIF([.$C72:.$K72];&quot;sat&quot;)+COUNTIF([.$C72:.$K72];&quot;sat&quot;)" office:value-type="float" office:value="16" calcext:value-type="float">
            <text:p>16</text:p>
          </table:table-cell>
          <table:table-cell table:formula="of:=COUNTIF([.$C72:.$K72];&quot;-&quot;)+COUNTIF([.$C72:.$K72];&quot;-&quot;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IF(AND([.AE73]&gt;0;[.AF73]&gt;0);&quot;soundness!&quot;;IF([.AE73]&gt;0;&quot;unsat&quot;;IF([.$AF73]&gt;0;&quot;sat&quot;;&quot;-&quot;)))" office:value-type="string" office:string-value="sat" calcext:value-type="string">
            <text:p>sat</text:p>
          </table:table-cell>
          <table:table-cell table:number-columns-repeated="9" office:value-type="string" calcext:value-type="string">
            <text:p>sat</text:p>
          </table:table-cell>
          <table:table-cell office:value-type="float" office:value="20.347775" calcext:value-type="float">
            <text:p>20.347775</text:p>
          </table:table-cell>
          <table:table-cell office:value-type="float" office:value="0.34" calcext:value-type="float">
            <text:p>0.34</text:p>
          </table:table-cell>
          <table:table-cell office:value-type="float" office:value="4.117298" calcext:value-type="float">
            <text:p>4.117298</text:p>
          </table:table-cell>
          <table:table-cell office:value-type="float" office:value="0.8604841" calcext:value-type="float">
            <text:p>0.8604841</text:p>
          </table:table-cell>
          <table:table-cell office:value-type="float" office:value="1.4666511" calcext:value-type="float">
            <text:p>1.4666511</text:p>
          </table:table-cell>
          <table:table-cell office:value-type="float" office:value="0.008" calcext:value-type="float">
            <text:p>0.008</text:p>
          </table:table-cell>
          <table:table-cell office:value-type="float" office:value="0.87856555" calcext:value-type="float">
            <text:p>0.87856555</text:p>
          </table:table-cell>
          <table:table-cell office:value-type="float" office:value="1.37" calcext:value-type="float">
            <text:p>1.37</text:p>
          </table:table-cell>
          <table:table-cell office:value-type="float" office:value="1.7029736" calcext:value-type="float">
            <text:p>1.70297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./../../benchmarks/QF_FP_R/griggio/fmcad12/mult1.c.3.smt2</text:p>
          </table:table-cell>
          <table:table-cell table:formula="of:=COUNTIF([.$C73:.$K73];&quot;unsat&quot;)+COUNTIF([.$C73:.$K73];&quot;unsat&quot;)" office:value-type="float" office:value="0" calcext:value-type="float">
            <text:p>0</text:p>
          </table:table-cell>
          <table:table-cell table:formula="of:=COUNTIF([.$C73:.$K73];&quot;sat&quot;)+COUNTIF([.$C73:.$K73];&quot;sat&quot;)" office:value-type="float" office:value="18" calcext:value-type="float">
            <text:p>18</text:p>
          </table:table-cell>
          <table:table-cell table:formula="of:=COUNTIF([.$C73:.$K73];&quot;-&quot;)+COUNTIF([.$C73:.$K73];&quot;-&quot;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IF(AND([.AE74]&gt;0;[.AF74]&gt;0);&quot;soundness!&quot;;IF([.AE74]&gt;0;&quot;unsat&quot;;IF([.$AF74]&gt;0;&quot;sat&quot;;&quot;-&quot;)))" office:value-type="string" office:string-value="sat" calcext:value-type="string">
            <text:p>sat</text:p>
          </table:table-cell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table:number-columns-repeated="6" office:value-type="string" calcext:value-type="string">
            <text:p>sat</text:p>
          </table:table-cell>
          <table:table-cell office:value-type="float" office:value="5.1498303" calcext:value-type="float">
            <text:p>5.1498303</text:p>
          </table:table-cell>
          <table:table-cell office:value-type="float" office:value="55.103" calcext:value-type="float">
            <text:p>55.103</text:p>
          </table:table-cell>
          <table:table-cell office:value-type="string" calcext:value-type="string">
            <text:p>t/o</text:p>
          </table:table-cell>
          <table:table-cell office:value-type="float" office:value="4.8847346" calcext:value-type="float">
            <text:p>4.8847346</text:p>
          </table:table-cell>
          <table:table-cell office:value-type="float" office:value="19.079803" calcext:value-type="float">
            <text:p>19.079803</text:p>
          </table:table-cell>
          <table:table-cell office:value-type="float" office:value="0.568" calcext:value-type="float">
            <text:p>0.568</text:p>
          </table:table-cell>
          <table:table-cell office:value-type="float" office:value="5.6377287" calcext:value-type="float">
            <text:p>5.6377287</text:p>
          </table:table-cell>
          <table:table-cell office:value-type="float" office:value="19.49" calcext:value-type="float">
            <text:p>19.49</text:p>
          </table:table-cell>
          <table:table-cell office:value-type="float" office:value="7.3850627" calcext:value-type="float">
            <text:p>7.38506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/../../benchmarks/QF_FP_R/griggio/fmcad12/mult1.c.40.smt2</text:p>
          </table:table-cell>
          <table:table-cell table:formula="of:=COUNTIF([.$C74:.$K74];&quot;unsat&quot;)+COUNTIF([.$C74:.$K74];&quot;unsat&quot;)" office:value-type="float" office:value="0" calcext:value-type="float">
            <text:p>0</text:p>
          </table:table-cell>
          <table:table-cell table:formula="of:=COUNTIF([.$C74:.$K74];&quot;sat&quot;)+COUNTIF([.$C74:.$K74];&quot;sat&quot;)" office:value-type="float" office:value="16" calcext:value-type="float">
            <text:p>16</text:p>
          </table:table-cell>
          <table:table-cell table:formula="of:=COUNTIF([.$C74:.$K74];&quot;-&quot;)+COUNTIF([.$C74:.$K74];&quot;-&quot;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IF(AND([.AE75]&gt;0;[.AF75]&gt;0);&quot;soundness!&quot;;IF([.AE75]&gt;0;&quot;unsat&quot;;IF([.$AF75]&gt;0;&quot;sat&quot;;&quot;-&quot;)))" office:value-type="string" office:string-value="sat" calcext:value-type="string">
            <text:p>sat</text:p>
          </table:table-cell>
          <table:table-cell office:value-type="string" calcext:value-type="string">
            <text:p>sat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office:value-type="float" office:value="7.259867" calcext:value-type="float">
            <text:p>7.259867</text:p>
          </table:table-cell>
          <table:table-cell table:number-columns-repeated="2" office:value-type="string" calcext:value-type="string">
            <text:p>t/o</text:p>
          </table:table-cell>
          <table:table-cell office:value-type="float" office:value="6.67519" calcext:value-type="float">
            <text:p>6.67519</text:p>
          </table:table-cell>
          <table:table-cell office:value-type="float" office:value="11.614441" calcext:value-type="float">
            <text:p>11.614441</text:p>
          </table:table-cell>
          <table:table-cell office:value-type="string" calcext:value-type="string">
            <text:p>t/o</text:p>
          </table:table-cell>
          <table:table-cell office:value-type="float" office:value="6.7274656" calcext:value-type="float">
            <text:p>6.7274656</text:p>
          </table:table-cell>
          <table:table-cell office:value-type="string" calcext:value-type="string">
            <text:p>t/o</text:p>
          </table:table-cell>
          <table:table-cell office:value-type="float" office:value="9.82919" calcext:value-type="float">
            <text:p>9.829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/../../benchmarks/QF_FP_R/griggio/fmcad12/mult1.c.50.smt2</text:p>
          </table:table-cell>
          <table:table-cell table:formula="of:=COUNTIF([.$C75:.$K75];&quot;unsat&quot;)+COUNTIF([.$C75:.$K75];&quot;unsat&quot;)" office:value-type="float" office:value="0" calcext:value-type="float">
            <text:p>0</text:p>
          </table:table-cell>
          <table:table-cell table:formula="of:=COUNTIF([.$C75:.$K75];&quot;sat&quot;)+COUNTIF([.$C75:.$K75];&quot;sat&quot;)" office:value-type="float" office:value="10" calcext:value-type="float">
            <text:p>10</text:p>
          </table:table-cell>
          <table:table-cell table:formula="of:=COUNTIF([.$C75:.$K75];&quot;-&quot;)+COUNTIF([.$C75:.$K75];&quot;-&quot;)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IF(AND([.AE76]&gt;0;[.AF76]&gt;0);&quot;soundness!&quot;;IF([.AE76]&gt;0;&quot;unsat&quot;;IF([.$AF76]&gt;0;&quot;sat&quot;;&quot;-&quot;)))" office:value-type="string" office:string-value="sat" calcext:value-type="string">
            <text:p>sat</text:p>
          </table:table-cell>
          <table:table-cell table:number-columns-repeated="9" office:value-type="string" calcext:value-type="string">
            <text:p>sat</text:p>
          </table:table-cell>
          <table:table-cell office:value-type="float" office:value="1.6790568" calcext:value-type="float">
            <text:p>1.6790568</text:p>
          </table:table-cell>
          <table:table-cell office:value-type="float" office:value="4.14" calcext:value-type="float">
            <text:p>4.14</text:p>
          </table:table-cell>
          <table:table-cell office:value-type="float" office:value="24.187624" calcext:value-type="float">
            <text:p>24.187624</text:p>
          </table:table-cell>
          <table:table-cell office:value-type="float" office:value="1.7403526" calcext:value-type="float">
            <text:p>1.7403526</text:p>
          </table:table-cell>
          <table:table-cell office:value-type="float" office:value="1.9809275" calcext:value-type="float">
            <text:p>1.9809275</text:p>
          </table:table-cell>
          <table:table-cell office:value-type="float" office:value="0.2" calcext:value-type="float">
            <text:p>0.2</text:p>
          </table:table-cell>
          <table:table-cell office:value-type="float" office:value="1.8785604" calcext:value-type="float">
            <text:p>1.8785604</text:p>
          </table:table-cell>
          <table:table-cell office:value-type="float" office:value="9.44" calcext:value-type="float">
            <text:p>9.44</text:p>
          </table:table-cell>
          <table:table-cell office:value-type="float" office:value="1.910827" calcext:value-type="float">
            <text:p>1.9108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/../../benchmarks/QF_FP_R/griggio/fmcad12/mult2.c.10.smt2</text:p>
          </table:table-cell>
          <table:table-cell table:formula="of:=COUNTIF([.$C76:.$K76];&quot;unsat&quot;)+COUNTIF([.$C76:.$K76];&quot;unsat&quot;)" office:value-type="float" office:value="0" calcext:value-type="float">
            <text:p>0</text:p>
          </table:table-cell>
          <table:table-cell table:formula="of:=COUNTIF([.$C76:.$K76];&quot;sat&quot;)+COUNTIF([.$C76:.$K76];&quot;sat&quot;)" office:value-type="float" office:value="18" calcext:value-type="float">
            <text:p>18</text:p>
          </table:table-cell>
          <table:table-cell table:formula="of:=COUNTIF([.$C76:.$K76];&quot;-&quot;)+COUNTIF([.$C76:.$K76];&quot;-&quot;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IF(AND([.AE77]&gt;0;[.AF77]&gt;0);&quot;soundness!&quot;;IF([.AE77]&gt;0;&quot;unsat&quot;;IF([.$AF77]&gt;0;&quot;sat&quot;;&quot;-&quot;)))" office:value-type="string" office:string-value="sat" calcext:value-type="string">
            <text:p>sat</text:p>
          </table:table-cell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table:number-columns-repeated="6" office:value-type="string" calcext:value-type="string">
            <text:p>sat</text:p>
          </table:table-cell>
          <table:table-cell office:value-type="float" office:value="5.878908" calcext:value-type="float">
            <text:p>5.878908</text:p>
          </table:table-cell>
          <table:table-cell office:value-type="float" office:value="14.849" calcext:value-type="float">
            <text:p>14.849</text:p>
          </table:table-cell>
          <table:table-cell office:value-type="string" calcext:value-type="string">
            <text:p>t/o</text:p>
          </table:table-cell>
          <table:table-cell office:value-type="float" office:value="5.493118" calcext:value-type="float">
            <text:p>5.493118</text:p>
          </table:table-cell>
          <table:table-cell office:value-type="float" office:value="3.940689" calcext:value-type="float">
            <text:p>3.940689</text:p>
          </table:table-cell>
          <table:table-cell office:value-type="float" office:value="3.688" calcext:value-type="float">
            <text:p>3.688</text:p>
          </table:table-cell>
          <table:table-cell office:value-type="float" office:value="20.758787" calcext:value-type="float">
            <text:p>20.758787</text:p>
          </table:table-cell>
          <table:table-cell office:value-type="float" office:value="12.77" calcext:value-type="float">
            <text:p>12.77</text:p>
          </table:table-cell>
          <table:table-cell office:value-type="float" office:value="3.466085" calcext:value-type="float">
            <text:p>3.46608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/../../benchmarks/QF_FP_R/griggio/fmcad12/mult2.c.20.smt2</text:p>
          </table:table-cell>
          <table:table-cell table:formula="of:=COUNTIF([.$C77:.$K77];&quot;unsat&quot;)+COUNTIF([.$C77:.$K77];&quot;unsat&quot;)" office:value-type="float" office:value="0" calcext:value-type="float">
            <text:p>0</text:p>
          </table:table-cell>
          <table:table-cell table:formula="of:=COUNTIF([.$C77:.$K77];&quot;sat&quot;)+COUNTIF([.$C77:.$K77];&quot;sat&quot;)" office:value-type="float" office:value="16" calcext:value-type="float">
            <text:p>16</text:p>
          </table:table-cell>
          <table:table-cell table:formula="of:=COUNTIF([.$C77:.$K77];&quot;-&quot;)+COUNTIF([.$C77:.$K77];&quot;-&quot;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IF(AND([.AE78]&gt;0;[.AF78]&gt;0);&quot;soundness!&quot;;IF([.AE78]&gt;0;&quot;unsat&quot;;IF([.$AF78]&gt;0;&quot;sat&quot;;&quot;-&quot;)))" office:value-type="string" office:string-value="sat" calcext:value-type="string">
            <text:p>sat</text:p>
          </table:table-cell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office:value-type="float" office:value="9.032314" calcext:value-type="float">
            <text:p>9.032314</text:p>
          </table:table-cell>
          <table:table-cell office:value-type="float" office:value="32.558" calcext:value-type="float">
            <text:p>32.558</text:p>
          </table:table-cell>
          <table:table-cell office:value-type="string" calcext:value-type="string">
            <text:p>t/o</text:p>
          </table:table-cell>
          <table:table-cell office:value-type="float" office:value="8.32393" calcext:value-type="float">
            <text:p>8.32393</text:p>
          </table:table-cell>
          <table:table-cell office:value-type="float" office:value="6.5711102" calcext:value-type="float">
            <text:p>6.5711102</text:p>
          </table:table-cell>
          <table:table-cell office:value-type="float" office:value="0.344" calcext:value-type="float">
            <text:p>0.344</text:p>
          </table:table-cell>
          <table:table-cell office:value-type="float" office:value="20.862078" calcext:value-type="float">
            <text:p>20.862078</text:p>
          </table:table-cell>
          <table:table-cell office:value-type="string" calcext:value-type="string">
            <text:p>t/o</text:p>
          </table:table-cell>
          <table:table-cell office:value-type="float" office:value="4.95994" calcext:value-type="float">
            <text:p>4.959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/../../benchmarks/QF_FP_R/griggio/fmcad12/mult2.c.30.smt2</text:p>
          </table:table-cell>
          <table:table-cell table:formula="of:=COUNTIF([.$C78:.$K78];&quot;unsat&quot;)+COUNTIF([.$C78:.$K78];&quot;unsat&quot;)" office:value-type="float" office:value="0" calcext:value-type="float">
            <text:p>0</text:p>
          </table:table-cell>
          <table:table-cell table:formula="of:=COUNTIF([.$C78:.$K78];&quot;sat&quot;)+COUNTIF([.$C78:.$K78];&quot;sat&quot;)" office:value-type="float" office:value="14" calcext:value-type="float">
            <text:p>14</text:p>
          </table:table-cell>
          <table:table-cell table:formula="of:=COUNTIF([.$C78:.$K78];&quot;-&quot;)+COUNTIF([.$C78:.$K78];&quot;-&quot;)"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IF(AND([.AE79]&gt;0;[.AF79]&gt;0);&quot;soundness!&quot;;IF([.AE79]&gt;0;&quot;unsat&quot;;IF([.$AF79]&gt;0;&quot;sat&quot;;&quot;-&quot;)))" office:value-type="string" office:string-value="sat" calcext:value-type="string">
            <text:p>sat</text:p>
          </table:table-cell>
          <table:table-cell table:number-columns-repeated="3"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sat</text:p>
          </table:table-cell>
          <table:table-cell office:value-type="float" office:value="4.04273" calcext:value-type="float">
            <text:p>4.04273</text:p>
          </table:table-cell>
          <table:table-cell office:value-type="float" office:value="0.556" calcext:value-type="float">
            <text:p>0.556</text:p>
          </table:table-cell>
          <table:table-cell office:value-type="float" office:value="3.334008" calcext:value-type="float">
            <text:p>3.334008</text:p>
          </table:table-cell>
          <table:table-cell office:value-type="string" calcext:value-type="string">
            <text:p>t/o</text:p>
          </table:table-cell>
          <table:table-cell office:value-type="float" office:value="0.76570415" calcext:value-type="float">
            <text:p>0.76570415</text:p>
          </table:table-cell>
          <table:table-cell office:value-type="float" office:value="0.008" calcext:value-type="float">
            <text:p>0.008</text:p>
          </table:table-cell>
          <table:table-cell office:value-type="float" office:value="0.97490495" calcext:value-type="float">
            <text:p>0.97490495</text:p>
          </table:table-cell>
          <table:table-cell office:value-type="float" office:value="1.82" calcext:value-type="float">
            <text:p>1.82</text:p>
          </table:table-cell>
          <table:table-cell office:value-type="float" office:value="1.806077" calcext:value-type="float">
            <text:p>1.8060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./../../benchmarks/QF_FP_R/griggio/fmcad12/mult2.c.3.smt2</text:p>
          </table:table-cell>
          <table:table-cell table:formula="of:=COUNTIF([.$C79:.$K79];&quot;unsat&quot;)+COUNTIF([.$C79:.$K79];&quot;unsat&quot;)" office:value-type="float" office:value="0" calcext:value-type="float">
            <text:p>0</text:p>
          </table:table-cell>
          <table:table-cell table:formula="of:=COUNTIF([.$C79:.$K79];&quot;sat&quot;)+COUNTIF([.$C79:.$K79];&quot;sat&quot;)" office:value-type="float" office:value="16" calcext:value-type="float">
            <text:p>16</text:p>
          </table:table-cell>
          <table:table-cell table:formula="of:=COUNTIF([.$C79:.$K79];&quot;-&quot;)+COUNTIF([.$C79:.$K79];&quot;-&quot;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IF(AND([.AE80]&gt;0;[.AF80]&gt;0);&quot;soundness!&quot;;IF([.AE80]&gt;0;&quot;unsat&quot;;IF([.$AF80]&gt;0;&quot;sat&quot;;&quot;-&quot;)))" office:value-type="string" office:string-value="sat" calcext:value-type="string">
            <text:p>sat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sa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office:value-type="float" office:value="11.717224" calcext:value-type="float">
            <text:p>11.717224</text:p>
          </table:table-cell>
          <table:table-cell office:value-type="string" calcext:value-type="string">
            <text:p>t/o</text:p>
          </table:table-cell>
          <table:table-cell office:value-type="float" office:value="20.895195" calcext:value-type="float">
            <text:p>20.895195</text:p>
          </table:table-cell>
          <table:table-cell office:value-type="float" office:value="11.8697405" calcext:value-type="float">
            <text:p>11.8697405</text:p>
          </table:table-cell>
          <table:table-cell office:value-type="float" office:value="17.684536" calcext:value-type="float">
            <text:p>17.684536</text:p>
          </table:table-cell>
          <table:table-cell table:number-columns-repeated="3" office:value-type="string" calcext:value-type="string">
            <text:p>t/o</text:p>
          </table:table-cell>
          <table:table-cell office:value-type="float" office:value="39.391308" calcext:value-type="float">
            <text:p>39.3913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./../../benchmarks/QF_FP_R/griggio/fmcad12/mult2.c.40.smt2</text:p>
          </table:table-cell>
          <table:table-cell table:formula="of:=COUNTIF([.$C80:.$K80];&quot;unsat&quot;)+COUNTIF([.$C80:.$K80];&quot;unsat&quot;)" office:value-type="float" office:value="0" calcext:value-type="float">
            <text:p>0</text:p>
          </table:table-cell>
          <table:table-cell table:formula="of:=COUNTIF([.$C80:.$K80];&quot;sat&quot;)+COUNTIF([.$C80:.$K80];&quot;sat&quot;)" office:value-type="float" office:value="10" calcext:value-type="float">
            <text:p>10</text:p>
          </table:table-cell>
          <table:table-cell table:formula="of:=COUNTIF([.$C80:.$K80];&quot;-&quot;)+COUNTIF([.$C80:.$K80];&quot;-&quot;)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IF(AND([.AE81]&gt;0;[.AF81]&gt;0);&quot;soundness!&quot;;IF([.AE81]&gt;0;&quot;unsat&quot;;IF([.$AF81]&gt;0;&quot;sat&quot;;&quot;-&quot;)))" office:value-type="string" office:string-value="sat" calcext:value-type="string">
            <text:p>sat</text:p>
          </table:table-cell>
          <table:table-cell office:value-type="string" calcext:value-type="string">
            <text:p>sat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office:value-type="float" office:value="15.917483" calcext:value-type="float">
            <text:p>15.917483</text:p>
          </table:table-cell>
          <table:table-cell table:number-columns-repeated="2" office:value-type="string" calcext:value-type="string">
            <text:p>t/o</text:p>
          </table:table-cell>
          <table:table-cell office:value-type="float" office:value="19.156641" calcext:value-type="float">
            <text:p>19.156641</text:p>
          </table:table-cell>
          <table:table-cell office:value-type="float" office:value="11.323126" calcext:value-type="float">
            <text:p>11.323126</text:p>
          </table:table-cell>
          <table:table-cell office:value-type="float" office:value="0.82" calcext:value-type="float">
            <text:p>0.82</text:p>
          </table:table-cell>
          <table:table-cell office:value-type="float" office:value="7.475004" calcext:value-type="float">
            <text:p>7.475004</text:p>
          </table:table-cell>
          <table:table-cell office:value-type="string" calcext:value-type="string">
            <text:p>t/o</text:p>
          </table:table-cell>
          <table:table-cell office:value-type="float" office:value="10.331378" calcext:value-type="float">
            <text:p>10.33137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/../../benchmarks/QF_FP_R/griggio/fmcad12/mult2.c.50.smt2</text:p>
          </table:table-cell>
          <table:table-cell table:formula="of:=COUNTIF([.$C81:.$K81];&quot;unsat&quot;)+COUNTIF([.$C81:.$K81];&quot;unsat&quot;)" office:value-type="float" office:value="0" calcext:value-type="float">
            <text:p>0</text:p>
          </table:table-cell>
          <table:table-cell table:formula="of:=COUNTIF([.$C81:.$K81];&quot;sat&quot;)+COUNTIF([.$C81:.$K81];&quot;sat&quot;)" office:value-type="float" office:value="12" calcext:value-type="float">
            <text:p>12</text:p>
          </table:table-cell>
          <table:table-cell table:formula="of:=COUNTIF([.$C81:.$K81];&quot;-&quot;)+COUNTIF([.$C81:.$K81];&quot;-&quot;)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IF(AND([.AE82]&gt;0;[.AF82]&gt;0);&quot;soundness!&quot;;IF([.AE82]&gt;0;&quot;unsat&quot;;IF([.$AF82]&gt;0;&quot;sat&quot;;&quot;-&quot;)))" office:value-type="string" office:string-value="unsat" calcext:value-type="string">
            <text:p>unsat</text:p>
          </table:table-cell>
          <table:table-cell office:value-type="string" calcext:value-type="string">
            <text:p>unsa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8720555" calcext:value-type="float">
            <text:p>3.8720555</text:p>
          </table:table-cell>
          <table:table-cell table:number-columns-repeated="2" office:value-type="string" calcext:value-type="string">
            <text:p>t/o</text:p>
          </table:table-cell>
          <table:table-cell office:value-type="float" office:value="3.9561026" calcext:value-type="float">
            <text:p>3.9561026</text:p>
          </table:table-cell>
          <table:table-cell table:number-columns-repeated="5" office:value-type="string" calcext:value-type="string">
            <text:p>t/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../../../benchmarks/QF_FP_R/griggio/fmcad12/newton.1.1.i.smt2</text:p>
          </table:table-cell>
          <table:table-cell table:formula="of:=COUNTIF([.$C82:.$K82];&quot;unsat&quot;)+COUNTIF([.$C82:.$K82];&quot;unsat&quot;)" office:value-type="float" office:value="4" calcext:value-type="float">
            <text:p>4</text:p>
          </table:table-cell>
          <table:table-cell table:formula="of:=COUNTIF([.$C82:.$K82];&quot;sat&quot;)+COUNTIF([.$C82:.$K82];&quot;sat&quot;)" office:value-type="float" office:value="0" calcext:value-type="float">
            <text:p>0</text:p>
          </table:table-cell>
          <table:table-cell table:formula="of:=COUNTIF([.$C82:.$K82];&quot;-&quot;)+COUNTIF([.$C82:.$K82];&quot;-&quot;)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IF(AND([.AE83]&gt;0;[.AF83]&gt;0);&quot;soundness!&quot;;IF([.AE83]&gt;0;&quot;unsat&quot;;IF([.$AF83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newton.1.2.i.smt2</text:p>
          </table:table-cell>
          <table:table-cell table:formula="of:=COUNTIF([.$C83:.$K83];&quot;unsat&quot;)+COUNTIF([.$C83:.$K83];&quot;unsat&quot;)" office:value-type="float" office:value="0" calcext:value-type="float">
            <text:p>0</text:p>
          </table:table-cell>
          <table:table-cell table:formula="of:=COUNTIF([.$C83:.$K83];&quot;sat&quot;)+COUNTIF([.$C83:.$K83];&quot;sat&quot;)" office:value-type="float" office:value="0" calcext:value-type="float">
            <text:p>0</text:p>
          </table:table-cell>
          <table:table-cell table:formula="of:=COUNTIF([.$C83:.$K83];&quot;-&quot;)+COUNTIF([.$C83:.$K83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84]&gt;0;[.AF84]&gt;0);&quot;soundness!&quot;;IF([.AE84]&gt;0;&quot;unsat&quot;;IF([.$AF84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newton.1.3.i.smt2</text:p>
          </table:table-cell>
          <table:table-cell table:formula="of:=COUNTIF([.$C84:.$K84];&quot;unsat&quot;)+COUNTIF([.$C84:.$K84];&quot;unsat&quot;)" office:value-type="float" office:value="0" calcext:value-type="float">
            <text:p>0</text:p>
          </table:table-cell>
          <table:table-cell table:formula="of:=COUNTIF([.$C84:.$K84];&quot;sat&quot;)+COUNTIF([.$C84:.$K84];&quot;sat&quot;)" office:value-type="float" office:value="0" calcext:value-type="float">
            <text:p>0</text:p>
          </table:table-cell>
          <table:table-cell table:formula="of:=COUNTIF([.$C84:.$K84];&quot;-&quot;)+COUNTIF([.$C84:.$K84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85]&gt;0;[.AF85]&gt;0);&quot;soundness!&quot;;IF([.AE85]&gt;0;&quot;unsat&quot;;IF([.$AF85]&gt;0;&quot;sat&quot;;&quot;-&quot;)))" office:value-type="string" office:string-value="unsat" calcext:value-type="string">
            <text:p>unsat</text:p>
          </table:table-cell>
          <table:table-cell office:value-type="string" calcext:value-type="string">
            <text:p>unsa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404667" calcext:value-type="float">
            <text:p>4.404667</text:p>
          </table:table-cell>
          <table:table-cell table:number-columns-repeated="2" office:value-type="string" calcext:value-type="string">
            <text:p>t/o</text:p>
          </table:table-cell>
          <table:table-cell office:value-type="float" office:value="4.467767" calcext:value-type="float">
            <text:p>4.467767</text:p>
          </table:table-cell>
          <table:table-cell table:number-columns-repeated="5" office:value-type="string" calcext:value-type="string">
            <text:p>t/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../../../benchmarks/QF_FP_R/griggio/fmcad12/newton.2.1.i.smt2</text:p>
          </table:table-cell>
          <table:table-cell table:formula="of:=COUNTIF([.$C85:.$K85];&quot;unsat&quot;)+COUNTIF([.$C85:.$K85];&quot;unsat&quot;)" office:value-type="float" office:value="4" calcext:value-type="float">
            <text:p>4</text:p>
          </table:table-cell>
          <table:table-cell table:formula="of:=COUNTIF([.$C85:.$K85];&quot;sat&quot;)+COUNTIF([.$C85:.$K85];&quot;sat&quot;)" office:value-type="float" office:value="0" calcext:value-type="float">
            <text:p>0</text:p>
          </table:table-cell>
          <table:table-cell table:formula="of:=COUNTIF([.$C85:.$K85];&quot;-&quot;)+COUNTIF([.$C85:.$K85];&quot;-&quot;)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IF(AND([.AE86]&gt;0;[.AF86]&gt;0);&quot;soundness!&quot;;IF([.AE86]&gt;0;&quot;unsat&quot;;IF([.$AF86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newton.2.2.i.smt2</text:p>
          </table:table-cell>
          <table:table-cell table:formula="of:=COUNTIF([.$C86:.$K86];&quot;unsat&quot;)+COUNTIF([.$C86:.$K86];&quot;unsat&quot;)" office:value-type="float" office:value="0" calcext:value-type="float">
            <text:p>0</text:p>
          </table:table-cell>
          <table:table-cell table:formula="of:=COUNTIF([.$C86:.$K86];&quot;sat&quot;)+COUNTIF([.$C86:.$K86];&quot;sat&quot;)" office:value-type="float" office:value="0" calcext:value-type="float">
            <text:p>0</text:p>
          </table:table-cell>
          <table:table-cell table:formula="of:=COUNTIF([.$C86:.$K86];&quot;-&quot;)+COUNTIF([.$C86:.$K86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87]&gt;0;[.AF87]&gt;0);&quot;soundness!&quot;;IF([.AE87]&gt;0;&quot;unsat&quot;;IF([.$AF87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newton.2.3.i.smt2</text:p>
          </table:table-cell>
          <table:table-cell table:formula="of:=COUNTIF([.$C87:.$K87];&quot;unsat&quot;)+COUNTIF([.$C87:.$K87];&quot;unsat&quot;)" office:value-type="float" office:value="0" calcext:value-type="float">
            <text:p>0</text:p>
          </table:table-cell>
          <table:table-cell table:formula="of:=COUNTIF([.$C87:.$K87];&quot;sat&quot;)+COUNTIF([.$C87:.$K87];&quot;sat&quot;)" office:value-type="float" office:value="0" calcext:value-type="float">
            <text:p>0</text:p>
          </table:table-cell>
          <table:table-cell table:formula="of:=COUNTIF([.$C87:.$K87];&quot;-&quot;)+COUNTIF([.$C87:.$K87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88]&gt;0;[.AF88]&gt;0);&quot;soundness!&quot;;IF([.AE88]&gt;0;&quot;unsat&quot;;IF([.$AF88]&gt;0;&quot;sat&quot;;&quot;-&quot;)))" office:value-type="string" office:string-value="unsat" calcext:value-type="string">
            <text:p>unsat</text:p>
          </table:table-cell>
          <table:table-cell office:value-type="string" calcext:value-type="string">
            <text:p>unsa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129843" calcext:value-type="float">
            <text:p>6.129843</text:p>
          </table:table-cell>
          <table:table-cell table:number-columns-repeated="2" office:value-type="string" calcext:value-type="string">
            <text:p>t/o</text:p>
          </table:table-cell>
          <table:table-cell office:value-type="float" office:value="6.1385803" calcext:value-type="float">
            <text:p>6.1385803</text:p>
          </table:table-cell>
          <table:table-cell table:number-columns-repeated="5" office:value-type="string" calcext:value-type="string">
            <text:p>t/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../../../benchmarks/QF_FP_R/griggio/fmcad12/newton.3.1.i.smt2</text:p>
          </table:table-cell>
          <table:table-cell table:formula="of:=COUNTIF([.$C88:.$K88];&quot;unsat&quot;)+COUNTIF([.$C88:.$K88];&quot;unsat&quot;)" office:value-type="float" office:value="4" calcext:value-type="float">
            <text:p>4</text:p>
          </table:table-cell>
          <table:table-cell table:formula="of:=COUNTIF([.$C88:.$K88];&quot;sat&quot;)+COUNTIF([.$C88:.$K88];&quot;sat&quot;)" office:value-type="float" office:value="0" calcext:value-type="float">
            <text:p>0</text:p>
          </table:table-cell>
          <table:table-cell table:formula="of:=COUNTIF([.$C88:.$K88];&quot;-&quot;)+COUNTIF([.$C88:.$K88];&quot;-&quot;)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IF(AND([.AE89]&gt;0;[.AF89]&gt;0);&quot;soundness!&quot;;IF([.AE89]&gt;0;&quot;unsat&quot;;IF([.$AF89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newton.3.2.i.smt2</text:p>
          </table:table-cell>
          <table:table-cell table:formula="of:=COUNTIF([.$C89:.$K89];&quot;unsat&quot;)+COUNTIF([.$C89:.$K89];&quot;unsat&quot;)" office:value-type="float" office:value="0" calcext:value-type="float">
            <text:p>0</text:p>
          </table:table-cell>
          <table:table-cell table:formula="of:=COUNTIF([.$C89:.$K89];&quot;sat&quot;)+COUNTIF([.$C89:.$K89];&quot;sat&quot;)" office:value-type="float" office:value="0" calcext:value-type="float">
            <text:p>0</text:p>
          </table:table-cell>
          <table:table-cell table:formula="of:=COUNTIF([.$C89:.$K89];&quot;-&quot;)+COUNTIF([.$C89:.$K89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90]&gt;0;[.AF90]&gt;0);&quot;soundness!&quot;;IF([.AE90]&gt;0;&quot;unsat&quot;;IF([.$AF90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newton.3.3.i.smt2</text:p>
          </table:table-cell>
          <table:table-cell table:formula="of:=COUNTIF([.$C90:.$K90];&quot;unsat&quot;)+COUNTIF([.$C90:.$K90];&quot;unsat&quot;)" office:value-type="float" office:value="0" calcext:value-type="float">
            <text:p>0</text:p>
          </table:table-cell>
          <table:table-cell table:formula="of:=COUNTIF([.$C90:.$K90];&quot;sat&quot;)+COUNTIF([.$C90:.$K90];&quot;sat&quot;)" office:value-type="float" office:value="0" calcext:value-type="float">
            <text:p>0</text:p>
          </table:table-cell>
          <table:table-cell table:formula="of:=COUNTIF([.$C90:.$K90];&quot;-&quot;)+COUNTIF([.$C90:.$K90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91]&gt;0;[.AF91]&gt;0);&quot;soundness!&quot;;IF([.AE91]&gt;0;&quot;unsat&quot;;IF([.$AF91]&gt;0;&quot;sat&quot;;&quot;-&quot;)))" office:value-type="string" office:string-value="sat" calcext:value-type="string">
            <text:p>sat</text:p>
          </table:table-cell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float" office:value="3.7671192" calcext:value-type="float">
            <text:p>3.7671192</text:p>
          </table:table-cell>
          <table:table-cell office:value-type="float" office:value="58.028" calcext:value-type="float">
            <text:p>58.028</text:p>
          </table:table-cell>
          <table:table-cell office:value-type="string" calcext:value-type="string">
            <text:p>t/o</text:p>
          </table:table-cell>
          <table:table-cell office:value-type="float" office:value="19.701199" calcext:value-type="float">
            <text:p>19.701199</text:p>
          </table:table-cell>
          <table:table-cell office:value-type="string" calcext:value-type="string">
            <text:p>t/o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t/o</text:p>
          </table:table-cell>
          <table:table-cell office:value-type="float" office:value="42.58" calcext:value-type="float">
            <text:p>42.58</text:p>
          </table:table-cell>
          <table:table-cell office:value-type="string" calcext:value-type="string">
            <text:p>t/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../../../benchmarks/QF_FP_R/griggio/fmcad12/newton.4.1.i.smt2</text:p>
          </table:table-cell>
          <table:table-cell table:formula="of:=COUNTIF([.$C91:.$K91];&quot;unsat&quot;)+COUNTIF([.$C91:.$K91];&quot;unsat&quot;)" office:value-type="float" office:value="0" calcext:value-type="float">
            <text:p>0</text:p>
          </table:table-cell>
          <table:table-cell table:formula="of:=COUNTIF([.$C91:.$K91];&quot;sat&quot;)+COUNTIF([.$C91:.$K91];&quot;sat&quot;)" office:value-type="float" office:value="10" calcext:value-type="float">
            <text:p>10</text:p>
          </table:table-cell>
          <table:table-cell table:formula="of:=COUNTIF([.$C91:.$K91];&quot;-&quot;)+COUNTIF([.$C91:.$K91];&quot;-&quot;)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IF(AND([.AE92]&gt;0;[.AF92]&gt;0);&quot;soundness!&quot;;IF([.AE92]&gt;0;&quot;unsat&quot;;IF([.$AF92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newton.4.2.i.smt2</text:p>
          </table:table-cell>
          <table:table-cell table:formula="of:=COUNTIF([.$C92:.$K92];&quot;unsat&quot;)+COUNTIF([.$C92:.$K92];&quot;unsat&quot;)" office:value-type="float" office:value="0" calcext:value-type="float">
            <text:p>0</text:p>
          </table:table-cell>
          <table:table-cell table:formula="of:=COUNTIF([.$C92:.$K92];&quot;sat&quot;)+COUNTIF([.$C92:.$K92];&quot;sat&quot;)" office:value-type="float" office:value="0" calcext:value-type="float">
            <text:p>0</text:p>
          </table:table-cell>
          <table:table-cell table:formula="of:=COUNTIF([.$C92:.$K92];&quot;-&quot;)+COUNTIF([.$C92:.$K92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93]&gt;0;[.AF93]&gt;0);&quot;soundness!&quot;;IF([.AE93]&gt;0;&quot;unsat&quot;;IF([.$AF93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newton.4.3.i.smt2</text:p>
          </table:table-cell>
          <table:table-cell table:formula="of:=COUNTIF([.$C93:.$K93];&quot;unsat&quot;)+COUNTIF([.$C93:.$K93];&quot;unsat&quot;)" office:value-type="float" office:value="0" calcext:value-type="float">
            <text:p>0</text:p>
          </table:table-cell>
          <table:table-cell table:formula="of:=COUNTIF([.$C93:.$K93];&quot;sat&quot;)+COUNTIF([.$C93:.$K93];&quot;sat&quot;)" office:value-type="float" office:value="0" calcext:value-type="float">
            <text:p>0</text:p>
          </table:table-cell>
          <table:table-cell table:formula="of:=COUNTIF([.$C93:.$K93];&quot;-&quot;)+COUNTIF([.$C93:.$K93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94]&gt;0;[.AF94]&gt;0);&quot;soundness!&quot;;IF([.AE94]&gt;0;&quot;unsat&quot;;IF([.$AF94]&gt;0;&quot;sat&quot;;&quot;-&quot;)))" office:value-type="string" office:string-value="sat" calcext:value-type="string">
            <text:p>sat</text:p>
          </table:table-cell>
          <table:table-cell office:value-type="string" calcext:value-type="string">
            <text:p>sa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.4930708" calcext:value-type="float">
            <text:p>3.4930708</text:p>
          </table:table-cell>
          <table:table-cell table:number-columns-repeated="2" office:value-type="string" calcext:value-type="string">
            <text:p>t/o</text:p>
          </table:table-cell>
          <table:table-cell office:value-type="float" office:value="21.319078" calcext:value-type="float">
            <text:p>21.319078</text:p>
          </table:table-cell>
          <table:table-cell office:value-type="string" calcext:value-type="string">
            <text:p>t/o</text:p>
          </table:table-cell>
          <table:table-cell office:value-type="float" office:value="0.708" calcext:value-type="float">
            <text:p>0.708</text:p>
          </table:table-cell>
          <table:table-cell table:number-columns-repeated="3" office:value-type="string" calcext:value-type="string">
            <text:p>t/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../../../benchmarks/QF_FP_R/griggio/fmcad12/newton.5.1.i.smt2</text:p>
          </table:table-cell>
          <table:table-cell table:formula="of:=COUNTIF([.$C94:.$K94];&quot;unsat&quot;)+COUNTIF([.$C94:.$K94];&quot;unsat&quot;)" office:value-type="float" office:value="0" calcext:value-type="float">
            <text:p>0</text:p>
          </table:table-cell>
          <table:table-cell table:formula="of:=COUNTIF([.$C94:.$K94];&quot;sat&quot;)+COUNTIF([.$C94:.$K94];&quot;sat&quot;)" office:value-type="float" office:value="6" calcext:value-type="float">
            <text:p>6</text:p>
          </table:table-cell>
          <table:table-cell table:formula="of:=COUNTIF([.$C94:.$K94];&quot;-&quot;)+COUNTIF([.$C94:.$K94];&quot;-&quot;)" office:value-type="float" office:value="12" calcext:value-type="float">
            <text:p>12</text:p>
          </table:table-cell>
        </table:table-row>
        <table:table-row table:style-name="ro1">
          <table:table-cell/>
          <table:table-cell table:formula="of:=IF(AND([.AE95]&gt;0;[.AF95]&gt;0);&quot;soundness!&quot;;IF([.AE95]&gt;0;&quot;unsat&quot;;IF([.$AF95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newton.5.2.i.smt2</text:p>
          </table:table-cell>
          <table:table-cell table:formula="of:=COUNTIF([.$C95:.$K95];&quot;unsat&quot;)+COUNTIF([.$C95:.$K95];&quot;unsat&quot;)" office:value-type="float" office:value="0" calcext:value-type="float">
            <text:p>0</text:p>
          </table:table-cell>
          <table:table-cell table:formula="of:=COUNTIF([.$C95:.$K95];&quot;sat&quot;)+COUNTIF([.$C95:.$K95];&quot;sat&quot;)" office:value-type="float" office:value="0" calcext:value-type="float">
            <text:p>0</text:p>
          </table:table-cell>
          <table:table-cell table:formula="of:=COUNTIF([.$C95:.$K95];&quot;-&quot;)+COUNTIF([.$C95:.$K95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96]&gt;0;[.AF96]&gt;0);&quot;soundness!&quot;;IF([.AE96]&gt;0;&quot;unsat&quot;;IF([.$AF96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newton.5.3.i.smt2</text:p>
          </table:table-cell>
          <table:table-cell table:formula="of:=COUNTIF([.$C96:.$K96];&quot;unsat&quot;)+COUNTIF([.$C96:.$K96];&quot;unsat&quot;)" office:value-type="float" office:value="0" calcext:value-type="float">
            <text:p>0</text:p>
          </table:table-cell>
          <table:table-cell table:formula="of:=COUNTIF([.$C96:.$K96];&quot;sat&quot;)+COUNTIF([.$C96:.$K96];&quot;sat&quot;)" office:value-type="float" office:value="0" calcext:value-type="float">
            <text:p>0</text:p>
          </table:table-cell>
          <table:table-cell table:formula="of:=COUNTIF([.$C96:.$K96];&quot;-&quot;)+COUNTIF([.$C96:.$K96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97]&gt;0;[.AF97]&gt;0);&quot;soundness!&quot;;IF([.AE97]&gt;0;&quot;unsat&quot;;IF([.$AF97]&gt;0;&quot;sat&quot;;&quot;-&quot;)))" office:value-type="string" office:string-value="sat" calcext:value-type="string">
            <text:p>sat</text:p>
          </table:table-cell>
          <table:table-cell table:number-columns-repeated="4"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float" office:value="3.680813" calcext:value-type="float">
            <text:p>3.680813</text:p>
          </table:table-cell>
          <table:table-cell office:value-type="float" office:value="46.007" calcext:value-type="float">
            <text:p>46.007</text:p>
          </table:table-cell>
          <table:table-cell office:value-type="float" office:value="26.4419" calcext:value-type="float">
            <text:p>26.4419</text:p>
          </table:table-cell>
          <table:table-cell office:value-type="float" office:value="21.148056" calcext:value-type="float">
            <text:p>21.148056</text:p>
          </table:table-cell>
          <table:table-cell office:value-type="string" calcext:value-type="string">
            <text:p>t/o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t/o</text:p>
          </table:table-cell>
          <table:table-cell office:value-type="float" office:value="13.02" calcext:value-type="float">
            <text:p>13.02</text:p>
          </table:table-cell>
          <table:table-cell office:value-type="string" calcext:value-type="string">
            <text:p>t/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../../../benchmarks/QF_FP_R/griggio/fmcad12/newton.6.1.i.smt2</text:p>
          </table:table-cell>
          <table:table-cell table:formula="of:=COUNTIF([.$C97:.$K97];&quot;unsat&quot;)+COUNTIF([.$C97:.$K97];&quot;unsat&quot;)" office:value-type="float" office:value="0" calcext:value-type="float">
            <text:p>0</text:p>
          </table:table-cell>
          <table:table-cell table:formula="of:=COUNTIF([.$C97:.$K97];&quot;sat&quot;)+COUNTIF([.$C97:.$K97];&quot;sat&quot;)" office:value-type="float" office:value="12" calcext:value-type="float">
            <text:p>12</text:p>
          </table:table-cell>
          <table:table-cell table:formula="of:=COUNTIF([.$C97:.$K97];&quot;-&quot;)+COUNTIF([.$C97:.$K97];&quot;-&quot;)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IF(AND([.AE98]&gt;0;[.AF98]&gt;0);&quot;soundness!&quot;;IF([.AE98]&gt;0;&quot;unsat&quot;;IF([.$AF98]&gt;0;&quot;sat&quot;;&quot;-&quot;)))" office:value-type="string" office:string-value="sat" calcext:value-type="string">
            <text:p>sat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string" calcext:value-type="string">
            <text:p>t/o</text:p>
          </table:table-cell>
          <table:table-cell office:value-type="float" office:value="49.279" calcext:value-type="float">
            <text:p>49.279</text:p>
          </table:table-cell>
          <table:table-cell table:number-columns-repeated="3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newton.6.2.i.smt2</text:p>
          </table:table-cell>
          <table:table-cell table:formula="of:=COUNTIF([.$C98:.$K98];&quot;unsat&quot;)+COUNTIF([.$C98:.$K98];&quot;unsat&quot;)" office:value-type="float" office:value="0" calcext:value-type="float">
            <text:p>0</text:p>
          </table:table-cell>
          <table:table-cell table:formula="of:=COUNTIF([.$C98:.$K98];&quot;sat&quot;)+COUNTIF([.$C98:.$K98];&quot;sat&quot;)" office:value-type="float" office:value="2" calcext:value-type="float">
            <text:p>2</text:p>
          </table:table-cell>
          <table:table-cell table:formula="of:=COUNTIF([.$C98:.$K98];&quot;-&quot;)+COUNTIF([.$C98:.$K98];&quot;-&quot;)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IF(AND([.AE99]&gt;0;[.AF99]&gt;0);&quot;soundness!&quot;;IF([.AE99]&gt;0;&quot;unsat&quot;;IF([.$AF99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newton.6.3.i.smt2</text:p>
          </table:table-cell>
          <table:table-cell table:formula="of:=COUNTIF([.$C99:.$K99];&quot;unsat&quot;)+COUNTIF([.$C99:.$K99];&quot;unsat&quot;)" office:value-type="float" office:value="0" calcext:value-type="float">
            <text:p>0</text:p>
          </table:table-cell>
          <table:table-cell table:formula="of:=COUNTIF([.$C99:.$K99];&quot;sat&quot;)+COUNTIF([.$C99:.$K99];&quot;sat&quot;)" office:value-type="float" office:value="0" calcext:value-type="float">
            <text:p>0</text:p>
          </table:table-cell>
          <table:table-cell table:formula="of:=COUNTIF([.$C99:.$K99];&quot;-&quot;)+COUNTIF([.$C99:.$K99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100]&gt;0;[.AF100]&gt;0);&quot;soundness!&quot;;IF([.AE100]&gt;0;&quot;unsat&quot;;IF([.$AF100]&gt;0;&quot;sat&quot;;&quot;-&quot;)))" office:value-type="string" office:string-value="sat" calcext:value-type="string">
            <text:p>sat</text:p>
          </table:table-cell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float" office:value="3.3524244" calcext:value-type="float">
            <text:p>3.3524244</text:p>
          </table:table-cell>
          <table:table-cell office:value-type="float" office:value="54.287" calcext:value-type="float">
            <text:p>54.287</text:p>
          </table:table-cell>
          <table:table-cell office:value-type="string" calcext:value-type="string">
            <text:p>t/o</text:p>
          </table:table-cell>
          <table:table-cell office:value-type="float" office:value="20.534245" calcext:value-type="float">
            <text:p>20.534245</text:p>
          </table:table-cell>
          <table:table-cell office:value-type="string" calcext:value-type="string">
            <text:p>t/o</text:p>
          </table:table-cell>
          <table:table-cell office:value-type="float" office:value="0.152" calcext:value-type="float">
            <text:p>0.152</text:p>
          </table:table-cell>
          <table:table-cell office:value-type="string" calcext:value-type="string">
            <text:p>t/o</text:p>
          </table:table-cell>
          <table:table-cell office:value-type="float" office:value="14.08" calcext:value-type="float">
            <text:p>14.08</text:p>
          </table:table-cell>
          <table:table-cell office:value-type="string" calcext:value-type="string">
            <text:p>t/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../../../benchmarks/QF_FP_R/griggio/fmcad12/newton.7.1.i.smt2</text:p>
          </table:table-cell>
          <table:table-cell table:formula="of:=COUNTIF([.$C100:.$K100];&quot;unsat&quot;)+COUNTIF([.$C100:.$K100];&quot;unsat&quot;)" office:value-type="float" office:value="0" calcext:value-type="float">
            <text:p>0</text:p>
          </table:table-cell>
          <table:table-cell table:formula="of:=COUNTIF([.$C100:.$K100];&quot;sat&quot;)+COUNTIF([.$C100:.$K100];&quot;sat&quot;)" office:value-type="float" office:value="10" calcext:value-type="float">
            <text:p>10</text:p>
          </table:table-cell>
          <table:table-cell table:formula="of:=COUNTIF([.$C100:.$K100];&quot;-&quot;)+COUNTIF([.$C100:.$K100];&quot;-&quot;)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IF(AND([.AE101]&gt;0;[.AF101]&gt;0);&quot;soundness!&quot;;IF([.AE101]&gt;0;&quot;unsat&quot;;IF([.$AF101]&gt;0;&quot;sat&quot;;&quot;-&quot;)))" office:value-type="string" office:string-value="sat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/o</text:p>
          </table:table-cell>
          <table:table-cell office:value-type="float" office:value="57.336" calcext:value-type="float">
            <text:p>57.336</text:p>
          </table:table-cell>
          <table:table-cell table:number-columns-repeated="3" office:value-type="string" calcext:value-type="string">
            <text:p>t/o</text:p>
          </table:table-cell>
          <table:table-cell office:value-type="float" office:value="14.397" calcext:value-type="float">
            <text:p>14.397</text:p>
          </table:table-cell>
          <table:table-cell office:value-type="string" calcext:value-type="string">
            <text:p>t/o</text:p>
          </table:table-cell>
          <table:table-cell office:value-type="float" office:value="34.48" calcext:value-type="float">
            <text:p>34.48</text:p>
          </table:table-cell>
          <table:table-cell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newton.7.2.i.smt2</text:p>
          </table:table-cell>
          <table:table-cell table:formula="of:=COUNTIF([.$C101:.$K101];&quot;unsat&quot;)+COUNTIF([.$C101:.$K101];&quot;unsat&quot;)" office:value-type="float" office:value="0" calcext:value-type="float">
            <text:p>0</text:p>
          </table:table-cell>
          <table:table-cell table:formula="of:=COUNTIF([.$C101:.$K101];&quot;sat&quot;)+COUNTIF([.$C101:.$K101];&quot;sat&quot;)" office:value-type="float" office:value="6" calcext:value-type="float">
            <text:p>6</text:p>
          </table:table-cell>
          <table:table-cell table:formula="of:=COUNTIF([.$C101:.$K101];&quot;-&quot;)+COUNTIF([.$C101:.$K101];&quot;-&quot;)" office:value-type="float" office:value="12" calcext:value-type="float">
            <text:p>12</text:p>
          </table:table-cell>
        </table:table-row>
        <table:table-row table:style-name="ro1">
          <table:table-cell/>
          <table:table-cell table:formula="of:=IF(AND([.AE102]&gt;0;[.AF102]&gt;0);&quot;soundness!&quot;;IF([.AE102]&gt;0;&quot;unsat&quot;;IF([.$AF102]&gt;0;&quot;sat&quot;;&quot;-&quot;)))" office:value-type="string" office:string-value="sat" calcext:value-type="string">
            <text:p>sat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 office:value-type="string" calcext:value-type="string">
            <text:p>t/o</text:p>
          </table:table-cell>
          <table:table-cell office:value-type="float" office:value="0.428" calcext:value-type="float">
            <text:p>0.428</text:p>
          </table:table-cell>
          <table:table-cell table:number-columns-repeated="3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newton.7.3.i.smt2</text:p>
          </table:table-cell>
          <table:table-cell table:formula="of:=COUNTIF([.$C102:.$K102];&quot;unsat&quot;)+COUNTIF([.$C102:.$K102];&quot;unsat&quot;)" office:value-type="float" office:value="0" calcext:value-type="float">
            <text:p>0</text:p>
          </table:table-cell>
          <table:table-cell table:formula="of:=COUNTIF([.$C102:.$K102];&quot;sat&quot;)+COUNTIF([.$C102:.$K102];&quot;sat&quot;)" office:value-type="float" office:value="2" calcext:value-type="float">
            <text:p>2</text:p>
          </table:table-cell>
          <table:table-cell table:formula="of:=COUNTIF([.$C102:.$K102];&quot;-&quot;)+COUNTIF([.$C102:.$K102];&quot;-&quot;)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IF(AND([.AE103]&gt;0;[.AF103]&gt;0);&quot;soundness!&quot;;IF([.AE103]&gt;0;&quot;unsat&quot;;IF([.$AF103]&gt;0;&quot;sat&quot;;&quot;-&quot;)))" office:value-type="string" office:string-value="sat" calcext:value-type="string">
            <text:p>sat</text:p>
          </table:table-cell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float" office:value="3.3262205" calcext:value-type="float">
            <text:p>3.3262205</text:p>
          </table:table-cell>
          <table:table-cell office:value-type="float" office:value="26.086" calcext:value-type="float">
            <text:p>26.086</text:p>
          </table:table-cell>
          <table:table-cell office:value-type="string" calcext:value-type="string">
            <text:p>t/o</text:p>
          </table:table-cell>
          <table:table-cell office:value-type="float" office:value="20.353142" calcext:value-type="float">
            <text:p>20.353142</text:p>
          </table:table-cell>
          <table:table-cell office:value-type="float" office:value="42.58449" calcext:value-type="float">
            <text:p>42.58449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t/o</text:p>
          </table:table-cell>
          <table:table-cell office:value-type="float" office:value="16.99" calcext:value-type="float">
            <text:p>16.99</text:p>
          </table:table-cell>
          <table:table-cell office:value-type="string" calcext:value-type="string">
            <text:p>t/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../../../benchmarks/QF_FP_R/griggio/fmcad12/newton.8.1.i.smt2</text:p>
          </table:table-cell>
          <table:table-cell table:formula="of:=COUNTIF([.$C103:.$K103];&quot;unsat&quot;)+COUNTIF([.$C103:.$K103];&quot;unsat&quot;)" office:value-type="float" office:value="0" calcext:value-type="float">
            <text:p>0</text:p>
          </table:table-cell>
          <table:table-cell table:formula="of:=COUNTIF([.$C103:.$K103];&quot;sat&quot;)+COUNTIF([.$C103:.$K103];&quot;sat&quot;)" office:value-type="float" office:value="12" calcext:value-type="float">
            <text:p>12</text:p>
          </table:table-cell>
          <table:table-cell table:formula="of:=COUNTIF([.$C103:.$K103];&quot;-&quot;)+COUNTIF([.$C103:.$K103];&quot;-&quot;)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IF(AND([.AE104]&gt;0;[.AF104]&gt;0);&quot;soundness!&quot;;IF([.AE104]&gt;0;&quot;unsat&quot;;IF([.$AF104]&gt;0;&quot;sat&quot;;&quot;-&quot;)))" office:value-type="string" office:string-value="sat" calcext:value-type="string">
            <text:p>sat</text:p>
          </table:table-cell>
          <table:table-cell table:number-columns-repeated="2" office:value-type="string" calcext:value-type="string">
            <text:p>sat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float" office:value="17.093637" calcext:value-type="float">
            <text:p>17.093637</text:p>
          </table:table-cell>
          <table:table-cell office:value-type="float" office:value="34.75" calcext:value-type="float">
            <text:p>34.75</text:p>
          </table:table-cell>
          <table:table-cell table:number-columns-repeated="5" office:value-type="string" calcext:value-type="string">
            <text:p>t/o</text:p>
          </table:table-cell>
          <table:table-cell office:value-type="float" office:value="35.57" calcext:value-type="float">
            <text:p>35.57</text:p>
          </table:table-cell>
          <table:table-cell office:value-type="string" calcext:value-type="string">
            <text:p>t/o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../../../benchmarks/QF_FP_R/griggio/fmcad12/newton.8.2.i.smt2</text:p>
          </table:table-cell>
          <table:table-cell table:formula="of:=COUNTIF([.$C104:.$K104];&quot;unsat&quot;)+COUNTIF([.$C104:.$K104];&quot;unsat&quot;)" office:value-type="float" office:value="0" calcext:value-type="float">
            <text:p>0</text:p>
          </table:table-cell>
          <table:table-cell table:formula="of:=COUNTIF([.$C104:.$K104];&quot;sat&quot;)+COUNTIF([.$C104:.$K104];&quot;sat&quot;)" office:value-type="float" office:value="6" calcext:value-type="float">
            <text:p>6</text:p>
          </table:table-cell>
          <table:table-cell table:formula="of:=COUNTIF([.$C104:.$K104];&quot;-&quot;)+COUNTIF([.$C104:.$K104];&quot;-&quot;)" office:value-type="float" office:value="12" calcext:value-type="float">
            <text:p>12</text:p>
          </table:table-cell>
        </table:table-row>
        <table:table-row table:style-name="ro1">
          <table:table-cell/>
          <table:table-cell table:formula="of:=IF(AND([.AE105]&gt;0;[.AF105]&gt;0);&quot;soundness!&quot;;IF([.AE105]&gt;0;&quot;unsat&quot;;IF([.$AF105]&gt;0;&quot;sat&quot;;&quot;-&quot;)))" office:value-type="string" office:string-value="sat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t/o</text:p>
          </table:table-cell>
          <table:table-cell office:value-type="float" office:value="46.419" calcext:value-type="float">
            <text:p>46.419</text:p>
          </table:table-cell>
          <table:table-cell table:number-columns-repeated="7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newton.8.3.i.smt2</text:p>
          </table:table-cell>
          <table:table-cell table:formula="of:=COUNTIF([.$C105:.$K105];&quot;unsat&quot;)+COUNTIF([.$C105:.$K105];&quot;unsat&quot;)" office:value-type="float" office:value="0" calcext:value-type="float">
            <text:p>0</text:p>
          </table:table-cell>
          <table:table-cell table:formula="of:=COUNTIF([.$C105:.$K105];&quot;sat&quot;)+COUNTIF([.$C105:.$K105];&quot;sat&quot;)" office:value-type="float" office:value="2" calcext:value-type="float">
            <text:p>2</text:p>
          </table:table-cell>
          <table:table-cell table:formula="of:=COUNTIF([.$C105:.$K105];&quot;-&quot;)+COUNTIF([.$C105:.$K105];&quot;-&quot;)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IF(AND([.AE106]&gt;0;[.AF106]&gt;0);&quot;soundness!&quot;;IF([.AE106]&gt;0;&quot;unsat&quot;;IF([.$AF106]&gt;0;&quot;sat&quot;;&quot;-&quot;)))" office:value-type="string" office:string-value="unsat" calcext:value-type="string">
            <text:p>unsat</text:p>
          </table:table-cell>
          <table:table-cell office:value-type="string" calcext:value-type="string">
            <text:p>unsa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.8485356" calcext:value-type="float">
            <text:p>0.8485356</text:p>
          </table:table-cell>
          <table:table-cell table:number-columns-repeated="2" office:value-type="string" calcext:value-type="string">
            <text:p>t/o</text:p>
          </table:table-cell>
          <table:table-cell office:value-type="float" office:value="20.29783" calcext:value-type="float">
            <text:p>20.29783</text:p>
          </table:table-cell>
          <table:table-cell office:value-type="string" calcext:value-type="string">
            <text:p>t/o</text:p>
          </table:table-cell>
          <table:table-cell office:value-type="float" office:value="1.068" calcext:value-type="float">
            <text:p>1.068</text:p>
          </table:table-cell>
          <table:table-cell table:number-columns-repeated="3" office:value-type="string" calcext:value-type="string">
            <text:p>t/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../../../benchmarks/QF_FP_R/griggio/fmcad12/pow5.smt2</text:p>
          </table:table-cell>
          <table:table-cell table:formula="of:=COUNTIF([.$C106:.$K106];&quot;unsat&quot;)+COUNTIF([.$C106:.$K106];&quot;unsat&quot;)" office:value-type="float" office:value="6" calcext:value-type="float">
            <text:p>6</text:p>
          </table:table-cell>
          <table:table-cell table:formula="of:=COUNTIF([.$C106:.$K106];&quot;sat&quot;)+COUNTIF([.$C106:.$K106];&quot;sat&quot;)" office:value-type="float" office:value="0" calcext:value-type="float">
            <text:p>0</text:p>
          </table:table-cell>
          <table:table-cell table:formula="of:=COUNTIF([.$C106:.$K106];&quot;-&quot;)+COUNTIF([.$C106:.$K106];&quot;-&quot;)" office:value-type="float" office:value="12" calcext:value-type="float">
            <text:p>12</text:p>
          </table:table-cell>
        </table:table-row>
        <table:table-row table:style-name="ro1">
          <table:table-cell/>
          <table:table-cell table:formula="of:=IF(AND([.AE107]&gt;0;[.AF107]&gt;0);&quot;soundness!&quot;;IF([.AE107]&gt;0;&quot;unsat&quot;;IF([.$AF107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qurt.c.10.smt2</text:p>
          </table:table-cell>
          <table:table-cell table:formula="of:=COUNTIF([.$C107:.$K107];&quot;unsat&quot;)+COUNTIF([.$C107:.$K107];&quot;unsat&quot;)" office:value-type="float" office:value="0" calcext:value-type="float">
            <text:p>0</text:p>
          </table:table-cell>
          <table:table-cell table:formula="of:=COUNTIF([.$C107:.$K107];&quot;sat&quot;)+COUNTIF([.$C107:.$K107];&quot;sat&quot;)" office:value-type="float" office:value="0" calcext:value-type="float">
            <text:p>0</text:p>
          </table:table-cell>
          <table:table-cell table:formula="of:=COUNTIF([.$C107:.$K107];&quot;-&quot;)+COUNTIF([.$C107:.$K107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108]&gt;0;[.AF108]&gt;0);&quot;soundness!&quot;;IF([.AE108]&gt;0;&quot;unsat&quot;;IF([.$AF108]&gt;0;&quot;sat&quot;;&quot;-&quot;)))" office:value-type="string" office:string-value="unsat" calcext:value-type="string">
            <text:p>un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/o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string" calcext:value-type="string">
            <text:p>t/o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t/o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qurt.c.15.smt2</text:p>
          </table:table-cell>
          <table:table-cell table:formula="of:=COUNTIF([.$C108:.$K108];&quot;unsat&quot;)+COUNTIF([.$C108:.$K108];&quot;unsat&quot;)" office:value-type="float" office:value="6" calcext:value-type="float">
            <text:p>6</text:p>
          </table:table-cell>
          <table:table-cell table:formula="of:=COUNTIF([.$C108:.$K108];&quot;sat&quot;)+COUNTIF([.$C108:.$K108];&quot;sat&quot;)" office:value-type="float" office:value="0" calcext:value-type="float">
            <text:p>0</text:p>
          </table:table-cell>
          <table:table-cell table:formula="of:=COUNTIF([.$C108:.$K108];&quot;-&quot;)+COUNTIF([.$C108:.$K108];&quot;-&quot;)" office:value-type="float" office:value="12" calcext:value-type="float">
            <text:p>12</text:p>
          </table:table-cell>
        </table:table-row>
        <table:table-row table:style-name="ro1">
          <table:table-cell/>
          <table:table-cell table:formula="of:=IF(AND([.AE109]&gt;0;[.AF109]&gt;0);&quot;soundness!&quot;;IF([.AE109]&gt;0;&quot;unsat&quot;;IF([.$AF109]&gt;0;&quot;sat&quot;;&quot;-&quot;)))" office:value-type="string" office:string-value="unsat" calcext:value-type="string">
            <text:p>un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/o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string" calcext:value-type="string">
            <text:p>t/o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qurt.c.20.smt2</text:p>
          </table:table-cell>
          <table:table-cell table:formula="of:=COUNTIF([.$C109:.$K109];&quot;unsat&quot;)+COUNTIF([.$C109:.$K109];&quot;unsat&quot;)" office:value-type="float" office:value="4" calcext:value-type="float">
            <text:p>4</text:p>
          </table:table-cell>
          <table:table-cell table:formula="of:=COUNTIF([.$C109:.$K109];&quot;sat&quot;)+COUNTIF([.$C109:.$K109];&quot;sat&quot;)" office:value-type="float" office:value="0" calcext:value-type="float">
            <text:p>0</text:p>
          </table:table-cell>
          <table:table-cell table:formula="of:=COUNTIF([.$C109:.$K109];&quot;-&quot;)+COUNTIF([.$C109:.$K109];&quot;-&quot;)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IF(AND([.AE110]&gt;0;[.AF110]&gt;0);&quot;soundness!&quot;;IF([.AE110]&gt;0;&quot;unsat&quot;;IF([.$AF110]&gt;0;&quot;sat&quot;;&quot;-&quot;)))" office:value-type="string" office:string-value="unsat" calcext:value-type="string">
            <text:p>un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/o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string" calcext:value-type="string">
            <text:p>t/o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qurt.c.25.smt2</text:p>
          </table:table-cell>
          <table:table-cell table:formula="of:=COUNTIF([.$C110:.$K110];&quot;unsat&quot;)+COUNTIF([.$C110:.$K110];&quot;unsat&quot;)" office:value-type="float" office:value="4" calcext:value-type="float">
            <text:p>4</text:p>
          </table:table-cell>
          <table:table-cell table:formula="of:=COUNTIF([.$C110:.$K110];&quot;sat&quot;)+COUNTIF([.$C110:.$K110];&quot;sat&quot;)" office:value-type="float" office:value="0" calcext:value-type="float">
            <text:p>0</text:p>
          </table:table-cell>
          <table:table-cell table:formula="of:=COUNTIF([.$C110:.$K110];&quot;-&quot;)+COUNTIF([.$C110:.$K110];&quot;-&quot;)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IF(AND([.AE111]&gt;0;[.AF111]&gt;0);&quot;soundness!&quot;;IF([.AE111]&gt;0;&quot;unsat&quot;;IF([.$AF111]&gt;0;&quot;sat&quot;;&quot;-&quot;)))" office:value-type="string" office:string-value="unsat" calcext:value-type="string">
            <text:p>unsat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table:number-columns-repeated="7" office:value-type="string" calcext:value-type="string">
            <text:p>t/o</text:p>
          </table:table-cell>
          <table:table-cell office:value-type="float" office:value="32.09" calcext:value-type="float">
            <text:p>32.09</text:p>
          </table:table-cell>
          <table:table-cell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qurt.c.2.smt2</text:p>
          </table:table-cell>
          <table:table-cell table:formula="of:=COUNTIF([.$C111:.$K111];&quot;unsat&quot;)+COUNTIF([.$C111:.$K111];&quot;unsat&quot;)" office:value-type="float" office:value="2" calcext:value-type="float">
            <text:p>2</text:p>
          </table:table-cell>
          <table:table-cell table:formula="of:=COUNTIF([.$C111:.$K111];&quot;sat&quot;)+COUNTIF([.$C111:.$K111];&quot;sat&quot;)" office:value-type="float" office:value="0" calcext:value-type="float">
            <text:p>0</text:p>
          </table:table-cell>
          <table:table-cell table:formula="of:=COUNTIF([.$C111:.$K111];&quot;-&quot;)+COUNTIF([.$C111:.$K111];&quot;-&quot;)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IF(AND([.AE112]&gt;0;[.AF112]&gt;0);&quot;soundness!&quot;;IF([.AE112]&gt;0;&quot;unsat&quot;;IF([.$AF112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qurt.c.5.smt2</text:p>
          </table:table-cell>
          <table:table-cell table:formula="of:=COUNTIF([.$C112:.$K112];&quot;unsat&quot;)+COUNTIF([.$C112:.$K112];&quot;unsat&quot;)" office:value-type="float" office:value="0" calcext:value-type="float">
            <text:p>0</text:p>
          </table:table-cell>
          <table:table-cell table:formula="of:=COUNTIF([.$C112:.$K112];&quot;sat&quot;)+COUNTIF([.$C112:.$K112];&quot;sat&quot;)" office:value-type="float" office:value="0" calcext:value-type="float">
            <text:p>0</text:p>
          </table:table-cell>
          <table:table-cell table:formula="of:=COUNTIF([.$C112:.$K112];&quot;-&quot;)+COUNTIF([.$C112:.$K112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113]&gt;0;[.AF113]&gt;0);&quot;soundness!&quot;;IF([.AE113]&gt;0;&quot;unsat&quot;;IF([.$AF113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sin2.c.10.smt2</text:p>
          </table:table-cell>
          <table:table-cell table:formula="of:=COUNTIF([.$C113:.$K113];&quot;unsat&quot;)+COUNTIF([.$C113:.$K113];&quot;unsat&quot;)" office:value-type="float" office:value="0" calcext:value-type="float">
            <text:p>0</text:p>
          </table:table-cell>
          <table:table-cell table:formula="of:=COUNTIF([.$C113:.$K113];&quot;sat&quot;)+COUNTIF([.$C113:.$K113];&quot;sat&quot;)" office:value-type="float" office:value="0" calcext:value-type="float">
            <text:p>0</text:p>
          </table:table-cell>
          <table:table-cell table:formula="of:=COUNTIF([.$C113:.$K113];&quot;-&quot;)+COUNTIF([.$C113:.$K113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114]&gt;0;[.AF114]&gt;0);&quot;soundness!&quot;;IF([.AE114]&gt;0;&quot;unsat&quot;;IF([.$AF114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sin2.c.125.smt2</text:p>
          </table:table-cell>
          <table:table-cell table:formula="of:=COUNTIF([.$C114:.$K114];&quot;unsat&quot;)+COUNTIF([.$C114:.$K114];&quot;unsat&quot;)" office:value-type="float" office:value="0" calcext:value-type="float">
            <text:p>0</text:p>
          </table:table-cell>
          <table:table-cell table:formula="of:=COUNTIF([.$C114:.$K114];&quot;sat&quot;)+COUNTIF([.$C114:.$K114];&quot;sat&quot;)" office:value-type="float" office:value="0" calcext:value-type="float">
            <text:p>0</text:p>
          </table:table-cell>
          <table:table-cell table:formula="of:=COUNTIF([.$C114:.$K114];&quot;-&quot;)+COUNTIF([.$C114:.$K114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115]&gt;0;[.AF115]&gt;0);&quot;soundness!&quot;;IF([.AE115]&gt;0;&quot;unsat&quot;;IF([.$AF115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sin2.c.15.smt2</text:p>
          </table:table-cell>
          <table:table-cell table:formula="of:=COUNTIF([.$C115:.$K115];&quot;unsat&quot;)+COUNTIF([.$C115:.$K115];&quot;unsat&quot;)" office:value-type="float" office:value="0" calcext:value-type="float">
            <text:p>0</text:p>
          </table:table-cell>
          <table:table-cell table:formula="of:=COUNTIF([.$C115:.$K115];&quot;sat&quot;)+COUNTIF([.$C115:.$K115];&quot;sat&quot;)" office:value-type="float" office:value="0" calcext:value-type="float">
            <text:p>0</text:p>
          </table:table-cell>
          <table:table-cell table:formula="of:=COUNTIF([.$C115:.$K115];&quot;-&quot;)+COUNTIF([.$C115:.$K115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116]&gt;0;[.AF116]&gt;0);&quot;soundness!&quot;;IF([.AE116]&gt;0;&quot;unsat&quot;;IF([.$AF116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sin2.c.175.smt2</text:p>
          </table:table-cell>
          <table:table-cell table:formula="of:=COUNTIF([.$C116:.$K116];&quot;unsat&quot;)+COUNTIF([.$C116:.$K116];&quot;unsat&quot;)" office:value-type="float" office:value="0" calcext:value-type="float">
            <text:p>0</text:p>
          </table:table-cell>
          <table:table-cell table:formula="of:=COUNTIF([.$C116:.$K116];&quot;sat&quot;)+COUNTIF([.$C116:.$K116];&quot;sat&quot;)" office:value-type="float" office:value="0" calcext:value-type="float">
            <text:p>0</text:p>
          </table:table-cell>
          <table:table-cell table:formula="of:=COUNTIF([.$C116:.$K116];&quot;-&quot;)+COUNTIF([.$C116:.$K116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117]&gt;0;[.AF117]&gt;0);&quot;soundness!&quot;;IF([.AE117]&gt;0;&quot;unsat&quot;;IF([.$AF117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sin2.c.20.smt2</text:p>
          </table:table-cell>
          <table:table-cell table:formula="of:=COUNTIF([.$C117:.$K117];&quot;unsat&quot;)+COUNTIF([.$C117:.$K117];&quot;unsat&quot;)" office:value-type="float" office:value="0" calcext:value-type="float">
            <text:p>0</text:p>
          </table:table-cell>
          <table:table-cell table:formula="of:=COUNTIF([.$C117:.$K117];&quot;sat&quot;)+COUNTIF([.$C117:.$K117];&quot;sat&quot;)" office:value-type="float" office:value="0" calcext:value-type="float">
            <text:p>0</text:p>
          </table:table-cell>
          <table:table-cell table:formula="of:=COUNTIF([.$C117:.$K117];&quot;-&quot;)+COUNTIF([.$C117:.$K117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118]&gt;0;[.AF118]&gt;0);&quot;soundness!&quot;;IF([.AE118]&gt;0;&quot;unsat&quot;;IF([.$AF118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sin2.c.25.smt2</text:p>
          </table:table-cell>
          <table:table-cell table:formula="of:=COUNTIF([.$C118:.$K118];&quot;unsat&quot;)+COUNTIF([.$C118:.$K118];&quot;unsat&quot;)" office:value-type="float" office:value="0" calcext:value-type="float">
            <text:p>0</text:p>
          </table:table-cell>
          <table:table-cell table:formula="of:=COUNTIF([.$C118:.$K118];&quot;sat&quot;)+COUNTIF([.$C118:.$K118];&quot;sat&quot;)" office:value-type="float" office:value="0" calcext:value-type="float">
            <text:p>0</text:p>
          </table:table-cell>
          <table:table-cell table:formula="of:=COUNTIF([.$C118:.$K118];&quot;-&quot;)+COUNTIF([.$C118:.$K118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119]&gt;0;[.AF119]&gt;0);&quot;soundness!&quot;;IF([.AE119]&gt;0;&quot;unsat&quot;;IF([.$AF119]&gt;0;&quot;sat&quot;;&quot;-&quot;)))" office:value-type="string" office:string-value="sat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/o</text:p>
          </table:table-cell>
          <table:table-cell office:value-type="float" office:value="25.722" calcext:value-type="float">
            <text:p>25.722</text:p>
          </table:table-cell>
          <table:table-cell table:number-columns-repeated="5" office:value-type="string" calcext:value-type="string">
            <text:p>t/o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sin2.c.2.smt2</text:p>
          </table:table-cell>
          <table:table-cell table:formula="of:=COUNTIF([.$C119:.$K119];&quot;unsat&quot;)+COUNTIF([.$C119:.$K119];&quot;unsat&quot;)" office:value-type="float" office:value="0" calcext:value-type="float">
            <text:p>0</text:p>
          </table:table-cell>
          <table:table-cell table:formula="of:=COUNTIF([.$C119:.$K119];&quot;sat&quot;)+COUNTIF([.$C119:.$K119];&quot;sat&quot;)" office:value-type="float" office:value="4" calcext:value-type="float">
            <text:p>4</text:p>
          </table:table-cell>
          <table:table-cell table:formula="of:=COUNTIF([.$C119:.$K119];&quot;-&quot;)+COUNTIF([.$C119:.$K119];&quot;-&quot;)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IF(AND([.AE120]&gt;0;[.AF120]&gt;0);&quot;soundness!&quot;;IF([.AE120]&gt;0;&quot;unsat&quot;;IF([.$AF120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sin2.c.5.smt2</text:p>
          </table:table-cell>
          <table:table-cell table:formula="of:=COUNTIF([.$C120:.$K120];&quot;unsat&quot;)+COUNTIF([.$C120:.$K120];&quot;unsat&quot;)" office:value-type="float" office:value="0" calcext:value-type="float">
            <text:p>0</text:p>
          </table:table-cell>
          <table:table-cell table:formula="of:=COUNTIF([.$C120:.$K120];&quot;sat&quot;)+COUNTIF([.$C120:.$K120];&quot;sat&quot;)" office:value-type="float" office:value="0" calcext:value-type="float">
            <text:p>0</text:p>
          </table:table-cell>
          <table:table-cell table:formula="of:=COUNTIF([.$C120:.$K120];&quot;-&quot;)+COUNTIF([.$C120:.$K120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121]&gt;0;[.AF121]&gt;0);&quot;soundness!&quot;;IF([.AE121]&gt;0;&quot;unsat&quot;;IF([.$AF121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sin2.c.75.smt2</text:p>
          </table:table-cell>
          <table:table-cell table:formula="of:=COUNTIF([.$C121:.$K121];&quot;unsat&quot;)+COUNTIF([.$C121:.$K121];&quot;unsat&quot;)" office:value-type="float" office:value="0" calcext:value-type="float">
            <text:p>0</text:p>
          </table:table-cell>
          <table:table-cell table:formula="of:=COUNTIF([.$C121:.$K121];&quot;sat&quot;)+COUNTIF([.$C121:.$K121];&quot;sat&quot;)" office:value-type="float" office:value="0" calcext:value-type="float">
            <text:p>0</text:p>
          </table:table-cell>
          <table:table-cell table:formula="of:=COUNTIF([.$C121:.$K121];&quot;-&quot;)+COUNTIF([.$C121:.$K121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122]&gt;0;[.AF122]&gt;0);&quot;soundness!&quot;;IF([.AE122]&gt;0;&quot;unsat&quot;;IF([.$AF122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sin.c.125.smt2</text:p>
          </table:table-cell>
          <table:table-cell table:formula="of:=COUNTIF([.$C122:.$K122];&quot;unsat&quot;)+COUNTIF([.$C122:.$K122];&quot;unsat&quot;)" office:value-type="float" office:value="0" calcext:value-type="float">
            <text:p>0</text:p>
          </table:table-cell>
          <table:table-cell table:formula="of:=COUNTIF([.$C122:.$K122];&quot;sat&quot;)+COUNTIF([.$C122:.$K122];&quot;sat&quot;)" office:value-type="float" office:value="0" calcext:value-type="float">
            <text:p>0</text:p>
          </table:table-cell>
          <table:table-cell table:formula="of:=COUNTIF([.$C122:.$K122];&quot;-&quot;)+COUNTIF([.$C122:.$K122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123]&gt;0;[.AF123]&gt;0);&quot;soundness!&quot;;IF([.AE123]&gt;0;&quot;unsat&quot;;IF([.$AF123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sin.c.175.smt2</text:p>
          </table:table-cell>
          <table:table-cell table:formula="of:=COUNTIF([.$C123:.$K123];&quot;unsat&quot;)+COUNTIF([.$C123:.$K123];&quot;unsat&quot;)" office:value-type="float" office:value="0" calcext:value-type="float">
            <text:p>0</text:p>
          </table:table-cell>
          <table:table-cell table:formula="of:=COUNTIF([.$C123:.$K123];&quot;sat&quot;)+COUNTIF([.$C123:.$K123];&quot;sat&quot;)" office:value-type="float" office:value="0" calcext:value-type="float">
            <text:p>0</text:p>
          </table:table-cell>
          <table:table-cell table:formula="of:=COUNTIF([.$C123:.$K123];&quot;-&quot;)+COUNTIF([.$C123:.$K123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124]&gt;0;[.AF124]&gt;0);&quot;soundness!&quot;;IF([.AE124]&gt;0;&quot;unsat&quot;;IF([.$AF124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sin.c.25.smt2</text:p>
          </table:table-cell>
          <table:table-cell table:formula="of:=COUNTIF([.$C124:.$K124];&quot;unsat&quot;)+COUNTIF([.$C124:.$K124];&quot;unsat&quot;)" office:value-type="float" office:value="0" calcext:value-type="float">
            <text:p>0</text:p>
          </table:table-cell>
          <table:table-cell table:formula="of:=COUNTIF([.$C124:.$K124];&quot;sat&quot;)+COUNTIF([.$C124:.$K124];&quot;sat&quot;)" office:value-type="float" office:value="0" calcext:value-type="float">
            <text:p>0</text:p>
          </table:table-cell>
          <table:table-cell table:formula="of:=COUNTIF([.$C124:.$K124];&quot;-&quot;)+COUNTIF([.$C124:.$K124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125]&gt;0;[.AF125]&gt;0);&quot;soundness!&quot;;IF([.AE125]&gt;0;&quot;unsat&quot;;IF([.$AF125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sin.c.75.smt2</text:p>
          </table:table-cell>
          <table:table-cell table:formula="of:=COUNTIF([.$C125:.$K125];&quot;unsat&quot;)+COUNTIF([.$C125:.$K125];&quot;unsat&quot;)" office:value-type="float" office:value="0" calcext:value-type="float">
            <text:p>0</text:p>
          </table:table-cell>
          <table:table-cell table:formula="of:=COUNTIF([.$C125:.$K125];&quot;sat&quot;)+COUNTIF([.$C125:.$K125];&quot;sat&quot;)" office:value-type="float" office:value="0" calcext:value-type="float">
            <text:p>0</text:p>
          </table:table-cell>
          <table:table-cell table:formula="of:=COUNTIF([.$C125:.$K125];&quot;-&quot;)+COUNTIF([.$C125:.$K125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126]&gt;0;[.AF126]&gt;0);&quot;soundness!&quot;;IF([.AE126]&gt;0;&quot;unsat&quot;;IF([.$AF126]&gt;0;&quot;sat&quot;;&quot;-&quot;)))" office:value-type="string" office:string-value="sat" calcext:value-type="string">
            <text:p>sat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float" office:value="3.0366528" calcext:value-type="float">
            <text:p>3.0366528</text:p>
          </table:table-cell>
          <table:table-cell office:value-type="string" calcext:value-type="string">
            <text:p>t/o</text:p>
          </table:table-cell>
          <table:table-cell office:value-type="float" office:value="17.357468" calcext:value-type="float">
            <text:p>17.357468</text:p>
          </table:table-cell>
          <table:table-cell office:value-type="float" office:value="15.603135" calcext:value-type="float">
            <text:p>15.603135</text:p>
          </table:table-cell>
          <table:table-cell office:value-type="float" office:value="52.269485" calcext:value-type="float">
            <text:p>52.269485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t/o</text:p>
          </table:table-cell>
          <table:table-cell office:value-type="float" office:value="22.15" calcext:value-type="float">
            <text:p>22.15</text:p>
          </table:table-cell>
          <table:table-cell office:value-type="string" calcext:value-type="string">
            <text:p>t/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../../../benchmarks/QF_FP_R/griggio/fmcad12/sine.1.0.i.smt2</text:p>
          </table:table-cell>
          <table:table-cell table:formula="of:=COUNTIF([.$C126:.$K126];&quot;unsat&quot;)+COUNTIF([.$C126:.$K126];&quot;unsat&quot;)" office:value-type="float" office:value="0" calcext:value-type="float">
            <text:p>0</text:p>
          </table:table-cell>
          <table:table-cell table:formula="of:=COUNTIF([.$C126:.$K126];&quot;sat&quot;)+COUNTIF([.$C126:.$K126];&quot;sat&quot;)" office:value-type="float" office:value="12" calcext:value-type="float">
            <text:p>12</text:p>
          </table:table-cell>
          <table:table-cell table:formula="of:=COUNTIF([.$C126:.$K126];&quot;-&quot;)+COUNTIF([.$C126:.$K126];&quot;-&quot;)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IF(AND([.AE127]&gt;0;[.AF127]&gt;0);&quot;soundness!&quot;;IF([.AE127]&gt;0;&quot;unsat&quot;;IF([.$AF127]&gt;0;&quot;sat&quot;;&quot;-&quot;)))" office:value-type="string" office:string-value="unsat" calcext:value-type="string">
            <text:p>unsat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office:value-type="float" office:value="0.47334778" calcext:value-type="float">
            <text:p>0.47334778</text:p>
          </table:table-cell>
          <table:table-cell office:value-type="string" calcext:value-type="string">
            <text:p>t/o</text:p>
          </table:table-cell>
          <table:table-cell office:value-type="float" office:value="7.2216554" calcext:value-type="float">
            <text:p>7.2216554</text:p>
          </table:table-cell>
          <table:table-cell office:value-type="float" office:value="0.47308767" calcext:value-type="float">
            <text:p>0.47308767</text:p>
          </table:table-cell>
          <table:table-cell office:value-type="float" office:value="1.921912" calcext:value-type="float">
            <text:p>1.921912</text:p>
          </table:table-cell>
          <table:table-cell office:value-type="string" calcext:value-type="string">
            <text:p>t/o</text:p>
          </table:table-cell>
          <table:table-cell office:value-type="float" office:value="7.2362604" calcext:value-type="float">
            <text:p>7.2362604</text:p>
          </table:table-cell>
          <table:table-cell office:value-type="string" calcext:value-type="string">
            <text:p>t/o</text:p>
          </table:table-cell>
          <table:table-cell office:value-type="float" office:value="1.9516636" calcext:value-type="float">
            <text:p>1.95166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./../../benchmarks/QF_FP_R/griggio/fmcad12/sine.2.0.i.smt2</text:p>
          </table:table-cell>
          <table:table-cell table:formula="of:=COUNTIF([.$C127:.$K127];&quot;unsat&quot;)+COUNTIF([.$C127:.$K127];&quot;unsat&quot;)" office:value-type="float" office:value="12" calcext:value-type="float">
            <text:p>12</text:p>
          </table:table-cell>
          <table:table-cell table:formula="of:=COUNTIF([.$C127:.$K127];&quot;sat&quot;)+COUNTIF([.$C127:.$K127];&quot;sat&quot;)" office:value-type="float" office:value="0" calcext:value-type="float">
            <text:p>0</text:p>
          </table:table-cell>
          <table:table-cell table:formula="of:=COUNTIF([.$C127:.$K127];&quot;-&quot;)+COUNTIF([.$C127:.$K127];&quot;-&quot;)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IF(AND([.AE128]&gt;0;[.AF128]&gt;0);&quot;soundness!&quot;;IF([.AE128]&gt;0;&quot;unsat&quot;;IF([.$AF128]&gt;0;&quot;sat&quot;;&quot;-&quot;)))" office:value-type="string" office:string-value="unsat" calcext:value-type="string">
            <text:p>unsat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office:value-type="float" office:value="0.46424377" calcext:value-type="float">
            <text:p>0.46424377</text:p>
          </table:table-cell>
          <table:table-cell office:value-type="string" calcext:value-type="string">
            <text:p>t/o</text:p>
          </table:table-cell>
          <table:table-cell office:value-type="float" office:value="6.6456447" calcext:value-type="float">
            <text:p>6.6456447</text:p>
          </table:table-cell>
          <table:table-cell office:value-type="float" office:value="0.45407146" calcext:value-type="float">
            <text:p>0.45407146</text:p>
          </table:table-cell>
          <table:table-cell office:value-type="float" office:value="2.1048915" calcext:value-type="float">
            <text:p>2.1048915</text:p>
          </table:table-cell>
          <table:table-cell office:value-type="string" calcext:value-type="string">
            <text:p>t/o</text:p>
          </table:table-cell>
          <table:table-cell office:value-type="float" office:value="6.786581" calcext:value-type="float">
            <text:p>6.786581</text:p>
          </table:table-cell>
          <table:table-cell office:value-type="string" calcext:value-type="string">
            <text:p>t/o</text:p>
          </table:table-cell>
          <table:table-cell office:value-type="float" office:value="1.9234744" calcext:value-type="float">
            <text:p>1.92347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./../../benchmarks/QF_FP_R/griggio/fmcad12/sine.3.0.i.smt2</text:p>
          </table:table-cell>
          <table:table-cell table:formula="of:=COUNTIF([.$C128:.$K128];&quot;unsat&quot;)+COUNTIF([.$C128:.$K128];&quot;unsat&quot;)" office:value-type="float" office:value="12" calcext:value-type="float">
            <text:p>12</text:p>
          </table:table-cell>
          <table:table-cell table:formula="of:=COUNTIF([.$C128:.$K128];&quot;sat&quot;)+COUNTIF([.$C128:.$K128];&quot;sat&quot;)" office:value-type="float" office:value="0" calcext:value-type="float">
            <text:p>0</text:p>
          </table:table-cell>
          <table:table-cell table:formula="of:=COUNTIF([.$C128:.$K128];&quot;-&quot;)+COUNTIF([.$C128:.$K128];&quot;-&quot;)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IF(AND([.AE129]&gt;0;[.AF129]&gt;0);&quot;soundness!&quot;;IF([.AE129]&gt;0;&quot;unsat&quot;;IF([.$AF129]&gt;0;&quot;sat&quot;;&quot;-&quot;)))" office:value-type="string" office:string-value="unsat" calcext:value-type="string">
            <text:p>unsat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office:value-type="float" office:value="0.46667033" calcext:value-type="float">
            <text:p>0.46667033</text:p>
          </table:table-cell>
          <table:table-cell office:value-type="string" calcext:value-type="string">
            <text:p>t/o</text:p>
          </table:table-cell>
          <table:table-cell office:value-type="float" office:value="6.6896553" calcext:value-type="float">
            <text:p>6.6896553</text:p>
          </table:table-cell>
          <table:table-cell office:value-type="float" office:value="0.44815168" calcext:value-type="float">
            <text:p>0.44815168</text:p>
          </table:table-cell>
          <table:table-cell office:value-type="float" office:value="2.1547573" calcext:value-type="float">
            <text:p>2.1547573</text:p>
          </table:table-cell>
          <table:table-cell office:value-type="string" calcext:value-type="string">
            <text:p>t/o</text:p>
          </table:table-cell>
          <table:table-cell office:value-type="float" office:value="7.2304482" calcext:value-type="float">
            <text:p>7.2304482</text:p>
          </table:table-cell>
          <table:table-cell office:value-type="string" calcext:value-type="string">
            <text:p>t/o</text:p>
          </table:table-cell>
          <table:table-cell office:value-type="float" office:value="1.9524454" calcext:value-type="float">
            <text:p>1.95244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./../../benchmarks/QF_FP_R/griggio/fmcad12/sine.4.0.i.smt2</text:p>
          </table:table-cell>
          <table:table-cell table:formula="of:=COUNTIF([.$C129:.$K129];&quot;unsat&quot;)+COUNTIF([.$C129:.$K129];&quot;unsat&quot;)" office:value-type="float" office:value="12" calcext:value-type="float">
            <text:p>12</text:p>
          </table:table-cell>
          <table:table-cell table:formula="of:=COUNTIF([.$C129:.$K129];&quot;sat&quot;)+COUNTIF([.$C129:.$K129];&quot;sat&quot;)" office:value-type="float" office:value="0" calcext:value-type="float">
            <text:p>0</text:p>
          </table:table-cell>
          <table:table-cell table:formula="of:=COUNTIF([.$C129:.$K129];&quot;-&quot;)+COUNTIF([.$C129:.$K129];&quot;-&quot;)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IF(AND([.AE130]&gt;0;[.AF130]&gt;0);&quot;soundness!&quot;;IF([.AE130]&gt;0;&quot;unsat&quot;;IF([.$AF130]&gt;0;&quot;sat&quot;;&quot;-&quot;)))" office:value-type="string" office:string-value="unsat" calcext:value-type="string">
            <text:p>unsat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office:value-type="float" office:value="0.4592283" calcext:value-type="float">
            <text:p>0.4592283</text:p>
          </table:table-cell>
          <table:table-cell office:value-type="string" calcext:value-type="string">
            <text:p>t/o</text:p>
          </table:table-cell>
          <table:table-cell office:value-type="float" office:value="7.2386622" calcext:value-type="float">
            <text:p>7.2386622</text:p>
          </table:table-cell>
          <table:table-cell office:value-type="float" office:value="0.45042238" calcext:value-type="float">
            <text:p>0.45042238</text:p>
          </table:table-cell>
          <table:table-cell office:value-type="float" office:value="2.1166637" calcext:value-type="float">
            <text:p>2.1166637</text:p>
          </table:table-cell>
          <table:table-cell office:value-type="string" calcext:value-type="string">
            <text:p>t/o</text:p>
          </table:table-cell>
          <table:table-cell office:value-type="float" office:value="7.242615" calcext:value-type="float">
            <text:p>7.242615</text:p>
          </table:table-cell>
          <table:table-cell office:value-type="string" calcext:value-type="string">
            <text:p>t/o</text:p>
          </table:table-cell>
          <table:table-cell office:value-type="float" office:value="1.9430207" calcext:value-type="float">
            <text:p>1.94302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./../../benchmarks/QF_FP_R/griggio/fmcad12/sine.5.0.i.smt2</text:p>
          </table:table-cell>
          <table:table-cell table:formula="of:=COUNTIF([.$C130:.$K130];&quot;unsat&quot;)+COUNTIF([.$C130:.$K130];&quot;unsat&quot;)" office:value-type="float" office:value="12" calcext:value-type="float">
            <text:p>12</text:p>
          </table:table-cell>
          <table:table-cell table:formula="of:=COUNTIF([.$C130:.$K130];&quot;sat&quot;)+COUNTIF([.$C130:.$K130];&quot;sat&quot;)" office:value-type="float" office:value="0" calcext:value-type="float">
            <text:p>0</text:p>
          </table:table-cell>
          <table:table-cell table:formula="of:=COUNTIF([.$C130:.$K130];&quot;-&quot;)+COUNTIF([.$C130:.$K130];&quot;-&quot;)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IF(AND([.AE131]&gt;0;[.AF131]&gt;0);&quot;soundness!&quot;;IF([.AE131]&gt;0;&quot;unsat&quot;;IF([.$AF131]&gt;0;&quot;sat&quot;;&quot;-&quot;)))" office:value-type="string" office:string-value="unsat" calcext:value-type="string">
            <text:p>unsat</text:p>
          </table:table-cell>
          <table:table-cell table:number-columns-repeated="5"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office:value-type="float" office:value="0.464486" calcext:value-type="float">
            <text:p>0.464486</text:p>
          </table:table-cell>
          <table:table-cell office:value-type="float" office:value="49.623" calcext:value-type="float">
            <text:p>49.623</text:p>
          </table:table-cell>
          <table:table-cell office:value-type="float" office:value="6.666363" calcext:value-type="float">
            <text:p>6.666363</text:p>
          </table:table-cell>
          <table:table-cell office:value-type="float" office:value="0.4672657" calcext:value-type="float">
            <text:p>0.4672657</text:p>
          </table:table-cell>
          <table:table-cell office:value-type="float" office:value="1.9420261" calcext:value-type="float">
            <text:p>1.9420261</text:p>
          </table:table-cell>
          <table:table-cell office:value-type="string" calcext:value-type="string">
            <text:p>t/o</text:p>
          </table:table-cell>
          <table:table-cell office:value-type="float" office:value="6.673251" calcext:value-type="float">
            <text:p>6.673251</text:p>
          </table:table-cell>
          <table:table-cell office:value-type="string" calcext:value-type="string">
            <text:p>t/o</text:p>
          </table:table-cell>
          <table:table-cell office:value-type="float" office:value="1.9559386" calcext:value-type="float">
            <text:p>1.95593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./../../benchmarks/QF_FP_R/griggio/fmcad12/sine.6.0.i.smt2</text:p>
          </table:table-cell>
          <table:table-cell table:formula="of:=COUNTIF([.$C131:.$K131];&quot;unsat&quot;)+COUNTIF([.$C131:.$K131];&quot;unsat&quot;)" office:value-type="float" office:value="14" calcext:value-type="float">
            <text:p>14</text:p>
          </table:table-cell>
          <table:table-cell table:formula="of:=COUNTIF([.$C131:.$K131];&quot;sat&quot;)+COUNTIF([.$C131:.$K131];&quot;sat&quot;)" office:value-type="float" office:value="0" calcext:value-type="float">
            <text:p>0</text:p>
          </table:table-cell>
          <table:table-cell table:formula="of:=COUNTIF([.$C131:.$K131];&quot;-&quot;)+COUNTIF([.$C131:.$K131];&quot;-&quot;)"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IF(AND([.AE132]&gt;0;[.AF132]&gt;0);&quot;soundness!&quot;;IF([.AE132]&gt;0;&quot;unsat&quot;;IF([.$AF132]&gt;0;&quot;sat&quot;;&quot;-&quot;)))" office:value-type="string" office:string-value="unsat" calcext:value-type="string">
            <text:p>unsat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office:value-type="float" office:value="0.4641083" calcext:value-type="float">
            <text:p>0.4641083</text:p>
          </table:table-cell>
          <table:table-cell office:value-type="string" calcext:value-type="string">
            <text:p>t/o</text:p>
          </table:table-cell>
          <table:table-cell office:value-type="float" office:value="7.2532215" calcext:value-type="float">
            <text:p>7.2532215</text:p>
          </table:table-cell>
          <table:table-cell office:value-type="float" office:value="0.46163255" calcext:value-type="float">
            <text:p>0.46163255</text:p>
          </table:table-cell>
          <table:table-cell office:value-type="float" office:value="1.9595754" calcext:value-type="float">
            <text:p>1.9595754</text:p>
          </table:table-cell>
          <table:table-cell office:value-type="string" calcext:value-type="string">
            <text:p>t/o</text:p>
          </table:table-cell>
          <table:table-cell office:value-type="float" office:value="6.873635" calcext:value-type="float">
            <text:p>6.873635</text:p>
          </table:table-cell>
          <table:table-cell office:value-type="string" calcext:value-type="string">
            <text:p>t/o</text:p>
          </table:table-cell>
          <table:table-cell office:value-type="float" office:value="2.1063132" calcext:value-type="float">
            <text:p>2.10631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./../../benchmarks/QF_FP_R/griggio/fmcad12/sine.7.0.i.smt2</text:p>
          </table:table-cell>
          <table:table-cell table:formula="of:=COUNTIF([.$C132:.$K132];&quot;unsat&quot;)+COUNTIF([.$C132:.$K132];&quot;unsat&quot;)" office:value-type="float" office:value="12" calcext:value-type="float">
            <text:p>12</text:p>
          </table:table-cell>
          <table:table-cell table:formula="of:=COUNTIF([.$C132:.$K132];&quot;sat&quot;)+COUNTIF([.$C132:.$K132];&quot;sat&quot;)" office:value-type="float" office:value="0" calcext:value-type="float">
            <text:p>0</text:p>
          </table:table-cell>
          <table:table-cell table:formula="of:=COUNTIF([.$C132:.$K132];&quot;-&quot;)+COUNTIF([.$C132:.$K132];&quot;-&quot;)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IF(AND([.AE133]&gt;0;[.AF133]&gt;0);&quot;soundness!&quot;;IF([.AE133]&gt;0;&quot;unsat&quot;;IF([.$AF133]&gt;0;&quot;sat&quot;;&quot;-&quot;)))" office:value-type="string" office:string-value="unsat" calcext:value-type="string">
            <text:p>unsat</text:p>
          </table:table-cell>
          <table:table-cell table:number-columns-repeated="5"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office:value-type="float" office:value="0.47187805" calcext:value-type="float">
            <text:p>0.47187805</text:p>
          </table:table-cell>
          <table:table-cell office:value-type="float" office:value="18.285" calcext:value-type="float">
            <text:p>18.285</text:p>
          </table:table-cell>
          <table:table-cell office:value-type="float" office:value="6.6506166" calcext:value-type="float">
            <text:p>6.6506166</text:p>
          </table:table-cell>
          <table:table-cell office:value-type="float" office:value="0.4408038" calcext:value-type="float">
            <text:p>0.4408038</text:p>
          </table:table-cell>
          <table:table-cell office:value-type="float" office:value="1.9310191" calcext:value-type="float">
            <text:p>1.9310191</text:p>
          </table:table-cell>
          <table:table-cell office:value-type="string" calcext:value-type="string">
            <text:p>t/o</text:p>
          </table:table-cell>
          <table:table-cell office:value-type="float" office:value="6.6790175" calcext:value-type="float">
            <text:p>6.6790175</text:p>
          </table:table-cell>
          <table:table-cell office:value-type="string" calcext:value-type="string">
            <text:p>t/o</text:p>
          </table:table-cell>
          <table:table-cell office:value-type="float" office:value="1.9611002" calcext:value-type="float">
            <text:p>1.96110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./../../benchmarks/QF_FP_R/griggio/fmcad12/sine.8.0.i.smt2</text:p>
          </table:table-cell>
          <table:table-cell table:formula="of:=COUNTIF([.$C133:.$K133];&quot;unsat&quot;)+COUNTIF([.$C133:.$K133];&quot;unsat&quot;)" office:value-type="float" office:value="14" calcext:value-type="float">
            <text:p>14</text:p>
          </table:table-cell>
          <table:table-cell table:formula="of:=COUNTIF([.$C133:.$K133];&quot;sat&quot;)+COUNTIF([.$C133:.$K133];&quot;sat&quot;)" office:value-type="float" office:value="0" calcext:value-type="float">
            <text:p>0</text:p>
          </table:table-cell>
          <table:table-cell table:formula="of:=COUNTIF([.$C133:.$K133];&quot;-&quot;)+COUNTIF([.$C133:.$K133];&quot;-&quot;)"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IF(AND([.AE134]&gt;0;[.AF134]&gt;0);&quot;soundness!&quot;;IF([.AE134]&gt;0;&quot;unsat&quot;;IF([.$AF134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sqrt.c.10.smt2</text:p>
          </table:table-cell>
          <table:table-cell table:formula="of:=COUNTIF([.$C134:.$K134];&quot;unsat&quot;)+COUNTIF([.$C134:.$K134];&quot;unsat&quot;)" office:value-type="float" office:value="0" calcext:value-type="float">
            <text:p>0</text:p>
          </table:table-cell>
          <table:table-cell table:formula="of:=COUNTIF([.$C134:.$K134];&quot;sat&quot;)+COUNTIF([.$C134:.$K134];&quot;sat&quot;)" office:value-type="float" office:value="0" calcext:value-type="float">
            <text:p>0</text:p>
          </table:table-cell>
          <table:table-cell table:formula="of:=COUNTIF([.$C134:.$K134];&quot;-&quot;)+COUNTIF([.$C134:.$K134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135]&gt;0;[.AF135]&gt;0);&quot;soundness!&quot;;IF([.AE135]&gt;0;&quot;unsat&quot;;IF([.$AF135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sqrt.c.15.smt2</text:p>
          </table:table-cell>
          <table:table-cell table:formula="of:=COUNTIF([.$C135:.$K135];&quot;unsat&quot;)+COUNTIF([.$C135:.$K135];&quot;unsat&quot;)" office:value-type="float" office:value="0" calcext:value-type="float">
            <text:p>0</text:p>
          </table:table-cell>
          <table:table-cell table:formula="of:=COUNTIF([.$C135:.$K135];&quot;sat&quot;)+COUNTIF([.$C135:.$K135];&quot;sat&quot;)" office:value-type="float" office:value="0" calcext:value-type="float">
            <text:p>0</text:p>
          </table:table-cell>
          <table:table-cell table:formula="of:=COUNTIF([.$C135:.$K135];&quot;-&quot;)+COUNTIF([.$C135:.$K135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136]&gt;0;[.AF136]&gt;0);&quot;soundness!&quot;;IF([.AE136]&gt;0;&quot;unsat&quot;;IF([.$AF136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sqrt.c.20.smt2</text:p>
          </table:table-cell>
          <table:table-cell table:formula="of:=COUNTIF([.$C136:.$K136];&quot;unsat&quot;)+COUNTIF([.$C136:.$K136];&quot;unsat&quot;)" office:value-type="float" office:value="0" calcext:value-type="float">
            <text:p>0</text:p>
          </table:table-cell>
          <table:table-cell table:formula="of:=COUNTIF([.$C136:.$K136];&quot;sat&quot;)+COUNTIF([.$C136:.$K136];&quot;sat&quot;)" office:value-type="float" office:value="0" calcext:value-type="float">
            <text:p>0</text:p>
          </table:table-cell>
          <table:table-cell table:formula="of:=COUNTIF([.$C136:.$K136];&quot;-&quot;)+COUNTIF([.$C136:.$K136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137]&gt;0;[.AF137]&gt;0);&quot;soundness!&quot;;IF([.AE137]&gt;0;&quot;unsat&quot;;IF([.$AF137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sqrt.c.25.smt2</text:p>
          </table:table-cell>
          <table:table-cell table:formula="of:=COUNTIF([.$C137:.$K137];&quot;unsat&quot;)+COUNTIF([.$C137:.$K137];&quot;unsat&quot;)" office:value-type="float" office:value="0" calcext:value-type="float">
            <text:p>0</text:p>
          </table:table-cell>
          <table:table-cell table:formula="of:=COUNTIF([.$C137:.$K137];&quot;sat&quot;)+COUNTIF([.$C137:.$K137];&quot;sat&quot;)" office:value-type="float" office:value="0" calcext:value-type="float">
            <text:p>0</text:p>
          </table:table-cell>
          <table:table-cell table:formula="of:=COUNTIF([.$C137:.$K137];&quot;-&quot;)+COUNTIF([.$C137:.$K137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138]&gt;0;[.AF138]&gt;0);&quot;soundness!&quot;;IF([.AE138]&gt;0;&quot;unsat&quot;;IF([.$AF138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sqrt.c.2.smt2</text:p>
          </table:table-cell>
          <table:table-cell table:formula="of:=COUNTIF([.$C138:.$K138];&quot;unsat&quot;)+COUNTIF([.$C138:.$K138];&quot;unsat&quot;)" office:value-type="float" office:value="0" calcext:value-type="float">
            <text:p>0</text:p>
          </table:table-cell>
          <table:table-cell table:formula="of:=COUNTIF([.$C138:.$K138];&quot;sat&quot;)+COUNTIF([.$C138:.$K138];&quot;sat&quot;)" office:value-type="float" office:value="0" calcext:value-type="float">
            <text:p>0</text:p>
          </table:table-cell>
          <table:table-cell table:formula="of:=COUNTIF([.$C138:.$K138];&quot;-&quot;)+COUNTIF([.$C138:.$K138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139]&gt;0;[.AF139]&gt;0);&quot;soundness!&quot;;IF([.AE139]&gt;0;&quot;unsat&quot;;IF([.$AF139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sqrt.c.5.smt2</text:p>
          </table:table-cell>
          <table:table-cell table:formula="of:=COUNTIF([.$C139:.$K139];&quot;unsat&quot;)+COUNTIF([.$C139:.$K139];&quot;unsat&quot;)" office:value-type="float" office:value="0" calcext:value-type="float">
            <text:p>0</text:p>
          </table:table-cell>
          <table:table-cell table:formula="of:=COUNTIF([.$C139:.$K139];&quot;sat&quot;)+COUNTIF([.$C139:.$K139];&quot;sat&quot;)" office:value-type="float" office:value="0" calcext:value-type="float">
            <text:p>0</text:p>
          </table:table-cell>
          <table:table-cell table:formula="of:=COUNTIF([.$C139:.$K139];&quot;-&quot;)+COUNTIF([.$C139:.$K139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140]&gt;0;[.AF140]&gt;0);&quot;soundness!&quot;;IF([.AE140]&gt;0;&quot;unsat&quot;;IF([.$AF140]&gt;0;&quot;sat&quot;;&quot;-&quot;)))" office:value-type="string" office:string-value="unsat" calcext:value-type="string">
            <text:p>unsat</text:p>
          </table:table-cell>
          <table:table-cell table:number-columns-repeated="2"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unsat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unsat</text:p>
          </table:table-cell>
          <table:table-cell office:value-type="float" office:value="0.47755873" calcext:value-type="float">
            <text:p>0.47755873</text:p>
          </table:table-cell>
          <table:table-cell office:value-type="float" office:value="8.365" calcext:value-type="float">
            <text:p>8.365</text:p>
          </table:table-cell>
          <table:table-cell office:value-type="string" calcext:value-type="string">
            <text:p>t/o</text:p>
          </table:table-cell>
          <table:table-cell office:value-type="float" office:value="0.47780597" calcext:value-type="float">
            <text:p>0.47780597</text:p>
          </table:table-cell>
          <table:table-cell office:value-type="float" office:value="5.759029" calcext:value-type="float">
            <text:p>5.759029</text:p>
          </table:table-cell>
          <table:table-cell table:number-columns-repeated="2" office:value-type="string" calcext:value-type="string">
            <text:p>t/o</text:p>
          </table:table-cell>
          <table:table-cell office:value-type="float" office:value="39.07" calcext:value-type="float">
            <text:p>39.07</text:p>
          </table:table-cell>
          <table:table-cell office:value-type="float" office:value="6.2881155" calcext:value-type="float">
            <text:p>6.288115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./../../benchmarks/QF_FP_R/griggio/fmcad12/square.1.0.i.smt2</text:p>
          </table:table-cell>
          <table:table-cell table:formula="of:=COUNTIF([.$C140:.$K140];&quot;unsat&quot;)+COUNTIF([.$C140:.$K140];&quot;unsat&quot;)" office:value-type="float" office:value="12" calcext:value-type="float">
            <text:p>12</text:p>
          </table:table-cell>
          <table:table-cell table:formula="of:=COUNTIF([.$C140:.$K140];&quot;sat&quot;)+COUNTIF([.$C140:.$K140];&quot;sat&quot;)" office:value-type="float" office:value="0" calcext:value-type="float">
            <text:p>0</text:p>
          </table:table-cell>
          <table:table-cell table:formula="of:=COUNTIF([.$C140:.$K140];&quot;-&quot;)+COUNTIF([.$C140:.$K140];&quot;-&quot;)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IF(AND([.AE141]&gt;0;[.AF141]&gt;0);&quot;soundness!&quot;;IF([.AE141]&gt;0;&quot;unsat&quot;;IF([.$AF141]&gt;0;&quot;sat&quot;;&quot;-&quot;)))" office:value-type="string" office:string-value="unsat" calcext:value-type="string">
            <text:p>unsat</text:p>
          </table:table-cell>
          <table:table-cell table:number-columns-repeated="2"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unsat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unsat</text:p>
          </table:table-cell>
          <table:table-cell office:value-type="float" office:value="0.4815936" calcext:value-type="float">
            <text:p>0.4815936</text:p>
          </table:table-cell>
          <table:table-cell office:value-type="float" office:value="14.037" calcext:value-type="float">
            <text:p>14.037</text:p>
          </table:table-cell>
          <table:table-cell office:value-type="string" calcext:value-type="string">
            <text:p>t/o</text:p>
          </table:table-cell>
          <table:table-cell office:value-type="float" office:value="0.46742302" calcext:value-type="float">
            <text:p>0.46742302</text:p>
          </table:table-cell>
          <table:table-cell office:value-type="float" office:value="6.3065925" calcext:value-type="float">
            <text:p>6.3065925</text:p>
          </table:table-cell>
          <table:table-cell table:number-columns-repeated="2" office:value-type="string" calcext:value-type="string">
            <text:p>t/o</text:p>
          </table:table-cell>
          <table:table-cell office:value-type="float" office:value="22.67" calcext:value-type="float">
            <text:p>22.67</text:p>
          </table:table-cell>
          <table:table-cell office:value-type="float" office:value="6.467802" calcext:value-type="float">
            <text:p>6.46780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./../../benchmarks/QF_FP_R/griggio/fmcad12/square.2.0.i.smt2</text:p>
          </table:table-cell>
          <table:table-cell table:formula="of:=COUNTIF([.$C141:.$K141];&quot;unsat&quot;)+COUNTIF([.$C141:.$K141];&quot;unsat&quot;)" office:value-type="float" office:value="12" calcext:value-type="float">
            <text:p>12</text:p>
          </table:table-cell>
          <table:table-cell table:formula="of:=COUNTIF([.$C141:.$K141];&quot;sat&quot;)+COUNTIF([.$C141:.$K141];&quot;sat&quot;)" office:value-type="float" office:value="0" calcext:value-type="float">
            <text:p>0</text:p>
          </table:table-cell>
          <table:table-cell table:formula="of:=COUNTIF([.$C141:.$K141];&quot;-&quot;)+COUNTIF([.$C141:.$K141];&quot;-&quot;)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IF(AND([.AE142]&gt;0;[.AF142]&gt;0);&quot;soundness!&quot;;IF([.AE142]&gt;0;&quot;unsat&quot;;IF([.$AF142]&gt;0;&quot;sat&quot;;&quot;-&quot;)))" office:value-type="string" office:string-value="unsat" calcext:value-type="string">
            <text:p>unsat</text:p>
          </table:table-cell>
          <table:table-cell table:number-columns-repeated="2"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unsa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office:value-type="float" office:value="0.48416632" calcext:value-type="float">
            <text:p>0.48416632</text:p>
          </table:table-cell>
          <table:table-cell office:value-type="float" office:value="19.649" calcext:value-type="float">
            <text:p>19.649</text:p>
          </table:table-cell>
          <table:table-cell office:value-type="string" calcext:value-type="string">
            <text:p>t/o</text:p>
          </table:table-cell>
          <table:table-cell office:value-type="float" office:value="0.48320836" calcext:value-type="float">
            <text:p>0.48320836</text:p>
          </table:table-cell>
          <table:table-cell office:value-type="float" office:value="5.946016" calcext:value-type="float">
            <text:p>5.946016</text:p>
          </table:table-cell>
          <table:table-cell table:number-columns-repeated="3" office:value-type="string" calcext:value-type="string">
            <text:p>t/o</text:p>
          </table:table-cell>
          <table:table-cell office:value-type="float" office:value="6.269435" calcext:value-type="float">
            <text:p>6.26943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./../../benchmarks/QF_FP_R/griggio/fmcad12/square.3.0.i.smt2</text:p>
          </table:table-cell>
          <table:table-cell table:formula="of:=COUNTIF([.$C142:.$K142];&quot;unsat&quot;)+COUNTIF([.$C142:.$K142];&quot;unsat&quot;)" office:value-type="float" office:value="10" calcext:value-type="float">
            <text:p>10</text:p>
          </table:table-cell>
          <table:table-cell table:formula="of:=COUNTIF([.$C142:.$K142];&quot;sat&quot;)+COUNTIF([.$C142:.$K142];&quot;sat&quot;)" office:value-type="float" office:value="0" calcext:value-type="float">
            <text:p>0</text:p>
          </table:table-cell>
          <table:table-cell table:formula="of:=COUNTIF([.$C142:.$K142];&quot;-&quot;)+COUNTIF([.$C142:.$K142];&quot;-&quot;)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IF(AND([.AE143]&gt;0;[.AF143]&gt;0);&quot;soundness!&quot;;IF([.AE143]&gt;0;&quot;unsat&quot;;IF([.$AF143]&gt;0;&quot;sat&quot;;&quot;-&quot;)))" office:value-type="string" office:string-value="unsat" calcext:value-type="string">
            <text:p>unsat</text:p>
          </table:table-cell>
          <table:table-cell table:number-columns-repeated="2"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unsat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unsat</text:p>
          </table:table-cell>
          <table:table-cell office:value-type="float" office:value="0.48042727" calcext:value-type="float">
            <text:p>0.48042727</text:p>
          </table:table-cell>
          <table:table-cell office:value-type="float" office:value="8.345" calcext:value-type="float">
            <text:p>8.345</text:p>
          </table:table-cell>
          <table:table-cell office:value-type="string" calcext:value-type="string">
            <text:p>t/o</text:p>
          </table:table-cell>
          <table:table-cell office:value-type="float" office:value="0.46771243" calcext:value-type="float">
            <text:p>0.46771243</text:p>
          </table:table-cell>
          <table:table-cell office:value-type="float" office:value="5.995629" calcext:value-type="float">
            <text:p>5.995629</text:p>
          </table:table-cell>
          <table:table-cell table:number-columns-repeated="2" office:value-type="string" calcext:value-type="string">
            <text:p>t/o</text:p>
          </table:table-cell>
          <table:table-cell office:value-type="float" office:value="22.18" calcext:value-type="float">
            <text:p>22.18</text:p>
          </table:table-cell>
          <table:table-cell office:value-type="float" office:value="5.81782" calcext:value-type="float">
            <text:p>5.8178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./../../benchmarks/QF_FP_R/griggio/fmcad12/square.4.0.i.smt2</text:p>
          </table:table-cell>
          <table:table-cell table:formula="of:=COUNTIF([.$C143:.$K143];&quot;unsat&quot;)+COUNTIF([.$C143:.$K143];&quot;unsat&quot;)" office:value-type="float" office:value="12" calcext:value-type="float">
            <text:p>12</text:p>
          </table:table-cell>
          <table:table-cell table:formula="of:=COUNTIF([.$C143:.$K143];&quot;sat&quot;)+COUNTIF([.$C143:.$K143];&quot;sat&quot;)" office:value-type="float" office:value="0" calcext:value-type="float">
            <text:p>0</text:p>
          </table:table-cell>
          <table:table-cell table:formula="of:=COUNTIF([.$C143:.$K143];&quot;-&quot;)+COUNTIF([.$C143:.$K143];&quot;-&quot;)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IF(AND([.AE144]&gt;0;[.AF144]&gt;0);&quot;soundness!&quot;;IF([.AE144]&gt;0;&quot;unsat&quot;;IF([.$AF144]&gt;0;&quot;sat&quot;;&quot;-&quot;)))" office:value-type="string" office:string-value="unsat" calcext:value-type="string">
            <text:p>unsat</text:p>
          </table:table-cell>
          <table:table-cell table:number-columns-repeated="2"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unsat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unsat</text:p>
          </table:table-cell>
          <table:table-cell office:value-type="float" office:value="0.46703413" calcext:value-type="float">
            <text:p>0.46703413</text:p>
          </table:table-cell>
          <table:table-cell office:value-type="float" office:value="10.957" calcext:value-type="float">
            <text:p>10.957</text:p>
          </table:table-cell>
          <table:table-cell office:value-type="string" calcext:value-type="string">
            <text:p>t/o</text:p>
          </table:table-cell>
          <table:table-cell office:value-type="float" office:value="0.47181132" calcext:value-type="float">
            <text:p>0.47181132</text:p>
          </table:table-cell>
          <table:table-cell office:value-type="float" office:value="5.6567216" calcext:value-type="float">
            <text:p>5.6567216</text:p>
          </table:table-cell>
          <table:table-cell table:number-columns-repeated="2" office:value-type="string" calcext:value-type="string">
            <text:p>t/o</text:p>
          </table:table-cell>
          <table:table-cell office:value-type="float" office:value="32.43" calcext:value-type="float">
            <text:p>32.43</text:p>
          </table:table-cell>
          <table:table-cell office:value-type="float" office:value="5.6918716" calcext:value-type="float">
            <text:p>5.69187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./../../benchmarks/QF_FP_R/griggio/fmcad12/square.5.0.i.smt2</text:p>
          </table:table-cell>
          <table:table-cell table:formula="of:=COUNTIF([.$C144:.$K144];&quot;unsat&quot;)+COUNTIF([.$C144:.$K144];&quot;unsat&quot;)" office:value-type="float" office:value="12" calcext:value-type="float">
            <text:p>12</text:p>
          </table:table-cell>
          <table:table-cell table:formula="of:=COUNTIF([.$C144:.$K144];&quot;sat&quot;)+COUNTIF([.$C144:.$K144];&quot;sat&quot;)" office:value-type="float" office:value="0" calcext:value-type="float">
            <text:p>0</text:p>
          </table:table-cell>
          <table:table-cell table:formula="of:=COUNTIF([.$C144:.$K144];&quot;-&quot;)+COUNTIF([.$C144:.$K144];&quot;-&quot;)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IF(AND([.AE145]&gt;0;[.AF145]&gt;0);&quot;soundness!&quot;;IF([.AE145]&gt;0;&quot;unsat&quot;;IF([.$AF145]&gt;0;&quot;sat&quot;;&quot;-&quot;)))" office:value-type="string" office:string-value="unsat" calcext:value-type="string">
            <text:p>unsat</text:p>
          </table:table-cell>
          <table:table-cell office:value-type="string" calcext:value-type="string">
            <text:p>unsat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unsat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unsat</text:p>
          </table:table-cell>
          <table:table-cell office:value-type="float" office:value="0.4602025" calcext:value-type="float">
            <text:p>0.4602025</text:p>
          </table:table-cell>
          <table:table-cell table:number-columns-repeated="2" office:value-type="string" calcext:value-type="string">
            <text:p>t/o</text:p>
          </table:table-cell>
          <table:table-cell office:value-type="float" office:value="0.4674529" calcext:value-type="float">
            <text:p>0.4674529</text:p>
          </table:table-cell>
          <table:table-cell office:value-type="float" office:value="6.250016" calcext:value-type="float">
            <text:p>6.250016</text:p>
          </table:table-cell>
          <table:table-cell table:number-columns-repeated="2" office:value-type="string" calcext:value-type="string">
            <text:p>t/o</text:p>
          </table:table-cell>
          <table:table-cell office:value-type="float" office:value="47.88" calcext:value-type="float">
            <text:p>47.88</text:p>
          </table:table-cell>
          <table:table-cell office:value-type="float" office:value="6.0689206" calcext:value-type="float">
            <text:p>6.068920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./../../benchmarks/QF_FP_R/griggio/fmcad12/square.6.0.i.smt2</text:p>
          </table:table-cell>
          <table:table-cell table:formula="of:=COUNTIF([.$C145:.$K145];&quot;unsat&quot;)+COUNTIF([.$C145:.$K145];&quot;unsat&quot;)" office:value-type="float" office:value="10" calcext:value-type="float">
            <text:p>10</text:p>
          </table:table-cell>
          <table:table-cell table:formula="of:=COUNTIF([.$C145:.$K145];&quot;sat&quot;)+COUNTIF([.$C145:.$K145];&quot;sat&quot;)" office:value-type="float" office:value="0" calcext:value-type="float">
            <text:p>0</text:p>
          </table:table-cell>
          <table:table-cell table:formula="of:=COUNTIF([.$C145:.$K145];&quot;-&quot;)+COUNTIF([.$C145:.$K145];&quot;-&quot;)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IF(AND([.AE146]&gt;0;[.AF146]&gt;0);&quot;soundness!&quot;;IF([.AE146]&gt;0;&quot;unsat&quot;;IF([.$AF146]&gt;0;&quot;sat&quot;;&quot;-&quot;)))" office:value-type="string" office:string-value="unsat" calcext:value-type="string">
            <text:p>unsat</text:p>
          </table:table-cell>
          <table:table-cell table:number-columns-repeated="2"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unsat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unsat</text:p>
          </table:table-cell>
          <table:table-cell office:value-type="float" office:value="0.47675192" calcext:value-type="float">
            <text:p>0.47675192</text:p>
          </table:table-cell>
          <table:table-cell office:value-type="float" office:value="8.321" calcext:value-type="float">
            <text:p>8.321</text:p>
          </table:table-cell>
          <table:table-cell office:value-type="string" calcext:value-type="string">
            <text:p>t/o</text:p>
          </table:table-cell>
          <table:table-cell office:value-type="float" office:value="0.4854458" calcext:value-type="float">
            <text:p>0.4854458</text:p>
          </table:table-cell>
          <table:table-cell office:value-type="float" office:value="5.748496" calcext:value-type="float">
            <text:p>5.748496</text:p>
          </table:table-cell>
          <table:table-cell table:number-columns-repeated="2" office:value-type="string" calcext:value-type="string">
            <text:p>t/o</text:p>
          </table:table-cell>
          <table:table-cell office:value-type="float" office:value="44.3" calcext:value-type="float">
            <text:p>44.3</text:p>
          </table:table-cell>
          <table:table-cell office:value-type="float" office:value="5.6824646" calcext:value-type="float">
            <text:p>5.682464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./../../benchmarks/QF_FP_R/griggio/fmcad12/square.7.0.i.smt2</text:p>
          </table:table-cell>
          <table:table-cell table:formula="of:=COUNTIF([.$C146:.$K146];&quot;unsat&quot;)+COUNTIF([.$C146:.$K146];&quot;unsat&quot;)" office:value-type="float" office:value="12" calcext:value-type="float">
            <text:p>12</text:p>
          </table:table-cell>
          <table:table-cell table:formula="of:=COUNTIF([.$C146:.$K146];&quot;sat&quot;)+COUNTIF([.$C146:.$K146];&quot;sat&quot;)" office:value-type="float" office:value="0" calcext:value-type="float">
            <text:p>0</text:p>
          </table:table-cell>
          <table:table-cell table:formula="of:=COUNTIF([.$C146:.$K146];&quot;-&quot;)+COUNTIF([.$C146:.$K146];&quot;-&quot;)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IF(AND([.AE147]&gt;0;[.AF147]&gt;0);&quot;soundness!&quot;;IF([.AE147]&gt;0;&quot;unsat&quot;;IF([.$AF147]&gt;0;&quot;sat&quot;;&quot;-&quot;)))" office:value-type="string" office:string-value="unsat" calcext:value-type="string">
            <text:p>unsat</text:p>
          </table:table-cell>
          <table:table-cell table:number-columns-repeated="2"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unsa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office:value-type="float" office:value="0.4846809" calcext:value-type="float">
            <text:p>0.4846809</text:p>
          </table:table-cell>
          <table:table-cell office:value-type="float" office:value="9.141" calcext:value-type="float">
            <text:p>9.141</text:p>
          </table:table-cell>
          <table:table-cell office:value-type="string" calcext:value-type="string">
            <text:p>t/o</text:p>
          </table:table-cell>
          <table:table-cell office:value-type="float" office:value="0.4813922" calcext:value-type="float">
            <text:p>0.4813922</text:p>
          </table:table-cell>
          <table:table-cell office:value-type="float" office:value="5.780802" calcext:value-type="float">
            <text:p>5.780802</text:p>
          </table:table-cell>
          <table:table-cell table:number-columns-repeated="3" office:value-type="string" calcext:value-type="string">
            <text:p>t/o</text:p>
          </table:table-cell>
          <table:table-cell office:value-type="float" office:value="5.8266935" calcext:value-type="float">
            <text:p>5.826693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./../../benchmarks/QF_FP_R/griggio/fmcad12/square.8.0.i.smt2</text:p>
          </table:table-cell>
          <table:table-cell table:formula="of:=COUNTIF([.$C147:.$K147];&quot;unsat&quot;)+COUNTIF([.$C147:.$K147];&quot;unsat&quot;)" office:value-type="float" office:value="10" calcext:value-type="float">
            <text:p>10</text:p>
          </table:table-cell>
          <table:table-cell table:formula="of:=COUNTIF([.$C147:.$K147];&quot;sat&quot;)+COUNTIF([.$C147:.$K147];&quot;sat&quot;)" office:value-type="float" office:value="0" calcext:value-type="float">
            <text:p>0</text:p>
          </table:table-cell>
          <table:table-cell table:formula="of:=COUNTIF([.$C147:.$K147];&quot;-&quot;)+COUNTIF([.$C147:.$K147];&quot;-&quot;)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IF(AND([.AE148]&gt;0;[.AF148]&gt;0);&quot;soundness!&quot;;IF([.AE148]&gt;0;&quot;unsat&quot;;IF([.$AF148]&gt;0;&quot;sat&quot;;&quot;-&quot;)))" office:value-type="string" office:string-value="sat" calcext:value-type="string">
            <text:p>sat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table:number-columns-repeated="7" office:value-type="string" calcext:value-type="string">
            <text:p>t/o</text:p>
          </table:table-cell>
          <table:table-cell office:value-type="float" office:value="42.32" calcext:value-type="float">
            <text:p>42.32</text:p>
          </table:table-cell>
          <table:table-cell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square_and_power_inverse.smt2</text:p>
          </table:table-cell>
          <table:table-cell table:formula="of:=COUNTIF([.$C148:.$K148];&quot;unsat&quot;)+COUNTIF([.$C148:.$K148];&quot;unsat&quot;)" office:value-type="float" office:value="0" calcext:value-type="float">
            <text:p>0</text:p>
          </table:table-cell>
          <table:table-cell table:formula="of:=COUNTIF([.$C148:.$K148];&quot;sat&quot;)+COUNTIF([.$C148:.$K148];&quot;sat&quot;)" office:value-type="float" office:value="2" calcext:value-type="float">
            <text:p>2</text:p>
          </table:table-cell>
          <table:table-cell table:formula="of:=COUNTIF([.$C148:.$K148];&quot;-&quot;)+COUNTIF([.$C148:.$K148];&quot;-&quot;)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IF(AND([.AE149]&gt;0;[.AF149]&gt;0);&quot;soundness!&quot;;IF([.AE149]&gt;0;&quot;unsat&quot;;IF([.$AF149]&gt;0;&quot;sat&quot;;&quot;-&quot;)))" office:value-type="string" office:string-value="unsat" calcext:value-type="string">
            <text:p>unsat</text:p>
          </table:table-cell>
          <table:table-cell table:number-columns-repeated="5"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unsat</text:p>
          </table:table-cell>
          <table:table-cell office:value-type="float" office:value="9.844161" calcext:value-type="float">
            <text:p>9.844161</text:p>
          </table:table-cell>
          <table:table-cell office:value-type="float" office:value="0.644" calcext:value-type="float">
            <text:p>0.644</text:p>
          </table:table-cell>
          <table:table-cell office:value-type="float" office:value="2.0302424" calcext:value-type="float">
            <text:p>2.0302424</text:p>
          </table:table-cell>
          <table:table-cell office:value-type="float" office:value="9.738555" calcext:value-type="float">
            <text:p>9.738555</text:p>
          </table:table-cell>
          <table:table-cell office:value-type="float" office:value="1.7269253" calcext:value-type="float">
            <text:p>1.7269253</text:p>
          </table:table-cell>
          <table:table-cell office:value-type="string" calcext:value-type="string">
            <text:p>t/o</text:p>
          </table:table-cell>
          <table:table-cell office:value-type="float" office:value="2.1808932" calcext:value-type="float">
            <text:p>2.1808932</text:p>
          </table:table-cell>
          <table:table-cell office:value-type="float" office:value="0.3" calcext:value-type="float">
            <text:p>0.3</text:p>
          </table:table-cell>
          <table:table-cell office:value-type="float" office:value="1.7063521" calcext:value-type="float">
            <text:p>1.70635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./../../benchmarks/QF_FP_R/griggio/fmcad12/square.smt2</text:p>
          </table:table-cell>
          <table:table-cell table:formula="of:=COUNTIF([.$C149:.$K149];&quot;unsat&quot;)+COUNTIF([.$C149:.$K149];&quot;unsat&quot;)" office:value-type="float" office:value="16" calcext:value-type="float">
            <text:p>16</text:p>
          </table:table-cell>
          <table:table-cell table:formula="of:=COUNTIF([.$C149:.$K149];&quot;sat&quot;)+COUNTIF([.$C149:.$K149];&quot;sat&quot;)" office:value-type="float" office:value="0" calcext:value-type="float">
            <text:p>0</text:p>
          </table:table-cell>
          <table:table-cell table:formula="of:=COUNTIF([.$C149:.$K149];&quot;-&quot;)+COUNTIF([.$C149:.$K149];&quot;-&quot;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IF(AND([.AE150]&gt;0;[.AF150]&gt;0);&quot;soundness!&quot;;IF([.AE150]&gt;0;&quot;unsat&quot;;IF([.$AF150]&gt;0;&quot;sat&quot;;&quot;-&quot;)))" office:value-type="string" office:string-value="sat" calcext:value-type="string">
            <text:p>sat</text:p>
          </table:table-cell>
          <table:table-cell table:number-columns-repeated="8"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float" office:value="3.0272152" calcext:value-type="float">
            <text:p>3.0272152</text:p>
          </table:table-cell>
          <table:table-cell office:value-type="float" office:value="1.5" calcext:value-type="float">
            <text:p>1.5</text:p>
          </table:table-cell>
          <table:table-cell office:value-type="float" office:value="14.754944" calcext:value-type="float">
            <text:p>14.754944</text:p>
          </table:table-cell>
          <table:table-cell office:value-type="float" office:value="2.1410294" calcext:value-type="float">
            <text:p>2.1410294</text:p>
          </table:table-cell>
          <table:table-cell office:value-type="float" office:value="22.802595" calcext:value-type="float">
            <text:p>22.802595</text:p>
          </table:table-cell>
          <table:table-cell office:value-type="float" office:value="0.04" calcext:value-type="float">
            <text:p>0.04</text:p>
          </table:table-cell>
          <table:table-cell office:value-type="float" office:value="2.689779" calcext:value-type="float">
            <text:p>2.689779</text:p>
          </table:table-cell>
          <table:table-cell office:value-type="float" office:value="11.47" calcext:value-type="float">
            <text:p>11.47</text:p>
          </table:table-cell>
          <table:table-cell office:value-type="string" calcext:value-type="string">
            <text:p>t/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../../../benchmarks/QF_FP_R/griggio/fmcad12/test_v3_r3_vr10_c1_s14052.smt2</text:p>
          </table:table-cell>
          <table:table-cell table:formula="of:=COUNTIF([.$C150:.$K150];&quot;unsat&quot;)+COUNTIF([.$C150:.$K150];&quot;unsat&quot;)" office:value-type="float" office:value="0" calcext:value-type="float">
            <text:p>0</text:p>
          </table:table-cell>
          <table:table-cell table:formula="of:=COUNTIF([.$C150:.$K150];&quot;sat&quot;)+COUNTIF([.$C150:.$K150];&quot;sat&quot;)" office:value-type="float" office:value="16" calcext:value-type="float">
            <text:p>16</text:p>
          </table:table-cell>
          <table:table-cell table:formula="of:=COUNTIF([.$C150:.$K150];&quot;-&quot;)+COUNTIF([.$C150:.$K150];&quot;-&quot;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IF(AND([.AE151]&gt;0;[.AF151]&gt;0);&quot;soundness!&quot;;IF([.AE151]&gt;0;&quot;unsat&quot;;IF([.$AF151]&gt;0;&quot;sat&quot;;&quot;-&quot;)))" office:value-type="string" office:string-value="sat" calcext:value-type="string">
            <text:p>sat</text:p>
          </table:table-cell>
          <table:table-cell table:number-columns-repeated="4"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sat</text:p>
          </table:table-cell>
          <table:table-cell office:value-type="float" office:value="3.2386258" calcext:value-type="float">
            <text:p>3.2386258</text:p>
          </table:table-cell>
          <table:table-cell office:value-type="float" office:value="9.209" calcext:value-type="float">
            <text:p>9.209</text:p>
          </table:table-cell>
          <table:table-cell office:value-type="float" office:value="24.586958" calcext:value-type="float">
            <text:p>24.586958</text:p>
          </table:table-cell>
          <table:table-cell office:value-type="float" office:value="2.2912276" calcext:value-type="float">
            <text:p>2.2912276</text:p>
          </table:table-cell>
          <table:table-cell office:value-type="string" calcext:value-type="string">
            <text:p>t/o</text:p>
          </table:table-cell>
          <table:table-cell office:value-type="float" office:value="0.58" calcext:value-type="float">
            <text:p>0.58</text:p>
          </table:table-cell>
          <table:table-cell office:value-type="float" office:value="2.4842563" calcext:value-type="float">
            <text:p>2.4842563</text:p>
          </table:table-cell>
          <table:table-cell office:value-type="float" office:value="7.03" calcext:value-type="float">
            <text:p>7.03</text:p>
          </table:table-cell>
          <table:table-cell office:value-type="float" office:value="2.874666" calcext:value-type="float">
            <text:p>2.8746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/../../benchmarks/QF_FP_R/griggio/fmcad12/test_v3_r3_vr10_c1_s24300.smt2</text:p>
          </table:table-cell>
          <table:table-cell table:formula="of:=COUNTIF([.$C151:.$K151];&quot;unsat&quot;)+COUNTIF([.$C151:.$K151];&quot;unsat&quot;)" office:value-type="float" office:value="0" calcext:value-type="float">
            <text:p>0</text:p>
          </table:table-cell>
          <table:table-cell table:formula="of:=COUNTIF([.$C151:.$K151];&quot;sat&quot;)+COUNTIF([.$C151:.$K151];&quot;sat&quot;)" office:value-type="float" office:value="16" calcext:value-type="float">
            <text:p>16</text:p>
          </table:table-cell>
          <table:table-cell table:formula="of:=COUNTIF([.$C151:.$K151];&quot;-&quot;)+COUNTIF([.$C151:.$K151];&quot;-&quot;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IF(AND([.AE152]&gt;0;[.AF152]&gt;0);&quot;soundness!&quot;;IF([.AE152]&gt;0;&quot;unsat&quot;;IF([.$AF152]&gt;0;&quot;sat&quot;;&quot;-&quot;)))" office:value-type="string" office:string-value="sat" calcext:value-type="string">
            <text:p>sat</text:p>
          </table:table-cell>
          <table:table-cell table:number-columns-repeated="8"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float" office:value="3.0134387" calcext:value-type="float">
            <text:p>3.0134387</text:p>
          </table:table-cell>
          <table:table-cell office:value-type="float" office:value="2.52" calcext:value-type="float">
            <text:p>2.52</text:p>
          </table:table-cell>
          <table:table-cell office:value-type="float" office:value="18.479818" calcext:value-type="float">
            <text:p>18.479818</text:p>
          </table:table-cell>
          <table:table-cell office:value-type="float" office:value="4.1151047" calcext:value-type="float">
            <text:p>4.1151047</text:p>
          </table:table-cell>
          <table:table-cell office:value-type="float" office:value="48.221928" calcext:value-type="float">
            <text:p>48.221928</text:p>
          </table:table-cell>
          <table:table-cell office:value-type="float" office:value="0.016" calcext:value-type="float">
            <text:p>0.016</text:p>
          </table:table-cell>
          <table:table-cell office:value-type="float" office:value="2.6161046" calcext:value-type="float">
            <text:p>2.6161046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t/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../../../benchmarks/QF_FP_R/griggio/fmcad12/test_v3_r3_vr10_c1_s29304.smt2</text:p>
          </table:table-cell>
          <table:table-cell table:formula="of:=COUNTIF([.$C152:.$K152];&quot;unsat&quot;)+COUNTIF([.$C152:.$K152];&quot;unsat&quot;)" office:value-type="float" office:value="0" calcext:value-type="float">
            <text:p>0</text:p>
          </table:table-cell>
          <table:table-cell table:formula="of:=COUNTIF([.$C152:.$K152];&quot;sat&quot;)+COUNTIF([.$C152:.$K152];&quot;sat&quot;)" office:value-type="float" office:value="16" calcext:value-type="float">
            <text:p>16</text:p>
          </table:table-cell>
          <table:table-cell table:formula="of:=COUNTIF([.$C152:.$K152];&quot;-&quot;)+COUNTIF([.$C152:.$K152];&quot;-&quot;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IF(AND([.AE153]&gt;0;[.AF153]&gt;0);&quot;soundness!&quot;;IF([.AE153]&gt;0;&quot;unsat&quot;;IF([.$AF153]&gt;0;&quot;sat&quot;;&quot;-&quot;)))" office:value-type="string" office:string-value="sat" calcext:value-type="string">
            <text:p>sat</text:p>
          </table:table-cell>
          <table:table-cell table:number-columns-repeated="6"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float" office:value="2.9650881" calcext:value-type="float">
            <text:p>2.9650881</text:p>
          </table:table-cell>
          <table:table-cell office:value-type="float" office:value="3.324" calcext:value-type="float">
            <text:p>3.324</text:p>
          </table:table-cell>
          <table:table-cell office:value-type="float" office:value="22.279657" calcext:value-type="float">
            <text:p>22.279657</text:p>
          </table:table-cell>
          <table:table-cell office:value-type="float" office:value="18.473562" calcext:value-type="float">
            <text:p>18.473562</text:p>
          </table:table-cell>
          <table:table-cell office:value-type="float" office:value="18.903782" calcext:value-type="float">
            <text:p>18.903782</text:p>
          </table:table-cell>
          <table:table-cell office:value-type="float" office:value="0.296" calcext:value-type="float">
            <text:p>0.296</text:p>
          </table:table-cell>
          <table:table-cell office:value-type="string" calcext:value-type="string">
            <text:p>t/o</text:p>
          </table:table-cell>
          <table:table-cell office:value-type="float" office:value="11.81" calcext:value-type="float">
            <text:p>11.81</text:p>
          </table:table-cell>
          <table:table-cell office:value-type="string" calcext:value-type="string">
            <text:p>t/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../../../benchmarks/QF_FP_R/griggio/fmcad12/test_v3_r3_vr1_c1_s10392.smt2</text:p>
          </table:table-cell>
          <table:table-cell table:formula="of:=COUNTIF([.$C153:.$K153];&quot;unsat&quot;)+COUNTIF([.$C153:.$K153];&quot;unsat&quot;)" office:value-type="float" office:value="0" calcext:value-type="float">
            <text:p>0</text:p>
          </table:table-cell>
          <table:table-cell table:formula="of:=COUNTIF([.$C153:.$K153];&quot;sat&quot;)+COUNTIF([.$C153:.$K153];&quot;sat&quot;)" office:value-type="float" office:value="14" calcext:value-type="float">
            <text:p>14</text:p>
          </table:table-cell>
          <table:table-cell table:formula="of:=COUNTIF([.$C153:.$K153];&quot;-&quot;)+COUNTIF([.$C153:.$K153];&quot;-&quot;)"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IF(AND([.AE154]&gt;0;[.AF154]&gt;0);&quot;soundness!&quot;;IF([.AE154]&gt;0;&quot;unsat&quot;;IF([.$AF154]&gt;0;&quot;sat&quot;;&quot;-&quot;)))" office:value-type="string" office:string-value="unsat" calcext:value-type="string">
            <text:p>unsat</text:p>
          </table:table-cell>
          <table:table-cell table:number-columns-repeated="5"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unsat</text:p>
          </table:table-cell>
          <table:table-cell office:value-type="float" office:value="0.68461686" calcext:value-type="float">
            <text:p>0.68461686</text:p>
          </table:table-cell>
          <table:table-cell office:value-type="float" office:value="3.748" calcext:value-type="float">
            <text:p>3.748</text:p>
          </table:table-cell>
          <table:table-cell office:value-type="float" office:value="15.136992" calcext:value-type="float">
            <text:p>15.136992</text:p>
          </table:table-cell>
          <table:table-cell office:value-type="float" office:value="0.68653643" calcext:value-type="float">
            <text:p>0.68653643</text:p>
          </table:table-cell>
          <table:table-cell office:value-type="float" office:value="28.346848" calcext:value-type="float">
            <text:p>28.346848</text:p>
          </table:table-cell>
          <table:table-cell office:value-type="string" calcext:value-type="string">
            <text:p>t/o</text:p>
          </table:table-cell>
          <table:table-cell office:value-type="float" office:value="15.22792" calcext:value-type="float">
            <text:p>15.22792</text:p>
          </table:table-cell>
          <table:table-cell office:value-type="float" office:value="11.32" calcext:value-type="float">
            <text:p>11.32</text:p>
          </table:table-cell>
          <table:table-cell office:value-type="float" office:value="28.40445" calcext:value-type="float">
            <text:p>28.404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./../../benchmarks/QF_FP_R/griggio/fmcad12/test_v3_r3_vr1_c1_s5578.smt2</text:p>
          </table:table-cell>
          <table:table-cell table:formula="of:=COUNTIF([.$C154:.$K154];&quot;unsat&quot;)+COUNTIF([.$C154:.$K154];&quot;unsat&quot;)" office:value-type="float" office:value="16" calcext:value-type="float">
            <text:p>16</text:p>
          </table:table-cell>
          <table:table-cell table:formula="of:=COUNTIF([.$C154:.$K154];&quot;sat&quot;)+COUNTIF([.$C154:.$K154];&quot;sat&quot;)" office:value-type="float" office:value="0" calcext:value-type="float">
            <text:p>0</text:p>
          </table:table-cell>
          <table:table-cell table:formula="of:=COUNTIF([.$C154:.$K154];&quot;-&quot;)+COUNTIF([.$C154:.$K154];&quot;-&quot;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IF(AND([.AE155]&gt;0;[.AF155]&gt;0);&quot;soundness!&quot;;IF([.AE155]&gt;0;&quot;unsat&quot;;IF([.$AF155]&gt;0;&quot;sat&quot;;&quot;-&quot;)))" office:value-type="string" office:string-value="unsat" calcext:value-type="string">
            <text:p>unsat</text:p>
          </table:table-cell>
          <table:table-cell table:number-columns-repeated="4" office:value-type="string" calcext:value-type="string">
            <text:p>unsat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office:value-type="float" office:value="0.7517113" calcext:value-type="float">
            <text:p>0.7517113</text:p>
          </table:table-cell>
          <table:table-cell office:value-type="float" office:value="11.249" calcext:value-type="float">
            <text:p>11.249</text:p>
          </table:table-cell>
          <table:table-cell office:value-type="float" office:value="49.46359" calcext:value-type="float">
            <text:p>49.46359</text:p>
          </table:table-cell>
          <table:table-cell office:value-type="float" office:value="0.7577557" calcext:value-type="float">
            <text:p>0.7577557</text:p>
          </table:table-cell>
          <table:table-cell table:number-columns-repeated="2" office:value-type="string" calcext:value-type="string">
            <text:p>t/o</text:p>
          </table:table-cell>
          <table:table-cell office:value-type="float" office:value="52.756927" calcext:value-type="float">
            <text:p>52.75692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/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../../../benchmarks/QF_FP_R/griggio/fmcad12/test_v3_r3_vr1_c1_s6731.smt2</text:p>
          </table:table-cell>
          <table:table-cell table:formula="of:=COUNTIF([.$C155:.$K155];&quot;unsat&quot;)+COUNTIF([.$C155:.$K155];&quot;unsat&quot;)" office:value-type="float" office:value="12" calcext:value-type="float">
            <text:p>12</text:p>
          </table:table-cell>
          <table:table-cell table:formula="of:=COUNTIF([.$C155:.$K155];&quot;sat&quot;)+COUNTIF([.$C155:.$K155];&quot;sat&quot;)" office:value-type="float" office:value="0" calcext:value-type="float">
            <text:p>0</text:p>
          </table:table-cell>
          <table:table-cell table:formula="of:=COUNTIF([.$C155:.$K155];&quot;-&quot;)+COUNTIF([.$C155:.$K155];&quot;-&quot;)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IF(AND([.AE156]&gt;0;[.AF156]&gt;0);&quot;soundness!&quot;;IF([.AE156]&gt;0;&quot;unsat&quot;;IF([.$AF156]&gt;0;&quot;sat&quot;;&quot;-&quot;)))" office:value-type="string" office:string-value="sat" calcext:value-type="string">
            <text:p>sat</text:p>
          </table:table-cell>
          <table:table-cell table:number-columns-repeated="8"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float" office:value="3.0018299" calcext:value-type="float">
            <text:p>3.0018299</text:p>
          </table:table-cell>
          <table:table-cell office:value-type="float" office:value="2.116" calcext:value-type="float">
            <text:p>2.116</text:p>
          </table:table-cell>
          <table:table-cell office:value-type="float" office:value="13.72572" calcext:value-type="float">
            <text:p>13.72572</text:p>
          </table:table-cell>
          <table:table-cell office:value-type="float" office:value="2.25701" calcext:value-type="float">
            <text:p>2.25701</text:p>
          </table:table-cell>
          <table:table-cell office:value-type="float" office:value="21.796648" calcext:value-type="float">
            <text:p>21.796648</text:p>
          </table:table-cell>
          <table:table-cell office:value-type="float" office:value="0.252" calcext:value-type="float">
            <text:p>0.252</text:p>
          </table:table-cell>
          <table:table-cell office:value-type="float" office:value="2.6680808" calcext:value-type="float">
            <text:p>2.6680808</text:p>
          </table:table-cell>
          <table:table-cell office:value-type="float" office:value="5.16" calcext:value-type="float">
            <text:p>5.16</text:p>
          </table:table-cell>
          <table:table-cell office:value-type="string" calcext:value-type="string">
            <text:p>t/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../../../benchmarks/QF_FP_R/griggio/fmcad12/test_v3_r3_vr5_c1_s16641.smt2</text:p>
          </table:table-cell>
          <table:table-cell table:formula="of:=COUNTIF([.$C156:.$K156];&quot;unsat&quot;)+COUNTIF([.$C156:.$K156];&quot;unsat&quot;)" office:value-type="float" office:value="0" calcext:value-type="float">
            <text:p>0</text:p>
          </table:table-cell>
          <table:table-cell table:formula="of:=COUNTIF([.$C156:.$K156];&quot;sat&quot;)+COUNTIF([.$C156:.$K156];&quot;sat&quot;)" office:value-type="float" office:value="16" calcext:value-type="float">
            <text:p>16</text:p>
          </table:table-cell>
          <table:table-cell table:formula="of:=COUNTIF([.$C156:.$K156];&quot;-&quot;)+COUNTIF([.$C156:.$K156];&quot;-&quot;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IF(AND([.AE157]&gt;0;[.AF157]&gt;0);&quot;soundness!&quot;;IF([.AE157]&gt;0;&quot;unsat&quot;;IF([.$AF157]&gt;0;&quot;sat&quot;;&quot;-&quot;)))" office:value-type="string" office:string-value="sat" calcext:value-type="string">
            <text:p>sat</text:p>
          </table:table-cell>
          <table:table-cell table:number-columns-repeated="8"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float" office:value="3.1686332" calcext:value-type="float">
            <text:p>3.1686332</text:p>
          </table:table-cell>
          <table:table-cell office:value-type="float" office:value="1.516" calcext:value-type="float">
            <text:p>1.516</text:p>
          </table:table-cell>
          <table:table-cell office:value-type="float" office:value="12.63642" calcext:value-type="float">
            <text:p>12.63642</text:p>
          </table:table-cell>
          <table:table-cell office:value-type="float" office:value="3.9392571" calcext:value-type="float">
            <text:p>3.9392571</text:p>
          </table:table-cell>
          <table:table-cell office:value-type="float" office:value="18.149107" calcext:value-type="float">
            <text:p>18.149107</text:p>
          </table:table-cell>
          <table:table-cell office:value-type="float" office:value="0.012" calcext:value-type="float">
            <text:p>0.012</text:p>
          </table:table-cell>
          <table:table-cell office:value-type="float" office:value="2.6817474" calcext:value-type="float">
            <text:p>2.6817474</text:p>
          </table:table-cell>
          <table:table-cell office:value-type="float" office:value="5.16" calcext:value-type="float">
            <text:p>5.16</text:p>
          </table:table-cell>
          <table:table-cell office:value-type="string" calcext:value-type="string">
            <text:p>t/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../../../benchmarks/QF_FP_R/griggio/fmcad12/test_v3_r3_vr5_c1_s16867.smt2</text:p>
          </table:table-cell>
          <table:table-cell table:formula="of:=COUNTIF([.$C157:.$K157];&quot;unsat&quot;)+COUNTIF([.$C157:.$K157];&quot;unsat&quot;)" office:value-type="float" office:value="0" calcext:value-type="float">
            <text:p>0</text:p>
          </table:table-cell>
          <table:table-cell table:formula="of:=COUNTIF([.$C157:.$K157];&quot;sat&quot;)+COUNTIF([.$C157:.$K157];&quot;sat&quot;)" office:value-type="float" office:value="16" calcext:value-type="float">
            <text:p>16</text:p>
          </table:table-cell>
          <table:table-cell table:formula="of:=COUNTIF([.$C157:.$K157];&quot;-&quot;)+COUNTIF([.$C157:.$K157];&quot;-&quot;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IF(AND([.AE158]&gt;0;[.AF158]&gt;0);&quot;soundness!&quot;;IF([.AE158]&gt;0;&quot;unsat&quot;;IF([.$AF158]&gt;0;&quot;sat&quot;;&quot;-&quot;)))" office:value-type="string" office:string-value="sat" calcext:value-type="string">
            <text:p>sat</text:p>
          </table:table-cell>
          <table:table-cell table:number-columns-repeated="8"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float" office:value="3.220706" calcext:value-type="float">
            <text:p>3.220706</text:p>
          </table:table-cell>
          <table:table-cell office:value-type="float" office:value="1.468" calcext:value-type="float">
            <text:p>1.468</text:p>
          </table:table-cell>
          <table:table-cell office:value-type="float" office:value="15.129542" calcext:value-type="float">
            <text:p>15.129542</text:p>
          </table:table-cell>
          <table:table-cell office:value-type="float" office:value="7.8749685" calcext:value-type="float">
            <text:p>7.8749685</text:p>
          </table:table-cell>
          <table:table-cell office:value-type="float" office:value="34.36173" calcext:value-type="float">
            <text:p>34.36173</text:p>
          </table:table-cell>
          <table:table-cell office:value-type="float" office:value="0.052" calcext:value-type="float">
            <text:p>0.052</text:p>
          </table:table-cell>
          <table:table-cell office:value-type="float" office:value="2.9237845" calcext:value-type="float">
            <text:p>2.9237845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t/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../../../benchmarks/QF_FP_R/griggio/fmcad12/test_v3_r3_vr5_c1_s26769.smt2</text:p>
          </table:table-cell>
          <table:table-cell table:formula="of:=COUNTIF([.$C158:.$K158];&quot;unsat&quot;)+COUNTIF([.$C158:.$K158];&quot;unsat&quot;)" office:value-type="float" office:value="0" calcext:value-type="float">
            <text:p>0</text:p>
          </table:table-cell>
          <table:table-cell table:formula="of:=COUNTIF([.$C158:.$K158];&quot;sat&quot;)+COUNTIF([.$C158:.$K158];&quot;sat&quot;)" office:value-type="float" office:value="16" calcext:value-type="float">
            <text:p>16</text:p>
          </table:table-cell>
          <table:table-cell table:formula="of:=COUNTIF([.$C158:.$K158];&quot;-&quot;)+COUNTIF([.$C158:.$K158];&quot;-&quot;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IF(AND([.AE159]&gt;0;[.AF159]&gt;0);&quot;soundness!&quot;;IF([.AE159]&gt;0;&quot;unsat&quot;;IF([.$AF159]&gt;0;&quot;sat&quot;;&quot;-&quot;)))" office:value-type="string" office:string-value="unsat" calcext:value-type="string">
            <text:p>unsat</text:p>
          </table:table-cell>
          <table:table-cell table:number-columns-repeated="2" office:value-type="string" calcext:value-type="string">
            <text:p>unsat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5.0483875" calcext:value-type="float">
            <text:p>5.0483875</text:p>
          </table:table-cell>
          <table:table-cell office:value-type="float" office:value="50.731" calcext:value-type="float">
            <text:p>50.731</text:p>
          </table:table-cell>
          <table:table-cell table:number-columns-repeated="7" office:value-type="string" calcext:value-type="string">
            <text:p>t/o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../../../benchmarks/QF_FP_R/griggio/fmcad12/test_v3_r8_vr10_c1_s18214.smt2</text:p>
          </table:table-cell>
          <table:table-cell table:formula="of:=COUNTIF([.$C159:.$K159];&quot;unsat&quot;)+COUNTIF([.$C159:.$K159];&quot;unsat&quot;)" office:value-type="float" office:value="4" calcext:value-type="float">
            <text:p>4</text:p>
          </table:table-cell>
          <table:table-cell table:formula="of:=COUNTIF([.$C159:.$K159];&quot;sat&quot;)+COUNTIF([.$C159:.$K159];&quot;sat&quot;)" office:value-type="float" office:value="0" calcext:value-type="float">
            <text:p>0</text:p>
          </table:table-cell>
          <table:table-cell table:formula="of:=COUNTIF([.$C159:.$K159];&quot;-&quot;)+COUNTIF([.$C159:.$K159];&quot;-&quot;)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IF(AND([.AE160]&gt;0;[.AF160]&gt;0);&quot;soundness!&quot;;IF([.AE160]&gt;0;&quot;unsat&quot;;IF([.$AF160]&gt;0;&quot;sat&quot;;&quot;-&quot;)))" office:value-type="string" office:string-value="unsat" calcext:value-type="string">
            <text:p>unsat</text:p>
          </table:table-cell>
          <table:table-cell table:number-columns-repeated="2"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990838" calcext:value-type="float">
            <text:p>8.990838</text:p>
          </table:table-cell>
          <table:table-cell office:value-type="float" office:value="51.635" calcext:value-type="float">
            <text:p>51.635</text:p>
          </table:table-cell>
          <table:table-cell office:value-type="string" calcext:value-type="string">
            <text:p>t/o</text:p>
          </table:table-cell>
          <table:table-cell office:value-type="float" office:value="9.009446" calcext:value-type="float">
            <text:p>9.009446</text:p>
          </table:table-cell>
          <table:table-cell table:number-columns-repeated="5" office:value-type="string" calcext:value-type="string">
            <text:p>t/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../../../benchmarks/QF_FP_R/griggio/fmcad12/test_v3_r8_vr10_c1_s4660.smt2</text:p>
          </table:table-cell>
          <table:table-cell table:formula="of:=COUNTIF([.$C160:.$K160];&quot;unsat&quot;)+COUNTIF([.$C160:.$K160];&quot;unsat&quot;)" office:value-type="float" office:value="6" calcext:value-type="float">
            <text:p>6</text:p>
          </table:table-cell>
          <table:table-cell table:formula="of:=COUNTIF([.$C160:.$K160];&quot;sat&quot;)+COUNTIF([.$C160:.$K160];&quot;sat&quot;)" office:value-type="float" office:value="0" calcext:value-type="float">
            <text:p>0</text:p>
          </table:table-cell>
          <table:table-cell table:formula="of:=COUNTIF([.$C160:.$K160];&quot;-&quot;)+COUNTIF([.$C160:.$K160];&quot;-&quot;)" office:value-type="float" office:value="12" calcext:value-type="float">
            <text:p>12</text:p>
          </table:table-cell>
        </table:table-row>
        <table:table-row table:style-name="ro1">
          <table:table-cell/>
          <table:table-cell table:formula="of:=IF(AND([.AE161]&gt;0;[.AF161]&gt;0);&quot;soundness!&quot;;IF([.AE161]&gt;0;&quot;unsat&quot;;IF([.$AF161]&gt;0;&quot;sat&quot;;&quot;-&quot;)))" office:value-type="string" office:string-value="sat" calcext:value-type="string">
            <text:p>sat</text:p>
          </table:table-cell>
          <table:table-cell table:number-columns-repeated="2" office:value-type="string" calcext:value-type="string">
            <text:p>sat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7.2343435" calcext:value-type="float">
            <text:p>7.2343435</text:p>
          </table:table-cell>
          <table:table-cell office:value-type="float" office:value="51.543" calcext:value-type="float">
            <text:p>51.543</text:p>
          </table:table-cell>
          <table:table-cell table:number-columns-repeated="7" office:value-type="string" calcext:value-type="string">
            <text:p>t/o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../../../benchmarks/QF_FP_R/griggio/fmcad12/test_v3_r8_vr10_c1_s5590.smt2</text:p>
          </table:table-cell>
          <table:table-cell table:formula="of:=COUNTIF([.$C161:.$K161];&quot;unsat&quot;)+COUNTIF([.$C161:.$K161];&quot;unsat&quot;)" office:value-type="float" office:value="0" calcext:value-type="float">
            <text:p>0</text:p>
          </table:table-cell>
          <table:table-cell table:formula="of:=COUNTIF([.$C161:.$K161];&quot;sat&quot;)+COUNTIF([.$C161:.$K161];&quot;sat&quot;)" office:value-type="float" office:value="4" calcext:value-type="float">
            <text:p>4</text:p>
          </table:table-cell>
          <table:table-cell table:formula="of:=COUNTIF([.$C161:.$K161];&quot;-&quot;)+COUNTIF([.$C161:.$K161];&quot;-&quot;)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IF(AND([.AE162]&gt;0;[.AF162]&gt;0);&quot;soundness!&quot;;IF([.AE162]&gt;0;&quot;unsat&quot;;IF([.$AF162]&gt;0;&quot;sat&quot;;&quot;-&quot;)))" office:value-type="string" office:string-value="unsat" calcext:value-type="string">
            <text:p>unsat</text:p>
          </table:table-cell>
          <table:table-cell table:number-columns-repeated="2"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office:value-type="float" office:value="1.3880701" calcext:value-type="float">
            <text:p>1.3880701</text:p>
          </table:table-cell>
          <table:table-cell office:value-type="float" office:value="18.169" calcext:value-type="float">
            <text:p>18.169</text:p>
          </table:table-cell>
          <table:table-cell office:value-type="string" calcext:value-type="string">
            <text:p>t/o</text:p>
          </table:table-cell>
          <table:table-cell office:value-type="float" office:value="1.3578049" calcext:value-type="float">
            <text:p>1.3578049</text:p>
          </table:table-cell>
          <table:table-cell table:number-columns-repeated="3" office:value-type="string" calcext:value-type="string">
            <text:p>t/o</text:p>
          </table:table-cell>
          <table:table-cell office:value-type="float" office:value="15.38" calcext:value-type="float">
            <text:p>15.38</text:p>
          </table:table-cell>
          <table:table-cell office:value-type="string" calcext:value-type="string">
            <text:p>t/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../../../benchmarks/QF_FP_R/griggio/fmcad12/test_v3_r8_vr1_c1_s20372.smt2</text:p>
          </table:table-cell>
          <table:table-cell table:formula="of:=COUNTIF([.$C162:.$K162];&quot;unsat&quot;)+COUNTIF([.$C162:.$K162];&quot;unsat&quot;)" office:value-type="float" office:value="8" calcext:value-type="float">
            <text:p>8</text:p>
          </table:table-cell>
          <table:table-cell table:formula="of:=COUNTIF([.$C162:.$K162];&quot;sat&quot;)+COUNTIF([.$C162:.$K162];&quot;sat&quot;)" office:value-type="float" office:value="0" calcext:value-type="float">
            <text:p>0</text:p>
          </table:table-cell>
          <table:table-cell table:formula="of:=COUNTIF([.$C162:.$K162];&quot;-&quot;)+COUNTIF([.$C162:.$K162];&quot;-&quot;)"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IF(AND([.AE163]&gt;0;[.AF163]&gt;0);&quot;soundness!&quot;;IF([.AE163]&gt;0;&quot;unsat&quot;;IF([.$AF163]&gt;0;&quot;sat&quot;;&quot;-&quot;)))" office:value-type="string" office:string-value="unsat" calcext:value-type="string">
            <text:p>unsat</text:p>
          </table:table-cell>
          <table:table-cell table:number-columns-repeated="4" office:value-type="string" calcext:value-type="string">
            <text:p>unsat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office:value-type="float" office:value="0.7245543" calcext:value-type="float">
            <text:p>0.7245543</text:p>
          </table:table-cell>
          <table:table-cell office:value-type="float" office:value="16.733" calcext:value-type="float">
            <text:p>16.733</text:p>
          </table:table-cell>
          <table:table-cell office:value-type="float" office:value="54.183136" calcext:value-type="float">
            <text:p>54.183136</text:p>
          </table:table-cell>
          <table:table-cell office:value-type="float" office:value="0.7374588" calcext:value-type="float">
            <text:p>0.7374588</text:p>
          </table:table-cell>
          <table:table-cell table:number-columns-repeated="2" office:value-type="string" calcext:value-type="string">
            <text:p>t/o</text:p>
          </table:table-cell>
          <table:table-cell office:value-type="float" office:value="55.593723" calcext:value-type="float">
            <text:p>55.593723</text:p>
          </table:table-cell>
          <table:table-cell office:value-type="float" office:value="13.66" calcext:value-type="float">
            <text:p>13.66</text:p>
          </table:table-cell>
          <table:table-cell office:value-type="string" calcext:value-type="string">
            <text:p>t/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../../../benchmarks/QF_FP_R/griggio/fmcad12/test_v3_r8_vr1_c1_s23752.smt2</text:p>
          </table:table-cell>
          <table:table-cell table:formula="of:=COUNTIF([.$C163:.$K163];&quot;unsat&quot;)+COUNTIF([.$C163:.$K163];&quot;unsat&quot;)" office:value-type="float" office:value="12" calcext:value-type="float">
            <text:p>12</text:p>
          </table:table-cell>
          <table:table-cell table:formula="of:=COUNTIF([.$C163:.$K163];&quot;sat&quot;)+COUNTIF([.$C163:.$K163];&quot;sat&quot;)" office:value-type="float" office:value="0" calcext:value-type="float">
            <text:p>0</text:p>
          </table:table-cell>
          <table:table-cell table:formula="of:=COUNTIF([.$C163:.$K163];&quot;-&quot;)+COUNTIF([.$C163:.$K163];&quot;-&quot;)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IF(AND([.AE164]&gt;0;[.AF164]&gt;0);&quot;soundness!&quot;;IF([.AE164]&gt;0;&quot;unsat&quot;;IF([.$AF164]&gt;0;&quot;sat&quot;;&quot;-&quot;)))" office:value-type="string" office:string-value="unsat" calcext:value-type="string">
            <text:p>unsat</text:p>
          </table:table-cell>
          <table:table-cell table:number-columns-repeated="2"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office:value-type="float" office:value="0.9835543" calcext:value-type="float">
            <text:p>0.9835543</text:p>
          </table:table-cell>
          <table:table-cell office:value-type="float" office:value="42.479" calcext:value-type="float">
            <text:p>42.479</text:p>
          </table:table-cell>
          <table:table-cell office:value-type="string" calcext:value-type="string">
            <text:p>t/o</text:p>
          </table:table-cell>
          <table:table-cell office:value-type="float" office:value="1.0005842" calcext:value-type="float">
            <text:p>1.0005842</text:p>
          </table:table-cell>
          <table:table-cell table:number-columns-repeated="3" office:value-type="string" calcext:value-type="string">
            <text:p>t/o</text:p>
          </table:table-cell>
          <table:table-cell office:value-type="float" office:value="54.3" calcext:value-type="float">
            <text:p>54.3</text:p>
          </table:table-cell>
          <table:table-cell office:value-type="string" calcext:value-type="string">
            <text:p>t/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../../../benchmarks/QF_FP_R/griggio/fmcad12/test_v3_r8_vr1_c1_s733.smt2</text:p>
          </table:table-cell>
          <table:table-cell table:formula="of:=COUNTIF([.$C164:.$K164];&quot;unsat&quot;)+COUNTIF([.$C164:.$K164];&quot;unsat&quot;)" office:value-type="float" office:value="8" calcext:value-type="float">
            <text:p>8</text:p>
          </table:table-cell>
          <table:table-cell table:formula="of:=COUNTIF([.$C164:.$K164];&quot;sat&quot;)+COUNTIF([.$C164:.$K164];&quot;sat&quot;)" office:value-type="float" office:value="0" calcext:value-type="float">
            <text:p>0</text:p>
          </table:table-cell>
          <table:table-cell table:formula="of:=COUNTIF([.$C164:.$K164];&quot;-&quot;)+COUNTIF([.$C164:.$K164];&quot;-&quot;)"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IF(AND([.AE165]&gt;0;[.AF165]&gt;0);&quot;soundness!&quot;;IF([.AE165]&gt;0;&quot;unsat&quot;;IF([.$AF165]&gt;0;&quot;sat&quot;;&quot;-&quot;)))" office:value-type="string" office:string-value="unsat" calcext:value-type="string">
            <text:p>unsat</text:p>
          </table:table-cell>
          <table:table-cell table:number-columns-repeated="2"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3754642" calcext:value-type="float">
            <text:p>3.3754642</text:p>
          </table:table-cell>
          <table:table-cell office:value-type="float" office:value="45.135" calcext:value-type="float">
            <text:p>45.135</text:p>
          </table:table-cell>
          <table:table-cell office:value-type="string" calcext:value-type="string">
            <text:p>t/o</text:p>
          </table:table-cell>
          <table:table-cell office:value-type="float" office:value="3.3432417" calcext:value-type="float">
            <text:p>3.3432417</text:p>
          </table:table-cell>
          <table:table-cell table:number-columns-repeated="5" office:value-type="string" calcext:value-type="string">
            <text:p>t/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../../../benchmarks/QF_FP_R/griggio/fmcad12/test_v3_r8_vr5_c1_s10746.smt2</text:p>
          </table:table-cell>
          <table:table-cell table:formula="of:=COUNTIF([.$C165:.$K165];&quot;unsat&quot;)+COUNTIF([.$C165:.$K165];&quot;unsat&quot;)" office:value-type="float" office:value="6" calcext:value-type="float">
            <text:p>6</text:p>
          </table:table-cell>
          <table:table-cell table:formula="of:=COUNTIF([.$C165:.$K165];&quot;sat&quot;)+COUNTIF([.$C165:.$K165];&quot;sat&quot;)" office:value-type="float" office:value="0" calcext:value-type="float">
            <text:p>0</text:p>
          </table:table-cell>
          <table:table-cell table:formula="of:=COUNTIF([.$C165:.$K165];&quot;-&quot;)+COUNTIF([.$C165:.$K165];&quot;-&quot;)" office:value-type="float" office:value="12" calcext:value-type="float">
            <text:p>12</text:p>
          </table:table-cell>
        </table:table-row>
        <table:table-row table:style-name="ro1">
          <table:table-cell/>
          <table:table-cell table:formula="of:=IF(AND([.AE166]&gt;0;[.AF166]&gt;0);&quot;soundness!&quot;;IF([.AE166]&gt;0;&quot;unsat&quot;;IF([.$AF166]&gt;0;&quot;sat&quot;;&quot;-&quot;)))" office:value-type="string" office:string-value="unsat" calcext:value-type="string">
            <text:p>unsat</text:p>
          </table:table-cell>
          <table:table-cell table:number-columns-repeated="2"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office:value-type="float" office:value="0.8796946" calcext:value-type="float">
            <text:p>0.8796946</text:p>
          </table:table-cell>
          <table:table-cell office:value-type="float" office:value="24.946" calcext:value-type="float">
            <text:p>24.946</text:p>
          </table:table-cell>
          <table:table-cell office:value-type="string" calcext:value-type="string">
            <text:p>t/o</text:p>
          </table:table-cell>
          <table:table-cell office:value-type="float" office:value="0.8699215" calcext:value-type="float">
            <text:p>0.8699215</text:p>
          </table:table-cell>
          <table:table-cell table:number-columns-repeated="3" office:value-type="string" calcext:value-type="string">
            <text:p>t/o</text:p>
          </table:table-cell>
          <table:table-cell office:value-type="float" office:value="49.98" calcext:value-type="float">
            <text:p>49.98</text:p>
          </table:table-cell>
          <table:table-cell office:value-type="string" calcext:value-type="string">
            <text:p>t/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../../../benchmarks/QF_FP_R/griggio/fmcad12/test_v3_r8_vr5_c1_s1507.smt2</text:p>
          </table:table-cell>
          <table:table-cell table:formula="of:=COUNTIF([.$C166:.$K166];&quot;unsat&quot;)+COUNTIF([.$C166:.$K166];&quot;unsat&quot;)" office:value-type="float" office:value="8" calcext:value-type="float">
            <text:p>8</text:p>
          </table:table-cell>
          <table:table-cell table:formula="of:=COUNTIF([.$C166:.$K166];&quot;sat&quot;)+COUNTIF([.$C166:.$K166];&quot;sat&quot;)" office:value-type="float" office:value="0" calcext:value-type="float">
            <text:p>0</text:p>
          </table:table-cell>
          <table:table-cell table:formula="of:=COUNTIF([.$C166:.$K166];&quot;-&quot;)+COUNTIF([.$C166:.$K166];&quot;-&quot;)"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IF(AND([.AE167]&gt;0;[.AF167]&gt;0);&quot;soundness!&quot;;IF([.AE167]&gt;0;&quot;unsat&quot;;IF([.$AF167]&gt;0;&quot;sat&quot;;&quot;-&quot;)))" office:value-type="string" office:string-value="unsat" calcext:value-type="string">
            <text:p>unsat</text:p>
          </table:table-cell>
          <table:table-cell table:number-columns-repeated="2"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-</text:p>
          </table:table-cell>
          <table:table-cell office:value-type="float" office:value="0.95382714" calcext:value-type="float">
            <text:p>0.95382714</text:p>
          </table:table-cell>
          <table:table-cell office:value-type="float" office:value="29.17" calcext:value-type="float">
            <text:p>29.17</text:p>
          </table:table-cell>
          <table:table-cell office:value-type="string" calcext:value-type="string">
            <text:p>t/o</text:p>
          </table:table-cell>
          <table:table-cell office:value-type="float" office:value="0.9015224" calcext:value-type="float">
            <text:p>0.9015224</text:p>
          </table:table-cell>
          <table:table-cell table:number-columns-repeated="3" office:value-type="string" calcext:value-type="string">
            <text:p>t/o</text:p>
          </table:table-cell>
          <table:table-cell office:value-type="float" office:value="50.58" calcext:value-type="float">
            <text:p>50.58</text:p>
          </table:table-cell>
          <table:table-cell office:value-type="string" calcext:value-type="string">
            <text:p>t/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../../../benchmarks/QF_FP_R/griggio/fmcad12/test_v3_r8_vr5_c1_s8257.smt2</text:p>
          </table:table-cell>
          <table:table-cell table:formula="of:=COUNTIF([.$C167:.$K167];&quot;unsat&quot;)+COUNTIF([.$C167:.$K167];&quot;unsat&quot;)" office:value-type="float" office:value="8" calcext:value-type="float">
            <text:p>8</text:p>
          </table:table-cell>
          <table:table-cell table:formula="of:=COUNTIF([.$C167:.$K167];&quot;sat&quot;)+COUNTIF([.$C167:.$K167];&quot;sat&quot;)" office:value-type="float" office:value="0" calcext:value-type="float">
            <text:p>0</text:p>
          </table:table-cell>
          <table:table-cell table:formula="of:=COUNTIF([.$C167:.$K167];&quot;-&quot;)+COUNTIF([.$C167:.$K167];&quot;-&quot;)"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IF(AND([.AE168]&gt;0;[.AF168]&gt;0);&quot;soundness!&quot;;IF([.AE168]&gt;0;&quot;unsat&quot;;IF([.$AF168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test_v5_r10_vr10_c1_s15708.smt2</text:p>
          </table:table-cell>
          <table:table-cell table:formula="of:=COUNTIF([.$C168:.$K168];&quot;unsat&quot;)+COUNTIF([.$C168:.$K168];&quot;unsat&quot;)" office:value-type="float" office:value="0" calcext:value-type="float">
            <text:p>0</text:p>
          </table:table-cell>
          <table:table-cell table:formula="of:=COUNTIF([.$C168:.$K168];&quot;sat&quot;)+COUNTIF([.$C168:.$K168];&quot;sat&quot;)" office:value-type="float" office:value="0" calcext:value-type="float">
            <text:p>0</text:p>
          </table:table-cell>
          <table:table-cell table:formula="of:=COUNTIF([.$C168:.$K168];&quot;-&quot;)+COUNTIF([.$C168:.$K168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169]&gt;0;[.AF169]&gt;0);&quot;soundness!&quot;;IF([.AE169]&gt;0;&quot;unsat&quot;;IF([.$AF169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test_v5_r10_vr10_c1_s21502.smt2</text:p>
          </table:table-cell>
          <table:table-cell table:formula="of:=COUNTIF([.$C169:.$K169];&quot;unsat&quot;)+COUNTIF([.$C169:.$K169];&quot;unsat&quot;)" office:value-type="float" office:value="0" calcext:value-type="float">
            <text:p>0</text:p>
          </table:table-cell>
          <table:table-cell table:formula="of:=COUNTIF([.$C169:.$K169];&quot;sat&quot;)+COUNTIF([.$C169:.$K169];&quot;sat&quot;)" office:value-type="float" office:value="0" calcext:value-type="float">
            <text:p>0</text:p>
          </table:table-cell>
          <table:table-cell table:formula="of:=COUNTIF([.$C169:.$K169];&quot;-&quot;)+COUNTIF([.$C169:.$K169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170]&gt;0;[.AF170]&gt;0);&quot;soundness!&quot;;IF([.AE170]&gt;0;&quot;unsat&quot;;IF([.$AF170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test_v5_r10_vr10_c1_s7608.smt2</text:p>
          </table:table-cell>
          <table:table-cell table:formula="of:=COUNTIF([.$C170:.$K170];&quot;unsat&quot;)+COUNTIF([.$C170:.$K170];&quot;unsat&quot;)" office:value-type="float" office:value="0" calcext:value-type="float">
            <text:p>0</text:p>
          </table:table-cell>
          <table:table-cell table:formula="of:=COUNTIF([.$C170:.$K170];&quot;sat&quot;)+COUNTIF([.$C170:.$K170];&quot;sat&quot;)" office:value-type="float" office:value="0" calcext:value-type="float">
            <text:p>0</text:p>
          </table:table-cell>
          <table:table-cell table:formula="of:=COUNTIF([.$C170:.$K170];&quot;-&quot;)+COUNTIF([.$C170:.$K170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171]&gt;0;[.AF171]&gt;0);&quot;soundness!&quot;;IF([.AE171]&gt;0;&quot;unsat&quot;;IF([.$AF171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test_v5_r10_vr1_c1_s13516.smt2</text:p>
          </table:table-cell>
          <table:table-cell table:formula="of:=COUNTIF([.$C171:.$K171];&quot;unsat&quot;)+COUNTIF([.$C171:.$K171];&quot;unsat&quot;)" office:value-type="float" office:value="0" calcext:value-type="float">
            <text:p>0</text:p>
          </table:table-cell>
          <table:table-cell table:formula="of:=COUNTIF([.$C171:.$K171];&quot;sat&quot;)+COUNTIF([.$C171:.$K171];&quot;sat&quot;)" office:value-type="float" office:value="0" calcext:value-type="float">
            <text:p>0</text:p>
          </table:table-cell>
          <table:table-cell table:formula="of:=COUNTIF([.$C171:.$K171];&quot;-&quot;)+COUNTIF([.$C171:.$K171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172]&gt;0;[.AF172]&gt;0);&quot;soundness!&quot;;IF([.AE172]&gt;0;&quot;unsat&quot;;IF([.$AF172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test_v5_r10_vr1_c1_s19145.smt2</text:p>
          </table:table-cell>
          <table:table-cell table:formula="of:=COUNTIF([.$C172:.$K172];&quot;unsat&quot;)+COUNTIF([.$C172:.$K172];&quot;unsat&quot;)" office:value-type="float" office:value="0" calcext:value-type="float">
            <text:p>0</text:p>
          </table:table-cell>
          <table:table-cell table:formula="of:=COUNTIF([.$C172:.$K172];&quot;sat&quot;)+COUNTIF([.$C172:.$K172];&quot;sat&quot;)" office:value-type="float" office:value="0" calcext:value-type="float">
            <text:p>0</text:p>
          </table:table-cell>
          <table:table-cell table:formula="of:=COUNTIF([.$C172:.$K172];&quot;-&quot;)+COUNTIF([.$C172:.$K172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173]&gt;0;[.AF173]&gt;0);&quot;soundness!&quot;;IF([.AE173]&gt;0;&quot;unsat&quot;;IF([.$AF173]&gt;0;&quot;sat&quot;;&quot;-&quot;)))" office:value-type="string" office:string-value="unsat" calcext:value-type="string">
            <text:p>unsat</text:p>
          </table:table-cell>
          <table:table-cell office:value-type="string" calcext:value-type="string">
            <text:p>unsa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2301143" calcext:value-type="float">
            <text:p>1.2301143</text:p>
          </table:table-cell>
          <table:table-cell table:number-columns-repeated="2" office:value-type="string" calcext:value-type="string">
            <text:p>t/o</text:p>
          </table:table-cell>
          <table:table-cell office:value-type="float" office:value="1.2100197" calcext:value-type="float">
            <text:p>1.2100197</text:p>
          </table:table-cell>
          <table:table-cell table:number-columns-repeated="5" office:value-type="string" calcext:value-type="string">
            <text:p>t/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../../../benchmarks/QF_FP_R/griggio/fmcad12/test_v5_r10_vr1_c1_s32538.smt2</text:p>
          </table:table-cell>
          <table:table-cell table:formula="of:=COUNTIF([.$C173:.$K173];&quot;unsat&quot;)+COUNTIF([.$C173:.$K173];&quot;unsat&quot;)" office:value-type="float" office:value="4" calcext:value-type="float">
            <text:p>4</text:p>
          </table:table-cell>
          <table:table-cell table:formula="of:=COUNTIF([.$C173:.$K173];&quot;sat&quot;)+COUNTIF([.$C173:.$K173];&quot;sat&quot;)" office:value-type="float" office:value="0" calcext:value-type="float">
            <text:p>0</text:p>
          </table:table-cell>
          <table:table-cell table:formula="of:=COUNTIF([.$C173:.$K173];&quot;-&quot;)+COUNTIF([.$C173:.$K173];&quot;-&quot;)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IF(AND([.AE174]&gt;0;[.AF174]&gt;0);&quot;soundness!&quot;;IF([.AE174]&gt;0;&quot;unsat&quot;;IF([.$AF174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test_v5_r10_vr5_c1_s13195.smt2</text:p>
          </table:table-cell>
          <table:table-cell table:formula="of:=COUNTIF([.$C174:.$K174];&quot;unsat&quot;)+COUNTIF([.$C174:.$K174];&quot;unsat&quot;)" office:value-type="float" office:value="0" calcext:value-type="float">
            <text:p>0</text:p>
          </table:table-cell>
          <table:table-cell table:formula="of:=COUNTIF([.$C174:.$K174];&quot;sat&quot;)+COUNTIF([.$C174:.$K174];&quot;sat&quot;)" office:value-type="float" office:value="0" calcext:value-type="float">
            <text:p>0</text:p>
          </table:table-cell>
          <table:table-cell table:formula="of:=COUNTIF([.$C174:.$K174];&quot;-&quot;)+COUNTIF([.$C174:.$K174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175]&gt;0;[.AF175]&gt;0);&quot;soundness!&quot;;IF([.AE175]&gt;0;&quot;unsat&quot;;IF([.$AF175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test_v5_r10_vr5_c1_s13679.smt2</text:p>
          </table:table-cell>
          <table:table-cell table:formula="of:=COUNTIF([.$C175:.$K175];&quot;unsat&quot;)+COUNTIF([.$C175:.$K175];&quot;unsat&quot;)" office:value-type="float" office:value="0" calcext:value-type="float">
            <text:p>0</text:p>
          </table:table-cell>
          <table:table-cell table:formula="of:=COUNTIF([.$C175:.$K175];&quot;sat&quot;)+COUNTIF([.$C175:.$K175];&quot;sat&quot;)" office:value-type="float" office:value="0" calcext:value-type="float">
            <text:p>0</text:p>
          </table:table-cell>
          <table:table-cell table:formula="of:=COUNTIF([.$C175:.$K175];&quot;-&quot;)+COUNTIF([.$C175:.$K175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176]&gt;0;[.AF176]&gt;0);&quot;soundness!&quot;;IF([.AE176]&gt;0;&quot;unsat&quot;;IF([.$AF176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test_v5_r10_vr5_c1_s8690.smt2</text:p>
          </table:table-cell>
          <table:table-cell table:formula="of:=COUNTIF([.$C176:.$K176];&quot;unsat&quot;)+COUNTIF([.$C176:.$K176];&quot;unsat&quot;)" office:value-type="float" office:value="0" calcext:value-type="float">
            <text:p>0</text:p>
          </table:table-cell>
          <table:table-cell table:formula="of:=COUNTIF([.$C176:.$K176];&quot;sat&quot;)+COUNTIF([.$C176:.$K176];&quot;sat&quot;)" office:value-type="float" office:value="0" calcext:value-type="float">
            <text:p>0</text:p>
          </table:table-cell>
          <table:table-cell table:formula="of:=COUNTIF([.$C176:.$K176];&quot;-&quot;)+COUNTIF([.$C176:.$K176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177]&gt;0;[.AF177]&gt;0);&quot;soundness!&quot;;IF([.AE177]&gt;0;&quot;unsat&quot;;IF([.$AF177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test_v5_r15_vr10_c1_s11127.smt2</text:p>
          </table:table-cell>
          <table:table-cell table:formula="of:=COUNTIF([.$C177:.$K177];&quot;unsat&quot;)+COUNTIF([.$C177:.$K177];&quot;unsat&quot;)" office:value-type="float" office:value="0" calcext:value-type="float">
            <text:p>0</text:p>
          </table:table-cell>
          <table:table-cell table:formula="of:=COUNTIF([.$C177:.$K177];&quot;sat&quot;)+COUNTIF([.$C177:.$K177];&quot;sat&quot;)" office:value-type="float" office:value="0" calcext:value-type="float">
            <text:p>0</text:p>
          </table:table-cell>
          <table:table-cell table:formula="of:=COUNTIF([.$C177:.$K177];&quot;-&quot;)+COUNTIF([.$C177:.$K177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178]&gt;0;[.AF178]&gt;0);&quot;soundness!&quot;;IF([.AE178]&gt;0;&quot;unsat&quot;;IF([.$AF178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test_v5_r15_vr10_c1_s14516.smt2</text:p>
          </table:table-cell>
          <table:table-cell table:formula="of:=COUNTIF([.$C178:.$K178];&quot;unsat&quot;)+COUNTIF([.$C178:.$K178];&quot;unsat&quot;)" office:value-type="float" office:value="0" calcext:value-type="float">
            <text:p>0</text:p>
          </table:table-cell>
          <table:table-cell table:formula="of:=COUNTIF([.$C178:.$K178];&quot;sat&quot;)+COUNTIF([.$C178:.$K178];&quot;sat&quot;)" office:value-type="float" office:value="0" calcext:value-type="float">
            <text:p>0</text:p>
          </table:table-cell>
          <table:table-cell table:formula="of:=COUNTIF([.$C178:.$K178];&quot;-&quot;)+COUNTIF([.$C178:.$K178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179]&gt;0;[.AF179]&gt;0);&quot;soundness!&quot;;IF([.AE179]&gt;0;&quot;unsat&quot;;IF([.$AF179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test_v5_r15_vr10_c1_s25268.smt2</text:p>
          </table:table-cell>
          <table:table-cell table:formula="of:=COUNTIF([.$C179:.$K179];&quot;unsat&quot;)+COUNTIF([.$C179:.$K179];&quot;unsat&quot;)" office:value-type="float" office:value="0" calcext:value-type="float">
            <text:p>0</text:p>
          </table:table-cell>
          <table:table-cell table:formula="of:=COUNTIF([.$C179:.$K179];&quot;sat&quot;)+COUNTIF([.$C179:.$K179];&quot;sat&quot;)" office:value-type="float" office:value="0" calcext:value-type="float">
            <text:p>0</text:p>
          </table:table-cell>
          <table:table-cell table:formula="of:=COUNTIF([.$C179:.$K179];&quot;-&quot;)+COUNTIF([.$C179:.$K179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180]&gt;0;[.AF180]&gt;0);&quot;soundness!&quot;;IF([.AE180]&gt;0;&quot;unsat&quot;;IF([.$AF180]&gt;0;&quot;sat&quot;;&quot;-&quot;)))" office:value-type="string" office:string-value="unsat" calcext:value-type="string">
            <text:p>unsat</text:p>
          </table:table-cell>
          <table:table-cell office:value-type="string" calcext:value-type="string">
            <text:p>unsa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1.512269" calcext:value-type="float">
            <text:p>11.512269</text:p>
          </table:table-cell>
          <table:table-cell table:number-columns-repeated="2" office:value-type="string" calcext:value-type="string">
            <text:p>t/o</text:p>
          </table:table-cell>
          <table:table-cell office:value-type="float" office:value="11.497332" calcext:value-type="float">
            <text:p>11.497332</text:p>
          </table:table-cell>
          <table:table-cell table:number-columns-repeated="5" office:value-type="string" calcext:value-type="string">
            <text:p>t/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../../../benchmarks/QF_FP_R/griggio/fmcad12/test_v5_r15_vr1_c1_s26845.smt2</text:p>
          </table:table-cell>
          <table:table-cell table:formula="of:=COUNTIF([.$C180:.$K180];&quot;unsat&quot;)+COUNTIF([.$C180:.$K180];&quot;unsat&quot;)" office:value-type="float" office:value="4" calcext:value-type="float">
            <text:p>4</text:p>
          </table:table-cell>
          <table:table-cell table:formula="of:=COUNTIF([.$C180:.$K180];&quot;sat&quot;)+COUNTIF([.$C180:.$K180];&quot;sat&quot;)" office:value-type="float" office:value="0" calcext:value-type="float">
            <text:p>0</text:p>
          </table:table-cell>
          <table:table-cell table:formula="of:=COUNTIF([.$C180:.$K180];&quot;-&quot;)+COUNTIF([.$C180:.$K180];&quot;-&quot;)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IF(AND([.AE181]&gt;0;[.AF181]&gt;0);&quot;soundness!&quot;;IF([.AE181]&gt;0;&quot;unsat&quot;;IF([.$AF181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test_v5_r15_vr1_c1_s32559.smt2</text:p>
          </table:table-cell>
          <table:table-cell table:formula="of:=COUNTIF([.$C181:.$K181];&quot;unsat&quot;)+COUNTIF([.$C181:.$K181];&quot;unsat&quot;)" office:value-type="float" office:value="0" calcext:value-type="float">
            <text:p>0</text:p>
          </table:table-cell>
          <table:table-cell table:formula="of:=COUNTIF([.$C181:.$K181];&quot;sat&quot;)+COUNTIF([.$C181:.$K181];&quot;sat&quot;)" office:value-type="float" office:value="0" calcext:value-type="float">
            <text:p>0</text:p>
          </table:table-cell>
          <table:table-cell table:formula="of:=COUNTIF([.$C181:.$K181];&quot;-&quot;)+COUNTIF([.$C181:.$K181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182]&gt;0;[.AF182]&gt;0);&quot;soundness!&quot;;IF([.AE182]&gt;0;&quot;unsat&quot;;IF([.$AF182]&gt;0;&quot;sat&quot;;&quot;-&quot;)))" office:value-type="string" office:string-value="unsat" calcext:value-type="string">
            <text:p>unsat</text:p>
          </table:table-cell>
          <table:table-cell office:value-type="string" calcext:value-type="string">
            <text:p>unsa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nsat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7.557617" calcext:value-type="float">
            <text:p>57.557617</text:p>
          </table:table-cell>
          <table:table-cell table:number-columns-repeated="2" office:value-type="string" calcext:value-type="string">
            <text:p>t/o</text:p>
          </table:table-cell>
          <table:table-cell office:value-type="float" office:value="57.39897" calcext:value-type="float">
            <text:p>57.39897</text:p>
          </table:table-cell>
          <table:table-cell table:number-columns-repeated="5" office:value-type="string" calcext:value-type="string">
            <text:p>t/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../../../benchmarks/QF_FP_R/griggio/fmcad12/test_v5_r15_vr1_c1_s8236.smt2</text:p>
          </table:table-cell>
          <table:table-cell table:formula="of:=COUNTIF([.$C182:.$K182];&quot;unsat&quot;)+COUNTIF([.$C182:.$K182];&quot;unsat&quot;)" office:value-type="float" office:value="4" calcext:value-type="float">
            <text:p>4</text:p>
          </table:table-cell>
          <table:table-cell table:formula="of:=COUNTIF([.$C182:.$K182];&quot;sat&quot;)+COUNTIF([.$C182:.$K182];&quot;sat&quot;)" office:value-type="float" office:value="0" calcext:value-type="float">
            <text:p>0</text:p>
          </table:table-cell>
          <table:table-cell table:formula="of:=COUNTIF([.$C182:.$K182];&quot;-&quot;)+COUNTIF([.$C182:.$K182];&quot;-&quot;)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IF(AND([.AE183]&gt;0;[.AF183]&gt;0);&quot;soundness!&quot;;IF([.AE183]&gt;0;&quot;unsat&quot;;IF([.$AF183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test_v5_r15_vr5_c1_s23844.smt2</text:p>
          </table:table-cell>
          <table:table-cell table:formula="of:=COUNTIF([.$C183:.$K183];&quot;unsat&quot;)+COUNTIF([.$C183:.$K183];&quot;unsat&quot;)" office:value-type="float" office:value="0" calcext:value-type="float">
            <text:p>0</text:p>
          </table:table-cell>
          <table:table-cell table:formula="of:=COUNTIF([.$C183:.$K183];&quot;sat&quot;)+COUNTIF([.$C183:.$K183];&quot;sat&quot;)" office:value-type="float" office:value="0" calcext:value-type="float">
            <text:p>0</text:p>
          </table:table-cell>
          <table:table-cell table:formula="of:=COUNTIF([.$C183:.$K183];&quot;-&quot;)+COUNTIF([.$C183:.$K183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184]&gt;0;[.AF184]&gt;0);&quot;soundness!&quot;;IF([.AE184]&gt;0;&quot;unsat&quot;;IF([.$AF184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test_v5_r15_vr5_c1_s26657.smt2</text:p>
          </table:table-cell>
          <table:table-cell table:formula="of:=COUNTIF([.$C184:.$K184];&quot;unsat&quot;)+COUNTIF([.$C184:.$K184];&quot;unsat&quot;)" office:value-type="float" office:value="0" calcext:value-type="float">
            <text:p>0</text:p>
          </table:table-cell>
          <table:table-cell table:formula="of:=COUNTIF([.$C184:.$K184];&quot;sat&quot;)+COUNTIF([.$C184:.$K184];&quot;sat&quot;)" office:value-type="float" office:value="0" calcext:value-type="float">
            <text:p>0</text:p>
          </table:table-cell>
          <table:table-cell table:formula="of:=COUNTIF([.$C184:.$K184];&quot;-&quot;)+COUNTIF([.$C184:.$K184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185]&gt;0;[.AF185]&gt;0);&quot;soundness!&quot;;IF([.AE185]&gt;0;&quot;unsat&quot;;IF([.$AF185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test_v5_r15_vr5_c1_s8246.smt2</text:p>
          </table:table-cell>
          <table:table-cell table:formula="of:=COUNTIF([.$C185:.$K185];&quot;unsat&quot;)+COUNTIF([.$C185:.$K185];&quot;unsat&quot;)" office:value-type="float" office:value="0" calcext:value-type="float">
            <text:p>0</text:p>
          </table:table-cell>
          <table:table-cell table:formula="of:=COUNTIF([.$C185:.$K185];&quot;sat&quot;)+COUNTIF([.$C185:.$K185];&quot;sat&quot;)" office:value-type="float" office:value="0" calcext:value-type="float">
            <text:p>0</text:p>
          </table:table-cell>
          <table:table-cell table:formula="of:=COUNTIF([.$C185:.$K185];&quot;-&quot;)+COUNTIF([.$C185:.$K185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186]&gt;0;[.AF186]&gt;0);&quot;soundness!&quot;;IF([.AE186]&gt;0;&quot;unsat&quot;;IF([.$AF186]&gt;0;&quot;sat&quot;;&quot;-&quot;)))" office:value-type="string" office:string-value="sat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/o</text:p>
          </table:table-cell>
          <table:table-cell office:value-type="float" office:value="14.977" calcext:value-type="float">
            <text:p>14.977</text:p>
          </table:table-cell>
          <table:table-cell office:value-type="string" calcext:value-type="string">
            <text:p>t/o</text:p>
          </table:table-cell>
          <table:table-cell office:value-type="float" office:value="15.568789" calcext:value-type="float">
            <text:p>15.568789</text:p>
          </table:table-cell>
          <table:table-cell table:number-columns-repeated="2" office:value-type="string" calcext:value-type="string">
            <text:p>t/o</text:p>
          </table:table-cell>
          <table:table-cell office:value-type="float" office:value="34.331436" calcext:value-type="float">
            <text:p>34.331436</text:p>
          </table:table-cell>
          <table:table-cell table:number-columns-repeated="2" office:value-type="string" calcext:value-type="string">
            <text:p>t/o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../../../benchmarks/QF_FP_R/griggio/fmcad12/test_v5_r5_vr10_c1_s5379.smt2</text:p>
          </table:table-cell>
          <table:table-cell table:formula="of:=COUNTIF([.$C186:.$K186];&quot;unsat&quot;)+COUNTIF([.$C186:.$K186];&quot;unsat&quot;)" office:value-type="float" office:value="0" calcext:value-type="float">
            <text:p>0</text:p>
          </table:table-cell>
          <table:table-cell table:formula="of:=COUNTIF([.$C186:.$K186];&quot;sat&quot;)+COUNTIF([.$C186:.$K186];&quot;sat&quot;)" office:value-type="float" office:value="6" calcext:value-type="float">
            <text:p>6</text:p>
          </table:table-cell>
          <table:table-cell table:formula="of:=COUNTIF([.$C186:.$K186];&quot;-&quot;)+COUNTIF([.$C186:.$K186];&quot;-&quot;)" office:value-type="float" office:value="12" calcext:value-type="float">
            <text:p>12</text:p>
          </table:table-cell>
        </table:table-row>
        <table:table-row table:style-name="ro1">
          <table:table-cell/>
          <table:table-cell table:formula="of:=IF(AND([.AE187]&gt;0;[.AF187]&gt;0);&quot;soundness!&quot;;IF([.AE187]&gt;0;&quot;unsat&quot;;IF([.$AF187]&gt;0;&quot;sat&quot;;&quot;-&quot;)))" office:value-type="string" office:string-value="sat" calcext:value-type="string">
            <text:p>sat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/o</text:p>
          </table:table-cell>
          <table:table-cell office:value-type="float" office:value="6.832" calcext:value-type="float">
            <text:p>6.832</text:p>
          </table:table-cell>
          <table:table-cell office:value-type="float" office:value="34.42375" calcext:value-type="float">
            <text:p>34.42375</text:p>
          </table:table-cell>
          <table:table-cell office:value-type="float" office:value="4.4838314" calcext:value-type="float">
            <text:p>4.4838314</text:p>
          </table:table-cell>
          <table:table-cell office:value-type="string" calcext:value-type="string">
            <text:p>t/o</text:p>
          </table:table-cell>
          <table:table-cell office:value-type="float" office:value="0.052" calcext:value-type="float">
            <text:p>0.052</text:p>
          </table:table-cell>
          <table:table-cell office:value-type="string" calcext:value-type="string">
            <text:p>t/o</text:p>
          </table:table-cell>
          <table:table-cell office:value-type="float" office:value="47.32" calcext:value-type="float">
            <text:p>47.32</text:p>
          </table:table-cell>
          <table:table-cell office:value-type="string" calcext:value-type="string">
            <text:p>t/o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../../../benchmarks/QF_FP_R/griggio/fmcad12/test_v5_r5_vr10_c1_s5996.smt2</text:p>
          </table:table-cell>
          <table:table-cell table:formula="of:=COUNTIF([.$C187:.$K187];&quot;unsat&quot;)+COUNTIF([.$C187:.$K187];&quot;unsat&quot;)" office:value-type="float" office:value="0" calcext:value-type="float">
            <text:p>0</text:p>
          </table:table-cell>
          <table:table-cell table:formula="of:=COUNTIF([.$C187:.$K187];&quot;sat&quot;)+COUNTIF([.$C187:.$K187];&quot;sat&quot;)" office:value-type="float" office:value="10" calcext:value-type="float">
            <text:p>10</text:p>
          </table:table-cell>
          <table:table-cell table:formula="of:=COUNTIF([.$C187:.$K187];&quot;-&quot;)+COUNTIF([.$C187:.$K187];&quot;-&quot;)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IF(AND([.AE188]&gt;0;[.AF188]&gt;0);&quot;soundness!&quot;;IF([.AE188]&gt;0;&quot;unsat&quot;;IF([.$AF188]&gt;0;&quot;sat&quot;;&quot;-&quot;)))" office:value-type="string" office:string-value="sat" calcext:value-type="string">
            <text:p>sat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 office:value-type="string" calcext:value-type="string">
            <text:p>t/o</text:p>
          </table:table-cell>
          <table:table-cell office:value-type="float" office:value="46.652016" calcext:value-type="float">
            <text:p>46.652016</text:p>
          </table:table-cell>
          <table:table-cell table:number-columns-repeated="2" office:value-type="string" calcext:value-type="string">
            <text:p>t/o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../../../benchmarks/QF_FP_R/griggio/fmcad12/test_v5_r5_vr10_c1_s7194.smt2</text:p>
          </table:table-cell>
          <table:table-cell table:formula="of:=COUNTIF([.$C188:.$K188];&quot;unsat&quot;)+COUNTIF([.$C188:.$K188];&quot;unsat&quot;)" office:value-type="float" office:value="0" calcext:value-type="float">
            <text:p>0</text:p>
          </table:table-cell>
          <table:table-cell table:formula="of:=COUNTIF([.$C188:.$K188];&quot;sat&quot;)+COUNTIF([.$C188:.$K188];&quot;sat&quot;)" office:value-type="float" office:value="2" calcext:value-type="float">
            <text:p>2</text:p>
          </table:table-cell>
          <table:table-cell table:formula="of:=COUNTIF([.$C188:.$K188];&quot;-&quot;)+COUNTIF([.$C188:.$K188];&quot;-&quot;)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IF(AND([.AE189]&gt;0;[.AF189]&gt;0);&quot;soundness!&quot;;IF([.AE189]&gt;0;&quot;unsat&quot;;IF([.$AF189]&gt;0;&quot;sat&quot;;&quot;-&quot;)))" office:value-type="string" office:string-value="sat" calcext:value-type="string">
            <text:p>sat</text:p>
          </table:table-cell>
          <table:table-cell table:number-columns-repeated="2" office:value-type="string" calcext:value-type="string">
            <text:p>sat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6.148124" calcext:value-type="float">
            <text:p>6.148124</text:p>
          </table:table-cell>
          <table:table-cell office:value-type="float" office:value="26.67" calcext:value-type="float">
            <text:p>26.67</text:p>
          </table:table-cell>
          <table:table-cell table:number-columns-repeated="7" office:value-type="string" calcext:value-type="string">
            <text:p>t/o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../../../benchmarks/QF_FP_R/griggio/fmcad12/test_v5_r5_vr1_c1_s14623.smt2</text:p>
          </table:table-cell>
          <table:table-cell table:formula="of:=COUNTIF([.$C189:.$K189];&quot;unsat&quot;)+COUNTIF([.$C189:.$K189];&quot;unsat&quot;)" office:value-type="float" office:value="0" calcext:value-type="float">
            <text:p>0</text:p>
          </table:table-cell>
          <table:table-cell table:formula="of:=COUNTIF([.$C189:.$K189];&quot;sat&quot;)+COUNTIF([.$C189:.$K189];&quot;sat&quot;)" office:value-type="float" office:value="4" calcext:value-type="float">
            <text:p>4</text:p>
          </table:table-cell>
          <table:table-cell table:formula="of:=COUNTIF([.$C189:.$K189];&quot;-&quot;)+COUNTIF([.$C189:.$K189];&quot;-&quot;)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IF(AND([.AE190]&gt;0;[.AF190]&gt;0);&quot;soundness!&quot;;IF([.AE190]&gt;0;&quot;unsat&quot;;IF([.$AF190]&gt;0;&quot;sat&quot;;&quot;-&quot;)))" office:value-type="string" office:string-value="sat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t/o</text:p>
          </table:table-cell>
          <table:table-cell office:value-type="float" office:value="14.041" calcext:value-type="float">
            <text:p>14.041</text:p>
          </table:table-cell>
          <table:table-cell table:number-columns-repeated="7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test_v5_r5_vr1_c1_s15604.smt2</text:p>
          </table:table-cell>
          <table:table-cell table:formula="of:=COUNTIF([.$C190:.$K190];&quot;unsat&quot;)+COUNTIF([.$C190:.$K190];&quot;unsat&quot;)" office:value-type="float" office:value="0" calcext:value-type="float">
            <text:p>0</text:p>
          </table:table-cell>
          <table:table-cell table:formula="of:=COUNTIF([.$C190:.$K190];&quot;sat&quot;)+COUNTIF([.$C190:.$K190];&quot;sat&quot;)" office:value-type="float" office:value="2" calcext:value-type="float">
            <text:p>2</text:p>
          </table:table-cell>
          <table:table-cell table:formula="of:=COUNTIF([.$C190:.$K190];&quot;-&quot;)+COUNTIF([.$C190:.$K190];&quot;-&quot;)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IF(AND([.AE191]&gt;0;[.AF191]&gt;0);&quot;soundness!&quot;;IF([.AE191]&gt;0;&quot;unsat&quot;;IF([.$AF191]&gt;0;&quot;sat&quot;;&quot;-&quot;)))" office:value-type="string" office:string-value="sat" calcext:value-type="string">
            <text:p>sat</text:p>
          </table:table-cell>
          <table:table-cell table:number-columns-repeated="2" office:value-type="string" calcext:value-type="string">
            <text:p>sat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3.819034" calcext:value-type="float">
            <text:p>13.819034</text:p>
          </table:table-cell>
          <table:table-cell office:value-type="float" office:value="51.159" calcext:value-type="float">
            <text:p>51.159</text:p>
          </table:table-cell>
          <table:table-cell table:number-columns-repeated="7" office:value-type="string" calcext:value-type="string">
            <text:p>t/o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../../../benchmarks/QF_FP_R/griggio/fmcad12/test_v5_r5_vr1_c1_s16138.smt2</text:p>
          </table:table-cell>
          <table:table-cell table:formula="of:=COUNTIF([.$C191:.$K191];&quot;unsat&quot;)+COUNTIF([.$C191:.$K191];&quot;unsat&quot;)" office:value-type="float" office:value="0" calcext:value-type="float">
            <text:p>0</text:p>
          </table:table-cell>
          <table:table-cell table:formula="of:=COUNTIF([.$C191:.$K191];&quot;sat&quot;)+COUNTIF([.$C191:.$K191];&quot;sat&quot;)" office:value-type="float" office:value="4" calcext:value-type="float">
            <text:p>4</text:p>
          </table:table-cell>
          <table:table-cell table:formula="of:=COUNTIF([.$C191:.$K191];&quot;-&quot;)+COUNTIF([.$C191:.$K191];&quot;-&quot;)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IF(AND([.AE192]&gt;0;[.AF192]&gt;0);&quot;soundness!&quot;;IF([.AE192]&gt;0;&quot;unsat&quot;;IF([.$AF192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test_v5_r5_vr5_c1_s24018.smt2</text:p>
          </table:table-cell>
          <table:table-cell table:formula="of:=COUNTIF([.$C192:.$K192];&quot;unsat&quot;)+COUNTIF([.$C192:.$K192];&quot;unsat&quot;)" office:value-type="float" office:value="0" calcext:value-type="float">
            <text:p>0</text:p>
          </table:table-cell>
          <table:table-cell table:formula="of:=COUNTIF([.$C192:.$K192];&quot;sat&quot;)+COUNTIF([.$C192:.$K192];&quot;sat&quot;)" office:value-type="float" office:value="0" calcext:value-type="float">
            <text:p>0</text:p>
          </table:table-cell>
          <table:table-cell table:formula="of:=COUNTIF([.$C192:.$K192];&quot;-&quot;)+COUNTIF([.$C192:.$K192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193]&gt;0;[.AF193]&gt;0);&quot;soundness!&quot;;IF([.AE193]&gt;0;&quot;unsat&quot;;IF([.$AF193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test_v5_r5_vr5_c1_s2800.smt2</text:p>
          </table:table-cell>
          <table:table-cell table:formula="of:=COUNTIF([.$C193:.$K193];&quot;unsat&quot;)+COUNTIF([.$C193:.$K193];&quot;unsat&quot;)" office:value-type="float" office:value="0" calcext:value-type="float">
            <text:p>0</text:p>
          </table:table-cell>
          <table:table-cell table:formula="of:=COUNTIF([.$C193:.$K193];&quot;sat&quot;)+COUNTIF([.$C193:.$K193];&quot;sat&quot;)" office:value-type="float" office:value="0" calcext:value-type="float">
            <text:p>0</text:p>
          </table:table-cell>
          <table:table-cell table:formula="of:=COUNTIF([.$C193:.$K193];&quot;-&quot;)+COUNTIF([.$C193:.$K193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194]&gt;0;[.AF194]&gt;0);&quot;soundness!&quot;;IF([.AE194]&gt;0;&quot;unsat&quot;;IF([.$AF194]&gt;0;&quot;sat&quot;;&quot;-&quot;)))" office:value-type="string" office:string-value="sat" calcext:value-type="string">
            <text:p>sat</text:p>
          </table:table-cell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1109457" calcext:value-type="float">
            <text:p>6.1109457</text:p>
          </table:table-cell>
          <table:table-cell office:value-type="float" office:value="36.658" calcext:value-type="float">
            <text:p>36.658</text:p>
          </table:table-cell>
          <table:table-cell office:value-type="string" calcext:value-type="string">
            <text:p>t/o</text:p>
          </table:table-cell>
          <table:table-cell office:value-type="float" office:value="17.505648" calcext:value-type="float">
            <text:p>17.505648</text:p>
          </table:table-cell>
          <table:table-cell table:number-columns-repeated="2" office:value-type="string" calcext:value-type="string">
            <text:p>t/o</text:p>
          </table:table-cell>
          <table:table-cell office:value-type="float" office:value="7.5527306" calcext:value-type="float">
            <text:p>7.5527306</text:p>
          </table:table-cell>
          <table:table-cell table:number-columns-repeated="2" office:value-type="string" calcext:value-type="string">
            <text:p>t/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../../../benchmarks/QF_FP_R/griggio/fmcad12/test_v5_r5_vr5_c1_s9855.smt2</text:p>
          </table:table-cell>
          <table:table-cell table:formula="of:=COUNTIF([.$C194:.$K194];&quot;unsat&quot;)+COUNTIF([.$C194:.$K194];&quot;unsat&quot;)" office:value-type="float" office:value="0" calcext:value-type="float">
            <text:p>0</text:p>
          </table:table-cell>
          <table:table-cell table:formula="of:=COUNTIF([.$C194:.$K194];&quot;sat&quot;)+COUNTIF([.$C194:.$K194];&quot;sat&quot;)" office:value-type="float" office:value="8" calcext:value-type="float">
            <text:p>8</text:p>
          </table:table-cell>
          <table:table-cell table:formula="of:=COUNTIF([.$C194:.$K194];&quot;-&quot;)+COUNTIF([.$C194:.$K194];&quot;-&quot;)"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IF(AND([.AE195]&gt;0;[.AF195]&gt;0);&quot;soundness!&quot;;IF([.AE195]&gt;0;&quot;unsat&quot;;IF([.$AF195]&gt;0;&quot;sat&quot;;&quot;-&quot;)))" office:value-type="string" office:string-value="sat" calcext:value-type="string">
            <text:p>sa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 office:value-type="string" calcext:value-type="string">
            <text:p>t/o</text:p>
          </table:table-cell>
          <table:table-cell office:value-type="float" office:value="41.59407" calcext:value-type="float">
            <text:p>41.59407</text:p>
          </table:table-cell>
          <table:table-cell table:number-columns-repeated="5" office:value-type="string" calcext:value-type="string">
            <text:p>t/o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../../../benchmarks/QF_FP_R/griggio/fmcad12/test_v7_r12_vr10_c1_s15994.smt2</text:p>
          </table:table-cell>
          <table:table-cell table:formula="of:=COUNTIF([.$C195:.$K195];&quot;unsat&quot;)+COUNTIF([.$C195:.$K195];&quot;unsat&quot;)" office:value-type="float" office:value="0" calcext:value-type="float">
            <text:p>0</text:p>
          </table:table-cell>
          <table:table-cell table:formula="of:=COUNTIF([.$C195:.$K195];&quot;sat&quot;)+COUNTIF([.$C195:.$K195];&quot;sat&quot;)" office:value-type="float" office:value="2" calcext:value-type="float">
            <text:p>2</text:p>
          </table:table-cell>
          <table:table-cell table:formula="of:=COUNTIF([.$C195:.$K195];&quot;-&quot;)+COUNTIF([.$C195:.$K195];&quot;-&quot;)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IF(AND([.AE196]&gt;0;[.AF196]&gt;0);&quot;soundness!&quot;;IF([.AE196]&gt;0;&quot;unsat&quot;;IF([.$AF196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test_v7_r12_vr10_c1_s18160.smt2</text:p>
          </table:table-cell>
          <table:table-cell table:formula="of:=COUNTIF([.$C196:.$K196];&quot;unsat&quot;)+COUNTIF([.$C196:.$K196];&quot;unsat&quot;)" office:value-type="float" office:value="0" calcext:value-type="float">
            <text:p>0</text:p>
          </table:table-cell>
          <table:table-cell table:formula="of:=COUNTIF([.$C196:.$K196];&quot;sat&quot;)+COUNTIF([.$C196:.$K196];&quot;sat&quot;)" office:value-type="float" office:value="0" calcext:value-type="float">
            <text:p>0</text:p>
          </table:table-cell>
          <table:table-cell table:formula="of:=COUNTIF([.$C196:.$K196];&quot;-&quot;)+COUNTIF([.$C196:.$K196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197]&gt;0;[.AF197]&gt;0);&quot;soundness!&quot;;IF([.AE197]&gt;0;&quot;unsat&quot;;IF([.$AF197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test_v7_r12_vr10_c1_s30410.smt2</text:p>
          </table:table-cell>
          <table:table-cell table:formula="of:=COUNTIF([.$C197:.$K197];&quot;unsat&quot;)+COUNTIF([.$C197:.$K197];&quot;unsat&quot;)" office:value-type="float" office:value="0" calcext:value-type="float">
            <text:p>0</text:p>
          </table:table-cell>
          <table:table-cell table:formula="of:=COUNTIF([.$C197:.$K197];&quot;sat&quot;)+COUNTIF([.$C197:.$K197];&quot;sat&quot;)" office:value-type="float" office:value="0" calcext:value-type="float">
            <text:p>0</text:p>
          </table:table-cell>
          <table:table-cell table:formula="of:=COUNTIF([.$C197:.$K197];&quot;-&quot;)+COUNTIF([.$C197:.$K197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198]&gt;0;[.AF198]&gt;0);&quot;soundness!&quot;;IF([.AE198]&gt;0;&quot;unsat&quot;;IF([.$AF198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test_v7_r12_vr1_c1_s10576.smt2</text:p>
          </table:table-cell>
          <table:table-cell table:formula="of:=COUNTIF([.$C198:.$K198];&quot;unsat&quot;)+COUNTIF([.$C198:.$K198];&quot;unsat&quot;)" office:value-type="float" office:value="0" calcext:value-type="float">
            <text:p>0</text:p>
          </table:table-cell>
          <table:table-cell table:formula="of:=COUNTIF([.$C198:.$K198];&quot;sat&quot;)+COUNTIF([.$C198:.$K198];&quot;sat&quot;)" office:value-type="float" office:value="0" calcext:value-type="float">
            <text:p>0</text:p>
          </table:table-cell>
          <table:table-cell table:formula="of:=COUNTIF([.$C198:.$K198];&quot;-&quot;)+COUNTIF([.$C198:.$K198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199]&gt;0;[.AF199]&gt;0);&quot;soundness!&quot;;IF([.AE199]&gt;0;&quot;unsat&quot;;IF([.$AF199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test_v7_r12_vr1_c1_s22787.smt2</text:p>
          </table:table-cell>
          <table:table-cell table:formula="of:=COUNTIF([.$C199:.$K199];&quot;unsat&quot;)+COUNTIF([.$C199:.$K199];&quot;unsat&quot;)" office:value-type="float" office:value="0" calcext:value-type="float">
            <text:p>0</text:p>
          </table:table-cell>
          <table:table-cell table:formula="of:=COUNTIF([.$C199:.$K199];&quot;sat&quot;)+COUNTIF([.$C199:.$K199];&quot;sat&quot;)" office:value-type="float" office:value="0" calcext:value-type="float">
            <text:p>0</text:p>
          </table:table-cell>
          <table:table-cell table:formula="of:=COUNTIF([.$C199:.$K199];&quot;-&quot;)+COUNTIF([.$C199:.$K199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200]&gt;0;[.AF200]&gt;0);&quot;soundness!&quot;;IF([.AE200]&gt;0;&quot;unsat&quot;;IF([.$AF200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test_v7_r12_vr1_c1_s703.smt2</text:p>
          </table:table-cell>
          <table:table-cell table:formula="of:=COUNTIF([.$C200:.$K200];&quot;unsat&quot;)+COUNTIF([.$C200:.$K200];&quot;unsat&quot;)" office:value-type="float" office:value="0" calcext:value-type="float">
            <text:p>0</text:p>
          </table:table-cell>
          <table:table-cell table:formula="of:=COUNTIF([.$C200:.$K200];&quot;sat&quot;)+COUNTIF([.$C200:.$K200];&quot;sat&quot;)" office:value-type="float" office:value="0" calcext:value-type="float">
            <text:p>0</text:p>
          </table:table-cell>
          <table:table-cell table:formula="of:=COUNTIF([.$C200:.$K200];&quot;-&quot;)+COUNTIF([.$C200:.$K200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201]&gt;0;[.AF201]&gt;0);&quot;soundness!&quot;;IF([.AE201]&gt;0;&quot;unsat&quot;;IF([.$AF201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test_v7_r12_vr5_c1_s14336.smt2</text:p>
          </table:table-cell>
          <table:table-cell table:formula="of:=COUNTIF([.$C201:.$K201];&quot;unsat&quot;)+COUNTIF([.$C201:.$K201];&quot;unsat&quot;)" office:value-type="float" office:value="0" calcext:value-type="float">
            <text:p>0</text:p>
          </table:table-cell>
          <table:table-cell table:formula="of:=COUNTIF([.$C201:.$K201];&quot;sat&quot;)+COUNTIF([.$C201:.$K201];&quot;sat&quot;)" office:value-type="float" office:value="0" calcext:value-type="float">
            <text:p>0</text:p>
          </table:table-cell>
          <table:table-cell table:formula="of:=COUNTIF([.$C201:.$K201];&quot;-&quot;)+COUNTIF([.$C201:.$K201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202]&gt;0;[.AF202]&gt;0);&quot;soundness!&quot;;IF([.AE202]&gt;0;&quot;unsat&quot;;IF([.$AF202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test_v7_r12_vr5_c1_s29826.smt2</text:p>
          </table:table-cell>
          <table:table-cell table:formula="of:=COUNTIF([.$C202:.$K202];&quot;unsat&quot;)+COUNTIF([.$C202:.$K202];&quot;unsat&quot;)" office:value-type="float" office:value="0" calcext:value-type="float">
            <text:p>0</text:p>
          </table:table-cell>
          <table:table-cell table:formula="of:=COUNTIF([.$C202:.$K202];&quot;sat&quot;)+COUNTIF([.$C202:.$K202];&quot;sat&quot;)" office:value-type="float" office:value="0" calcext:value-type="float">
            <text:p>0</text:p>
          </table:table-cell>
          <table:table-cell table:formula="of:=COUNTIF([.$C202:.$K202];&quot;-&quot;)+COUNTIF([.$C202:.$K202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203]&gt;0;[.AF203]&gt;0);&quot;soundness!&quot;;IF([.AE203]&gt;0;&quot;unsat&quot;;IF([.$AF203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test_v7_r12_vr5_c1_s8938.smt2</text:p>
          </table:table-cell>
          <table:table-cell table:formula="of:=COUNTIF([.$C203:.$K203];&quot;unsat&quot;)+COUNTIF([.$C203:.$K203];&quot;unsat&quot;)" office:value-type="float" office:value="0" calcext:value-type="float">
            <text:p>0</text:p>
          </table:table-cell>
          <table:table-cell table:formula="of:=COUNTIF([.$C203:.$K203];&quot;sat&quot;)+COUNTIF([.$C203:.$K203];&quot;sat&quot;)" office:value-type="float" office:value="0" calcext:value-type="float">
            <text:p>0</text:p>
          </table:table-cell>
          <table:table-cell table:formula="of:=COUNTIF([.$C203:.$K203];&quot;-&quot;)+COUNTIF([.$C203:.$K203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204]&gt;0;[.AF204]&gt;0);&quot;soundness!&quot;;IF([.AE204]&gt;0;&quot;unsat&quot;;IF([.$AF204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test_v7_r17_vr10_c1_s18654.smt2</text:p>
          </table:table-cell>
          <table:table-cell table:formula="of:=COUNTIF([.$C204:.$K204];&quot;unsat&quot;)+COUNTIF([.$C204:.$K204];&quot;unsat&quot;)" office:value-type="float" office:value="0" calcext:value-type="float">
            <text:p>0</text:p>
          </table:table-cell>
          <table:table-cell table:formula="of:=COUNTIF([.$C204:.$K204];&quot;sat&quot;)+COUNTIF([.$C204:.$K204];&quot;sat&quot;)" office:value-type="float" office:value="0" calcext:value-type="float">
            <text:p>0</text:p>
          </table:table-cell>
          <table:table-cell table:formula="of:=COUNTIF([.$C204:.$K204];&quot;-&quot;)+COUNTIF([.$C204:.$K204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205]&gt;0;[.AF205]&gt;0);&quot;soundness!&quot;;IF([.AE205]&gt;0;&quot;unsat&quot;;IF([.$AF205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test_v7_r17_vr10_c1_s3680.smt2</text:p>
          </table:table-cell>
          <table:table-cell table:formula="of:=COUNTIF([.$C205:.$K205];&quot;unsat&quot;)+COUNTIF([.$C205:.$K205];&quot;unsat&quot;)" office:value-type="float" office:value="0" calcext:value-type="float">
            <text:p>0</text:p>
          </table:table-cell>
          <table:table-cell table:formula="of:=COUNTIF([.$C205:.$K205];&quot;sat&quot;)+COUNTIF([.$C205:.$K205];&quot;sat&quot;)" office:value-type="float" office:value="0" calcext:value-type="float">
            <text:p>0</text:p>
          </table:table-cell>
          <table:table-cell table:formula="of:=COUNTIF([.$C205:.$K205];&quot;-&quot;)+COUNTIF([.$C205:.$K205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206]&gt;0;[.AF206]&gt;0);&quot;soundness!&quot;;IF([.AE206]&gt;0;&quot;unsat&quot;;IF([.$AF206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test_v7_r17_vr10_c1_s8773.smt2</text:p>
          </table:table-cell>
          <table:table-cell table:formula="of:=COUNTIF([.$C206:.$K206];&quot;unsat&quot;)+COUNTIF([.$C206:.$K206];&quot;unsat&quot;)" office:value-type="float" office:value="0" calcext:value-type="float">
            <text:p>0</text:p>
          </table:table-cell>
          <table:table-cell table:formula="of:=COUNTIF([.$C206:.$K206];&quot;sat&quot;)+COUNTIF([.$C206:.$K206];&quot;sat&quot;)" office:value-type="float" office:value="0" calcext:value-type="float">
            <text:p>0</text:p>
          </table:table-cell>
          <table:table-cell table:formula="of:=COUNTIF([.$C206:.$K206];&quot;-&quot;)+COUNTIF([.$C206:.$K206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207]&gt;0;[.AF207]&gt;0);&quot;soundness!&quot;;IF([.AE207]&gt;0;&quot;unsat&quot;;IF([.$AF207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test_v7_r17_vr1_c1_s23882.smt2</text:p>
          </table:table-cell>
          <table:table-cell table:formula="of:=COUNTIF([.$C207:.$K207];&quot;unsat&quot;)+COUNTIF([.$C207:.$K207];&quot;unsat&quot;)" office:value-type="float" office:value="0" calcext:value-type="float">
            <text:p>0</text:p>
          </table:table-cell>
          <table:table-cell table:formula="of:=COUNTIF([.$C207:.$K207];&quot;sat&quot;)+COUNTIF([.$C207:.$K207];&quot;sat&quot;)" office:value-type="float" office:value="0" calcext:value-type="float">
            <text:p>0</text:p>
          </table:table-cell>
          <table:table-cell table:formula="of:=COUNTIF([.$C207:.$K207];&quot;-&quot;)+COUNTIF([.$C207:.$K207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208]&gt;0;[.AF208]&gt;0);&quot;soundness!&quot;;IF([.AE208]&gt;0;&quot;unsat&quot;;IF([.$AF208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test_v7_r17_vr1_c1_s24331.smt2</text:p>
          </table:table-cell>
          <table:table-cell table:formula="of:=COUNTIF([.$C208:.$K208];&quot;unsat&quot;)+COUNTIF([.$C208:.$K208];&quot;unsat&quot;)" office:value-type="float" office:value="0" calcext:value-type="float">
            <text:p>0</text:p>
          </table:table-cell>
          <table:table-cell table:formula="of:=COUNTIF([.$C208:.$K208];&quot;sat&quot;)+COUNTIF([.$C208:.$K208];&quot;sat&quot;)" office:value-type="float" office:value="0" calcext:value-type="float">
            <text:p>0</text:p>
          </table:table-cell>
          <table:table-cell table:formula="of:=COUNTIF([.$C208:.$K208];&quot;-&quot;)+COUNTIF([.$C208:.$K208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209]&gt;0;[.AF209]&gt;0);&quot;soundness!&quot;;IF([.AE209]&gt;0;&quot;unsat&quot;;IF([.$AF209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test_v7_r17_vr1_c1_s30331.smt2</text:p>
          </table:table-cell>
          <table:table-cell table:formula="of:=COUNTIF([.$C209:.$K209];&quot;unsat&quot;)+COUNTIF([.$C209:.$K209];&quot;unsat&quot;)" office:value-type="float" office:value="0" calcext:value-type="float">
            <text:p>0</text:p>
          </table:table-cell>
          <table:table-cell table:formula="of:=COUNTIF([.$C209:.$K209];&quot;sat&quot;)+COUNTIF([.$C209:.$K209];&quot;sat&quot;)" office:value-type="float" office:value="0" calcext:value-type="float">
            <text:p>0</text:p>
          </table:table-cell>
          <table:table-cell table:formula="of:=COUNTIF([.$C209:.$K209];&quot;-&quot;)+COUNTIF([.$C209:.$K209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210]&gt;0;[.AF210]&gt;0);&quot;soundness!&quot;;IF([.AE210]&gt;0;&quot;unsat&quot;;IF([.$AF210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test_v7_r17_vr5_c1_s25451.smt2</text:p>
          </table:table-cell>
          <table:table-cell table:formula="of:=COUNTIF([.$C210:.$K210];&quot;unsat&quot;)+COUNTIF([.$C210:.$K210];&quot;unsat&quot;)" office:value-type="float" office:value="0" calcext:value-type="float">
            <text:p>0</text:p>
          </table:table-cell>
          <table:table-cell table:formula="of:=COUNTIF([.$C210:.$K210];&quot;sat&quot;)+COUNTIF([.$C210:.$K210];&quot;sat&quot;)" office:value-type="float" office:value="0" calcext:value-type="float">
            <text:p>0</text:p>
          </table:table-cell>
          <table:table-cell table:formula="of:=COUNTIF([.$C210:.$K210];&quot;-&quot;)+COUNTIF([.$C210:.$K210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211]&gt;0;[.AF211]&gt;0);&quot;soundness!&quot;;IF([.AE211]&gt;0;&quot;unsat&quot;;IF([.$AF211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test_v7_r17_vr5_c1_s2807.smt2</text:p>
          </table:table-cell>
          <table:table-cell table:formula="of:=COUNTIF([.$C211:.$K211];&quot;unsat&quot;)+COUNTIF([.$C211:.$K211];&quot;unsat&quot;)" office:value-type="float" office:value="0" calcext:value-type="float">
            <text:p>0</text:p>
          </table:table-cell>
          <table:table-cell table:formula="of:=COUNTIF([.$C211:.$K211];&quot;sat&quot;)+COUNTIF([.$C211:.$K211];&quot;sat&quot;)" office:value-type="float" office:value="0" calcext:value-type="float">
            <text:p>0</text:p>
          </table:table-cell>
          <table:table-cell table:formula="of:=COUNTIF([.$C211:.$K211];&quot;-&quot;)+COUNTIF([.$C211:.$K211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212]&gt;0;[.AF212]&gt;0);&quot;soundness!&quot;;IF([.AE212]&gt;0;&quot;unsat&quot;;IF([.$AF212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test_v7_r17_vr5_c1_s4772.smt2</text:p>
          </table:table-cell>
          <table:table-cell table:formula="of:=COUNTIF([.$C212:.$K212];&quot;unsat&quot;)+COUNTIF([.$C212:.$K212];&quot;unsat&quot;)" office:value-type="float" office:value="0" calcext:value-type="float">
            <text:p>0</text:p>
          </table:table-cell>
          <table:table-cell table:formula="of:=COUNTIF([.$C212:.$K212];&quot;sat&quot;)+COUNTIF([.$C212:.$K212];&quot;sat&quot;)" office:value-type="float" office:value="0" calcext:value-type="float">
            <text:p>0</text:p>
          </table:table-cell>
          <table:table-cell table:formula="of:=COUNTIF([.$C212:.$K212];&quot;-&quot;)+COUNTIF([.$C212:.$K212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213]&gt;0;[.AF213]&gt;0);&quot;soundness!&quot;;IF([.AE213]&gt;0;&quot;unsat&quot;;IF([.$AF213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test_v7_r7_vr10_c1_s10625.smt2</text:p>
          </table:table-cell>
          <table:table-cell table:formula="of:=COUNTIF([.$C213:.$K213];&quot;unsat&quot;)+COUNTIF([.$C213:.$K213];&quot;unsat&quot;)" office:value-type="float" office:value="0" calcext:value-type="float">
            <text:p>0</text:p>
          </table:table-cell>
          <table:table-cell table:formula="of:=COUNTIF([.$C213:.$K213];&quot;sat&quot;)+COUNTIF([.$C213:.$K213];&quot;sat&quot;)" office:value-type="float" office:value="0" calcext:value-type="float">
            <text:p>0</text:p>
          </table:table-cell>
          <table:table-cell table:formula="of:=COUNTIF([.$C213:.$K213];&quot;-&quot;)+COUNTIF([.$C213:.$K213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214]&gt;0;[.AF214]&gt;0);&quot;soundness!&quot;;IF([.AE214]&gt;0;&quot;unsat&quot;;IF([.$AF214]&gt;0;&quot;sat&quot;;&quot;-&quot;)))" office:value-type="string" office:string-value="sat" calcext:value-type="string">
            <text:p>sa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 office:value-type="string" calcext:value-type="string">
            <text:p>t/o</text:p>
          </table:table-cell>
          <table:table-cell office:value-type="float" office:value="15.616994" calcext:value-type="float">
            <text:p>15.616994</text:p>
          </table:table-cell>
          <table:table-cell table:number-columns-repeated="5" office:value-type="string" calcext:value-type="string">
            <text:p>t/o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../../../benchmarks/QF_FP_R/griggio/fmcad12/test_v7_r7_vr10_c1_s24535.smt2</text:p>
          </table:table-cell>
          <table:table-cell table:formula="of:=COUNTIF([.$C214:.$K214];&quot;unsat&quot;)+COUNTIF([.$C214:.$K214];&quot;unsat&quot;)" office:value-type="float" office:value="0" calcext:value-type="float">
            <text:p>0</text:p>
          </table:table-cell>
          <table:table-cell table:formula="of:=COUNTIF([.$C214:.$K214];&quot;sat&quot;)+COUNTIF([.$C214:.$K214];&quot;sat&quot;)" office:value-type="float" office:value="2" calcext:value-type="float">
            <text:p>2</text:p>
          </table:table-cell>
          <table:table-cell table:formula="of:=COUNTIF([.$C214:.$K214];&quot;-&quot;)+COUNTIF([.$C214:.$K214];&quot;-&quot;)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IF(AND([.AE215]&gt;0;[.AF215]&gt;0);&quot;soundness!&quot;;IF([.AE215]&gt;0;&quot;unsat&quot;;IF([.$AF215]&gt;0;&quot;sat&quot;;&quot;-&quot;)))" office:value-type="string" office:string-value="sat" calcext:value-type="string">
            <text:p>sat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 office:value-type="string" calcext:value-type="string">
            <text:p>t/o</text:p>
          </table:table-cell>
          <table:table-cell office:value-type="float" office:value="56.24591" calcext:value-type="float">
            <text:p>56.24591</text:p>
          </table:table-cell>
          <table:table-cell table:number-columns-repeated="2" office:value-type="string" calcext:value-type="string">
            <text:p>t/o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../../../benchmarks/QF_FP_R/griggio/fmcad12/test_v7_r7_vr10_c1_s32506.smt2</text:p>
          </table:table-cell>
          <table:table-cell table:formula="of:=COUNTIF([.$C215:.$K215];&quot;unsat&quot;)+COUNTIF([.$C215:.$K215];&quot;unsat&quot;)" office:value-type="float" office:value="0" calcext:value-type="float">
            <text:p>0</text:p>
          </table:table-cell>
          <table:table-cell table:formula="of:=COUNTIF([.$C215:.$K215];&quot;sat&quot;)+COUNTIF([.$C215:.$K215];&quot;sat&quot;)" office:value-type="float" office:value="2" calcext:value-type="float">
            <text:p>2</text:p>
          </table:table-cell>
          <table:table-cell table:formula="of:=COUNTIF([.$C215:.$K215];&quot;-&quot;)+COUNTIF([.$C215:.$K215];&quot;-&quot;)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IF(AND([.AE216]&gt;0;[.AF216]&gt;0);&quot;soundness!&quot;;IF([.AE216]&gt;0;&quot;unsat&quot;;IF([.$AF216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test_v7_r7_vr1_c1_s22845.smt2</text:p>
          </table:table-cell>
          <table:table-cell table:formula="of:=COUNTIF([.$C216:.$K216];&quot;unsat&quot;)+COUNTIF([.$C216:.$K216];&quot;unsat&quot;)" office:value-type="float" office:value="0" calcext:value-type="float">
            <text:p>0</text:p>
          </table:table-cell>
          <table:table-cell table:formula="of:=COUNTIF([.$C216:.$K216];&quot;sat&quot;)+COUNTIF([.$C216:.$K216];&quot;sat&quot;)" office:value-type="float" office:value="0" calcext:value-type="float">
            <text:p>0</text:p>
          </table:table-cell>
          <table:table-cell table:formula="of:=COUNTIF([.$C216:.$K216];&quot;-&quot;)+COUNTIF([.$C216:.$K216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217]&gt;0;[.AF217]&gt;0);&quot;soundness!&quot;;IF([.AE217]&gt;0;&quot;unsat&quot;;IF([.$AF217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test_v7_r7_vr1_c1_s24449.smt2</text:p>
          </table:table-cell>
          <table:table-cell table:formula="of:=COUNTIF([.$C217:.$K217];&quot;unsat&quot;)+COUNTIF([.$C217:.$K217];&quot;unsat&quot;)" office:value-type="float" office:value="0" calcext:value-type="float">
            <text:p>0</text:p>
          </table:table-cell>
          <table:table-cell table:formula="of:=COUNTIF([.$C217:.$K217];&quot;sat&quot;)+COUNTIF([.$C217:.$K217];&quot;sat&quot;)" office:value-type="float" office:value="0" calcext:value-type="float">
            <text:p>0</text:p>
          </table:table-cell>
          <table:table-cell table:formula="of:=COUNTIF([.$C217:.$K217];&quot;-&quot;)+COUNTIF([.$C217:.$K217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218]&gt;0;[.AF218]&gt;0);&quot;soundness!&quot;;IF([.AE218]&gt;0;&quot;unsat&quot;;IF([.$AF218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test_v7_r7_vr1_c1_s4574.smt2</text:p>
          </table:table-cell>
          <table:table-cell table:formula="of:=COUNTIF([.$C218:.$K218];&quot;unsat&quot;)+COUNTIF([.$C218:.$K218];&quot;unsat&quot;)" office:value-type="float" office:value="0" calcext:value-type="float">
            <text:p>0</text:p>
          </table:table-cell>
          <table:table-cell table:formula="of:=COUNTIF([.$C218:.$K218];&quot;sat&quot;)+COUNTIF([.$C218:.$K218];&quot;sat&quot;)" office:value-type="float" office:value="0" calcext:value-type="float">
            <text:p>0</text:p>
          </table:table-cell>
          <table:table-cell table:formula="of:=COUNTIF([.$C218:.$K218];&quot;-&quot;)+COUNTIF([.$C218:.$K218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219]&gt;0;[.AF219]&gt;0);&quot;soundness!&quot;;IF([.AE219]&gt;0;&quot;unsat&quot;;IF([.$AF219]&gt;0;&quot;sat&quot;;&quot;-&quot;)))" office:value-type="string" office:string-value="sat" calcext:value-type="string">
            <text:p>sa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string" calcext:value-type="string">
            <text:p>t/o</text:p>
          </table:table-cell>
          <table:table-cell office:value-type="float" office:value="43.910503" calcext:value-type="float">
            <text:p>43.910503</text:p>
          </table:table-cell>
          <table:table-cell table:number-columns-repeated="2" office:value-type="string" calcext:value-type="string">
            <text:p>t/o</text:p>
          </table:table-cell>
          <table:table-cell office:value-type="float" office:value="11.773634" calcext:value-type="float">
            <text:p>11.773634</text:p>
          </table:table-cell>
          <table:table-cell table:number-columns-repeated="2" office:value-type="string" calcext:value-type="string">
            <text:p>t/o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../../../benchmarks/QF_FP_R/griggio/fmcad12/test_v7_r7_vr5_c1_s14675.smt2</text:p>
          </table:table-cell>
          <table:table-cell table:formula="of:=COUNTIF([.$C219:.$K219];&quot;unsat&quot;)+COUNTIF([.$C219:.$K219];&quot;unsat&quot;)" office:value-type="float" office:value="0" calcext:value-type="float">
            <text:p>0</text:p>
          </table:table-cell>
          <table:table-cell table:formula="of:=COUNTIF([.$C219:.$K219];&quot;sat&quot;)+COUNTIF([.$C219:.$K219];&quot;sat&quot;)" office:value-type="float" office:value="4" calcext:value-type="float">
            <text:p>4</text:p>
          </table:table-cell>
          <table:table-cell table:formula="of:=COUNTIF([.$C219:.$K219];&quot;-&quot;)+COUNTIF([.$C219:.$K219];&quot;-&quot;)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IF(AND([.AE220]&gt;0;[.AF220]&gt;0);&quot;soundness!&quot;;IF([.AE220]&gt;0;&quot;unsat&quot;;IF([.$AF220]&gt;0;&quot;sat&quot;;&quot;-&quot;)))" office:value-type="string" office:string-value="-" calcext:value-type="string">
            <text:p>-</text:p>
          </table:table-cell>
          <table:table-cell table:number-columns-repeated="9" office:value-type="string" calcext:value-type="string">
            <text:p>-</text:p>
          </table:table-cell>
          <table:table-cell table:number-columns-repeated="9" office:value-type="string" calcext:value-type="string">
            <text:p>t/o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./../../benchmarks/QF_FP_R/griggio/fmcad12/test_v7_r7_vr5_c1_s19694.smt2</text:p>
          </table:table-cell>
          <table:table-cell table:formula="of:=COUNTIF([.$C220:.$K220];&quot;unsat&quot;)+COUNTIF([.$C220:.$K220];&quot;unsat&quot;)" office:value-type="float" office:value="0" calcext:value-type="float">
            <text:p>0</text:p>
          </table:table-cell>
          <table:table-cell table:formula="of:=COUNTIF([.$C220:.$K220];&quot;sat&quot;)+COUNTIF([.$C220:.$K220];&quot;sat&quot;)" office:value-type="float" office:value="0" calcext:value-type="float">
            <text:p>0</text:p>
          </table:table-cell>
          <table:table-cell table:formula="of:=COUNTIF([.$C220:.$K220];&quot;-&quot;)+COUNTIF([.$C220:.$K220];&quot;-&quot;)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IF(AND([.AE221]&gt;0;[.AF221]&gt;0);&quot;soundness!&quot;;IF([.AE221]&gt;0;&quot;unsat&quot;;IF([.$AF221]&gt;0;&quot;sat&quot;;&quot;-&quot;)))" office:value-type="string" office:string-value="sat" calcext:value-type="string">
            <text:p>sa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t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string" calcext:value-type="string">
            <text:p>t/o</text:p>
          </table:table-cell>
          <table:table-cell office:value-type="float" office:value="29.897882" calcext:value-type="float">
            <text:p>29.897882</text:p>
          </table:table-cell>
          <table:table-cell table:number-columns-repeated="2" office:value-type="string" calcext:value-type="string">
            <text:p>t/o</text:p>
          </table:table-cell>
          <table:table-cell office:value-type="float" office:value="17.330853" calcext:value-type="float">
            <text:p>17.330853</text:p>
          </table:table-cell>
          <table:table-cell table:number-columns-repeated="2" office:value-type="string" calcext:value-type="string">
            <text:p>t/o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../../../benchmarks/QF_FP_R/griggio/fmcad12/test_v7_r7_vr5_c1_s3582.smt2</text:p>
          </table:table-cell>
          <table:table-cell table:formula="of:=COUNTIF([.$C221:.$K221];&quot;unsat&quot;)+COUNTIF([.$C221:.$K221];&quot;unsat&quot;)" office:value-type="float" office:value="0" calcext:value-type="float">
            <text:p>0</text:p>
          </table:table-cell>
          <table:table-cell table:formula="of:=COUNTIF([.$C221:.$K221];&quot;sat&quot;)+COUNTIF([.$C221:.$K221];&quot;sat&quot;)" office:value-type="float" office:value="4" calcext:value-type="float">
            <text:p>4</text:p>
          </table:table-cell>
          <table:table-cell table:formula="of:=COUNTIF([.$C221:.$K221];&quot;-&quot;)+COUNTIF([.$C221:.$K221];&quot;-&quot;)"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0T12:20:23.517206720</dc:date>
    <meta:editing-duration>PT35M39S</meta:editing-duration>
    <meta:editing-cycles>5</meta:editing-cycles>
    <meta:generator>LibreOffice/5.1.4.2$Linux_X86_64 LibreOffice_project/10m0$Build-2</meta:generator>
    <meta:document-statistic meta:table-count="1" meta:cell-count="6923" meta:object-count="0"/>
  </office:meta>
</office:document-meta>
</file>